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nonymous</text:span><text:span text:style-name="T1">: </text:span><text:span text:style-name="T1">Mirrors</text:span></text:p>
      <text:p text:style-name="P2"/>
      <text:p text:style-name="P1"><text:span text:style-name="T1">For</text:span><text:span text:style-name="T1"> </text:span><text:span text:style-name="T1">the</text:span><text:span text:style-name="T1"> </text:span><text:span text:style-name="T1">hacker</text:span><text:span text:style-name="T1"> </text:span><text:span text:style-name="T1">collective</text:span><text:span text:style-name="T1"> </text:span><text:span text:style-name="T1">Anonymous</text:span><text:span text:style-name="T1">, </text:span><text:span text:style-name="T1">mirroring</text:span><text:span text:style-name="T1"> </text:span><text:span text:style-name="T1">is</text:span><text:span text:style-name="T1"> </text:span><text:span text:style-name="T1">a</text:span><text:span text:style-name="T1"> </text:span><text:span text:style-name="T1">practice</text:span><text:span text:style-name="T1"> </text:span><text:span text:style-name="T1">that</text:span><text:span text:style-name="T1"> </text:span><text:span text:style-name="T1">exploits</text:span><text:span text:style-name="T1"> </text:span><text:span text:style-name="T1">the</text:span><text:span text:style-name="T1"> </text:span><text:span text:style-name="T1">decentralization</text:span><text:span text:style-name="T1"> </text:span><text:span text:style-name="T1">of</text:span><text:span text:style-name="T1"> </text:span><text:span text:style-name="T1">networks</text:span><text:span text:style-name="T1"> </text:span><text:span text:style-name="T1">and</text:span><text:span text:style-name="T1"> </text:span><text:span text:style-name="T1">the</text:span><text:span text:style-name="T1"> </text:span><text:span text:style-name="T1">replicability</text:span><text:span text:style-name="T1"> </text:span><text:span text:style-name="T1">of</text:span><text:span text:style-name="T1"> </text:span><text:span text:style-name="T1">data</text:span><text:span text:style-name="T1"> </text:span><text:span text:style-name="T1">to</text:span><text:span text:style-name="T1"> </text:span><text:span text:style-name="T1">maximize</text:span><text:span text:style-name="T1"> </text:span><text:span text:style-name="T1">visibility</text:span><text:span text:style-name="T1"> </text:span><text:span text:style-name="T1">and</text:span><text:span text:style-name="T1"> </text:span><text:span text:style-name="T1">resist</text:span><text:span text:style-name="T1"> </text:span><text:span text:style-name="T1">erasure</text:span><text:span text:style-name="T1"> </text:span><text:span text:style-name="T1">through</text:span><text:span text:style-name="T1"> </text:span><text:span text:style-name="T1">censorship</text:span><text:span text:style-name="T1">. </text:span><text:span text:style-name="T1">Mirrors</text:span><text:span text:style-name="T1"> </text:span><text:span text:style-name="T1">occur</text:span><text:span text:style-name="T1"> </text:span><text:span text:style-name="T1">in</text:span><text:span text:style-name="T1"> </text:span><text:span text:style-name="T1">videos</text:span><text:span text:style-name="T1"> </text:span><text:span text:style-name="T1">and</text:span><text:span text:style-name="T1"> </text:span><text:span text:style-name="T1">user</text:span><text:span text:style-name="T1"> </text:span><text:span text:style-name="T1">accounts</text:span><text:span text:style-name="T1">; </text:span><text:span text:style-name="T1">they</text:span><text:span text:style-name="T1"> </text:span><text:span text:style-name="T1">are</text:span><text:span text:style-name="T1"> </text:span><text:span text:style-name="T1">also</text:span><text:span text:style-name="T1"> </text:span><text:span text:style-name="T1">symbols</text:span><text:span text:style-name="T1"> </text:span><text:span text:style-name="T1">in</text:span><text:span text:style-name="T1"> </text:span><text:span text:style-name="T1">discourses</text:span><text:span text:style-name="T1"> </text:span><text:span text:style-name="T1">of</text:span><text:span text:style-name="T1"> </text:span><text:span text:style-name="T1">reflection</text:span><text:span text:style-name="T1"> </text:span><text:span text:style-name="T1">and</text:span><text:span text:style-name="T1"> </text:span><text:span text:style-name="T1">reflexivity</text:span><text:span text:style-name="T1">. </text:span><text:span text:style-name="T1">As</text:span><text:span text:style-name="T1"> </text:span><text:span text:style-name="T1">practices</text:span><text:span text:style-name="T1"> </text:span><text:span text:style-name="T1">and</text:span><text:span text:style-name="T1"> </text:span><text:span text:style-name="T1">discourses</text:span><text:span text:style-name="T1"> </text:span><text:span text:style-name="T1">they</text:span><text:span text:style-name="T1"> </text:span><text:span text:style-name="T1">are</text:span><text:span text:style-name="T1"> </text:span><text:span text:style-name="T1">integral</text:span><text:span text:style-name="T1"> </text:span><text:span text:style-name="T1">to</text:span><text:span text:style-name="T1"> </text:span><text:span text:style-name="T1">transmedia</text:span><text:span text:style-name="T1"> </text:span><text:span text:style-name="T1">projects</text:span><text:span text:style-name="T1"> </text:span><text:span text:style-name="T1">that</text:span><text:span text:style-name="T1"> </text:span><text:span text:style-name="T1">include</text:span><text:span text:style-name="T1"> </text:span><text:span text:style-name="T1">physical</text:span><text:span text:style-name="T1"> </text:span><text:span text:style-name="T1">spaces</text:span><text:span text:style-name="T1"> </text:span><text:span text:style-name="T1">and</text:span><text:span text:style-name="T1"> </text:span><text:span text:style-name="T1">diverse</text:span><text:span text:style-name="T1"> </text:span><text:span text:style-name="T1">geographies</text:span><text:span text:style-name="T1">. </text:span><text:span text:style-name="T1">The</text:span><text:span text:style-name="T1"> </text:span><text:span text:style-name="T1">mirror</text:span><text:span text:style-name="T1"> </text:span><text:span text:style-name="T1">is</text:span><text:span text:style-name="T1"> </text:span><text:span text:style-name="T1">a</text:span><text:span text:style-name="T1"> </text:span><text:span text:style-name="T1">metaphor</text:span><text:span text:style-name="T1"> </text:span><text:span text:style-name="T1">used</text:span><text:span text:style-name="T1"> </text:span><text:span text:style-name="T1">by</text:span><text:span text:style-name="T1"> </text:span><text:span text:style-name="T1">activists</text:span><text:span text:style-name="T1"> </text:span><text:span text:style-name="T1">to</text:span><text:span text:style-name="T1"> </text:span><text:span text:style-name="T1">describe</text:span><text:span text:style-name="T1"> </text:span><text:span text:style-name="T1">themselves</text:span><text:span text:style-name="T1"> </text:span><text:span text:style-name="T1">as</text:span><text:span text:style-name="T1"> </text:span><text:span text:style-name="T1">a</text:span><text:span text:style-name="T1"> </text:span><text:span text:style-name="T1">surface</text:span><text:span text:style-name="T1"> </text:span><text:span text:style-name="T1">opposite</text:span><text:span text:style-name="T1"> </text:span><text:span text:style-name="T1">and</text:span><text:span text:style-name="T1"> </text:span><text:span text:style-name="T1">reflecting</text:span><text:span text:style-name="T1"> </text:span><text:span text:style-name="T1">antihegemonic</text:span><text:span text:style-name="T1"> </text:span><text:span text:style-name="T1">values</text:span><text:span text:style-name="T1"> </text:span><text:span text:style-name="T1">back</text:span><text:span text:style-name="T1"> </text:span><text:span text:style-name="T1">to</text:span><text:span text:style-name="T1"> </text:span><text:span text:style-name="T1">the</text:span><text:span text:style-name="T1"> </text:span><text:span text:style-name="T1">hegemony</text:span><text:span text:style-name="T1">. </text:span><text:span text:style-name="T1">Mirroring</text:span><text:span text:style-name="T1"> </text:span><text:span text:style-name="T1">reveals</text:span><text:span text:style-name="T1"> </text:span><text:span text:style-name="T1">how</text:span><text:span text:style-name="T1"> </text:span><text:span text:style-name="T1">information</text:span><text:span text:style-name="T1"> </text:span><text:span text:style-name="T1">activists</text:span><text:span text:style-name="T1"> </text:span><text:span text:style-name="T1">appropriate</text:span><text:span text:style-name="T1"> </text:span><text:span text:style-name="T1">idealized</text:span><text:span text:style-name="T1"> </text:span><text:span text:style-name="T1">values</text:span><text:span text:style-name="T1"> </text:span><text:span text:style-name="T1">from</text:span><text:span text:style-name="T1"> </text:span><text:span text:style-name="T1">the</text:span><text:span text:style-name="T1"> </text:span><text:span text:style-name="T1">information</text:span><text:span text:style-name="T1"> </text:span><text:span text:style-name="T1">infrastructures</text:span><text:span text:style-name="T1"> </text:span><text:span text:style-name="T1">they</text:span><text:span text:style-name="T1"> </text:span><text:span text:style-name="T1">use</text:span><text:span text:style-name="T1"> </text:span><text:span text:style-name="T1">and</text:span><text:span text:style-name="T1"> </text:span><text:span text:style-name="T1">then</text:span><text:span text:style-name="T1"> </text:span><text:span text:style-name="T1">seek</text:span><text:span text:style-name="T1"> </text:span><text:span text:style-name="T1">to</text:span><text:span text:style-name="T1"> </text:span><text:span text:style-name="T1">propagate</text:span><text:span text:style-name="T1"> </text:span><text:span text:style-name="T1">those</text:span><text:span text:style-name="T1"> </text:span><text:span text:style-name="T1">values</text:span><text:span text:style-name="T1"> </text:span><text:span text:style-name="T1">back</text:span><text:span text:style-name="T1"> </text:span><text:span text:style-name="T1">on</text:span><text:span text:style-name="T1"> </text:span><text:span text:style-name="T1">those</text:span><text:span text:style-name="T1"> </text:span><text:span text:style-name="T1">infrastructures</text:span><text:span text:style-name="T1">. </text:span><text:span text:style-name="T1">In</text:span><text:span text:style-name="T1"> </text:span><text:span text:style-name="T1">this</text:span><text:span text:style-name="T1"> </text:span><text:span text:style-name="T1">process</text:span><text:span text:style-name="T1">, </text:span><text:span text:style-name="T1">humans</text:span><text:span text:style-name="T1"> </text:span><text:span text:style-name="T1">choose</text:span><text:span text:style-name="T1"> </text:span><text:span text:style-name="T1">to</text:span><text:span text:style-name="T1"> </text:span><text:span text:style-name="T1">be</text:span><text:span text:style-name="T1"> </text:span><text:span text:style-name="T1">replicants</text:span><text:span text:style-name="T1"> </text:span><text:span text:style-name="T1">for</text:span><text:span text:style-name="T1"> </text:span><text:span text:style-name="T1">machine</text:span><text:span text:style-name="T1"> </text:span><text:span text:style-name="T1">structures</text:span><text:span text:style-name="T1"> </text:span><text:span text:style-name="T1">that</text:span><text:span text:style-name="T1"> </text:span><text:span text:style-name="T1">perpetuated</text:span><text:span text:style-name="T1"> </text:span><text:span text:style-name="T1">machine</text:span><text:span text:style-name="T1"> </text:span><text:span text:style-name="T1">longevity</text:span><text:span text:style-name="T1">. </text:span><text:span text:style-name="T1">The</text:span><text:span text:style-name="T1"> </text:span><text:span text:style-name="T1">binary</text:span><text:span text:style-name="T1"> </text:span><text:span text:style-name="T1">unit</text:span><text:span text:style-name="T1"> </text:span><text:span text:style-name="T1">human</text:span><text:span text:style-name="T1">-</text:span><text:span text:style-name="T1">machine</text:span><text:span text:style-name="T1"> </text:span><text:span text:style-name="T1">folds</text:span><text:span text:style-name="T1"> </text:span><text:span text:style-name="T1">into</text:span><text:span text:style-name="T1"> </text:span><text:span text:style-name="T1">macro</text:span><text:span text:style-name="T1"> </text:span><text:span text:style-name="T1">theories</text:span><text:span text:style-name="T1"> </text:span><text:span text:style-name="T1">of</text:span><text:span text:style-name="T1"> </text:span><text:span text:style-name="T1">organicism</text:span><text:span text:style-name="T1">, </text:span><text:span text:style-name="T1">that</text:span><text:span text:style-name="T1"> </text:span><text:span text:style-name="T1">social</text:span><text:span text:style-name="T1"> </text:span><text:span text:style-name="T1">structures</text:span><text:span text:style-name="T1"> </text:span><text:span text:style-name="T1">and</text:span><text:span text:style-name="T1"> </text:span><text:span text:style-name="T1">machines</text:span><text:span text:style-name="T1"> </text:span><text:span text:style-name="T1">are</text:span><text:span text:style-name="T1"> </text:span><text:span text:style-name="T1">biological</text:span><text:span text:style-name="T1"> </text:span><text:span text:style-name="T1">processes</text:span><text:span text:style-name="T1">. </text:span><text:span text:style-name="T1">Antagonistic</text:span><text:span text:style-name="T1"> </text:span><text:span text:style-name="T1">protest</text:span><text:span text:style-name="T1"> </text:span><text:span text:style-name="T1">and</text:span><text:span text:style-name="T1"> </text:span><text:span text:style-name="T1">resistent</text:span><text:span text:style-name="T1"> </text:span><text:span text:style-name="T1">actions</text:span><text:span text:style-name="T1"> </text:span><text:span text:style-name="T1">such</text:span><text:span text:style-name="T1"> </text:span><text:span text:style-name="T1">as</text:span><text:span text:style-name="T1"> </text:span><text:span text:style-name="T1">mirroring</text:span><text:span text:style-name="T1"> </text:span><text:span text:style-name="T1">are</text:span><text:span text:style-name="T1"> </text:span><text:span text:style-name="T1">thus</text:span><text:span text:style-name="T1"> </text:span><text:span text:style-name="T1">natural</text:span><text:span text:style-name="T1"> </text:span><text:span text:style-name="T1">for</text:span><text:span text:style-name="T1"> </text:span><text:span text:style-name="T1">evolutionary</text:span><text:span text:style-name="T1"> </text:span><text:span text:style-name="T1">growth</text:span><text:span text:style-name="T1"> </text:span><text:span text:style-name="T1">within</text:span><text:span text:style-name="T1"> </text:span><text:span text:style-name="T1">socio</text:span><text:span text:style-name="T1">-</text:span><text:span text:style-name="T1">technical</text:span><text:span text:style-name="T1"> </text:span><text:span text:style-name="T1">yet</text:span><text:span text:style-name="T1"> </text:span><text:span text:style-name="T1">organic</text:span><text:span text:style-name="T1"> </text:span><text:span text:style-name="T1">systems</text:span><text:span text:style-name="T1">.</text:span></text:p>
      <text:p text:style-name="P2"/>
      <text:p text:style-name="P1"><text:span text:style-name="T1">Unlike</text:span><text:span text:style-name="T1"> </text:span><text:span text:style-name="T1">video</text:span><text:span text:style-name="T1"> </text:span><text:span text:style-name="T1">production</text:span><text:span text:style-name="T1">, </text:span><text:span text:style-name="T1">mirroring</text:span><text:span text:style-name="T1"> </text:span><text:span text:style-name="T1">involves</text:span><text:span text:style-name="T1"> </text:span><text:span text:style-name="T1">no</text:span><text:span text:style-name="T1"> </text:span><text:span text:style-name="T1">cinemagraphic</text:span><text:span text:style-name="T1"> </text:span><text:span text:style-name="T1">or</text:span><text:span text:style-name="T1"> </text:span><text:span text:style-name="T1">editing</text:span><text:span text:style-name="T1"> </text:span><text:span text:style-name="T1">but</text:span><text:span text:style-name="T1"> </text:span><text:span text:style-name="T1">requires</text:span><text:span text:style-name="T1"> </text:span><text:span text:style-name="T1">skills</text:span><text:span text:style-name="T1"> </text:span><text:span text:style-name="T1">in</text:span><text:span text:style-name="T1"> </text:span><text:span text:style-name="T1">downloading</text:span><text:span text:style-name="T1">, </text:span><text:span text:style-name="T1">uploading</text:span><text:span text:style-name="T1">, </text:span><text:span text:style-name="T1">and</text:span><text:span text:style-name="T1"> </text:span><text:span text:style-name="T1">user</text:span><text:span text:style-name="T1"> </text:span><text:span text:style-name="T1">account</text:span><text:span text:style-name="T1"> </text:span><text:span text:style-name="T1">management</text:span><text:span text:style-name="T1">. </text:span><text:span text:style-name="T1">The</text:span><text:span text:style-name="T1"> </text:span><text:span text:style-name="T1">practices</text:span><text:span text:style-name="T1"> </text:span><text:span text:style-name="T1">and</text:span><text:span text:style-name="T1"> </text:span><text:span text:style-name="T1">some</text:span><text:span text:style-name="T1"> </text:span><text:span text:style-name="T1">of</text:span><text:span text:style-name="T1"> </text:span><text:span text:style-name="T1">the</text:span><text:span text:style-name="T1"> </text:span><text:span text:style-name="T1">motivations</text:span><text:span text:style-name="T1"> </text:span><text:span text:style-name="T1">are</text:span><text:span text:style-name="T1"> </text:span><text:span text:style-name="T1">similar</text:span><text:span text:style-name="T1"> </text:span><text:span text:style-name="T1">to</text:span><text:span text:style-name="T1"> </text:span><text:span text:style-name="T1">content</text:span><text:span text:style-name="T1"> “</text:span><text:span text:style-name="T1">pirates</text:span><text:span text:style-name="T1">” </text:span><text:span text:style-name="T1">who</text:span><text:span text:style-name="T1"> </text:span><text:span text:style-name="T1">acquire</text:span><text:span text:style-name="T1"> </text:span><text:span text:style-name="T1">and</text:span><text:span text:style-name="T1"> </text:span><text:span text:style-name="T1">reupload</text:span><text:span text:style-name="T1"> </text:span><text:span text:style-name="T1">copyrighted</text:span><text:span text:style-name="T1"> </text:span><text:span text:style-name="T1">film</text:span><text:span text:style-name="T1"> </text:span><text:span text:style-name="T1">and</text:span><text:span text:style-name="T1"> </text:span><text:span text:style-name="T1">television</text:span><text:span text:style-name="T1">. (</text:span><text:span text:style-name="T1">Content</text:span><text:span text:style-name="T1"> </text:span><text:span text:style-name="T1">pirates</text:span><text:span text:style-name="T1">). </text:span><text:span text:style-name="T1">Organizations</text:span><text:span text:style-name="T1"> </text:span><text:span text:style-name="T1">allied</text:span><text:span text:style-name="T1"> </text:span><text:span text:style-name="T1">with</text:span><text:span text:style-name="T1"> </text:span><text:span text:style-name="T1">Anonymous</text:span><text:span text:style-name="T1"> </text:span><text:span text:style-name="T1">utilize</text:span><text:span text:style-name="T1"> </text:span><text:span text:style-name="T1">the</text:span><text:span text:style-name="T1"> </text:span><text:span text:style-name="T1">mirroring</text:span><text:span text:style-name="T1"> </text:span><text:span text:style-name="T1">capacities</text:span><text:span text:style-name="T1"> </text:span><text:span text:style-name="T1">provided</text:span><text:span text:style-name="T1"> </text:span><text:span text:style-name="T1">by</text:span><text:span text:style-name="T1"> </text:span><text:span text:style-name="T1">data</text:span><text:span text:style-name="T1"> </text:span><text:span text:style-name="T1">and</text:span><text:span text:style-name="T1"> </text:span><text:span text:style-name="T1">networks</text:span><text:span text:style-name="T1">. </text:span><text:span text:style-name="T1">The</text:span><text:span text:style-name="T1"> </text:span><text:span text:style-name="T1">leaked</text:span><text:span text:style-name="T1"> </text:span><text:span text:style-name="T1">data</text:span><text:span text:style-name="T1"> </text:span><text:span text:style-name="T1">held</text:span><text:span text:style-name="T1"> </text:span><text:span text:style-name="T1">by</text:span><text:span text:style-name="T1"> </text:span><text:span text:style-name="T1">Wikileaks</text:span><text:span text:style-name="T1">, </text:span><text:span text:style-name="T1">for</text:span><text:span text:style-name="T1"> </text:span><text:span text:style-name="T1">instance</text:span><text:span text:style-name="T1">, </text:span><text:span text:style-name="T1">is</text:span><text:span text:style-name="T1"> </text:span><text:span text:style-name="T1">mirrored</text:span><text:span text:style-name="T1"> </text:span><text:span text:style-name="T1">in</text:span><text:span text:style-name="T1"> </text:span><text:span text:style-name="T1">numerous</text:span><text:span text:style-name="T1"> </text:span><text:span text:style-name="T1">profit</text:span><text:span text:style-name="T1"> </text:span><text:span text:style-name="T1">and</text:span><text:span text:style-name="T1"> </text:span><text:span text:style-name="T1">non</text:span><text:span text:style-name="T1">-</text:span><text:span text:style-name="T1">profit</text:span><text:span text:style-name="T1"> </text:span><text:span text:style-name="T1">servers</text:span><text:span text:style-name="T1"> </text:span><text:span text:style-name="T1">around</text:span><text:span text:style-name="T1"> </text:span><text:span text:style-name="T1">the</text:span><text:span text:style-name="T1"> </text:span><text:span text:style-name="T1">world</text:span><text:span text:style-name="T1">, </text:span><text:span text:style-name="T1">often</text:span><text:span text:style-name="T1"> </text:span><text:span text:style-name="T1">in</text:span><text:span text:style-name="T1"> </text:span><text:span text:style-name="T1">geographical</text:span><text:span text:style-name="T1"> </text:span><text:span text:style-name="T1">locations</text:span><text:span text:style-name="T1"> </text:span><text:span text:style-name="T1">outside</text:span><text:span text:style-name="T1"> </text:span><text:span text:style-name="T1">of</text:span><text:span text:style-name="T1"> </text:span><text:span text:style-name="T1">US</text:span><text:span text:style-name="T1"> </text:span><text:span text:style-name="T1">jurisdiction</text:span><text:span text:style-name="T1"> </text:span><text:span text:style-name="T1">such</text:span><text:span text:style-name="T1"> </text:span><text:span text:style-name="T1">as</text:span><text:span text:style-name="T1"> </text:span><text:span text:style-name="T1">Iceland</text:span><text:span text:style-name="T1">, </text:span><text:span text:style-name="T1">making</text:span><text:span text:style-name="T1"> </text:span><text:span text:style-name="T1">the</text:span><text:span text:style-name="T1"> </text:span><text:span text:style-name="T1">legal</text:span><text:span text:style-name="T1"> </text:span><text:span text:style-name="T1">elimination</text:span><text:span text:style-name="T1"> </text:span><text:span text:style-name="T1">of</text:span><text:span text:style-name="T1"> </text:span><text:span text:style-name="T1">leaked</text:span><text:span text:style-name="T1"> </text:span><text:span text:style-name="T1">data</text:span><text:span text:style-name="T1"> </text:span><text:span text:style-name="T1">impossible</text:span><text:span text:style-name="T1">. </text:span><text:span text:style-name="T1">Likewise</text:span><text:span text:style-name="T1">, </text:span><text:span text:style-name="T1">the</text:span><text:span text:style-name="T1"> </text:span><text:span text:style-name="T1">Pirate</text:span><text:span text:style-name="T1"> </text:span><text:span text:style-name="T1">Bay</text:span><text:span text:style-name="T1">, </text:span><text:span text:style-name="T1">which</text:span><text:span text:style-name="T1"> </text:span><text:span text:style-name="T1">offers</text:span><text:span text:style-name="T1"> </text:span><text:span text:style-name="T1">magnet</text:span><text:span text:style-name="T1"> </text:span><text:span text:style-name="T1">links</text:span><text:span text:style-name="T1"> </text:span><text:span text:style-name="T1">between</text:span><text:span text:style-name="T1"> </text:span><text:span text:style-name="T1">users</text:span><text:span text:style-name="T1"> </text:span><text:span text:style-name="T1">sharing</text:span><text:span text:style-name="T1"> </text:span><text:span text:style-name="T1">often</text:span><text:span text:style-name="T1"> </text:span><text:span text:style-name="T1">copyrighted</text:span><text:span text:style-name="T1"> </text:span><text:span text:style-name="T1">content</text:span><text:span text:style-name="T1">, </text:span><text:span text:style-name="T1">mirrors</text:span><text:span text:style-name="T1"> </text:span><text:span text:style-name="T1">its</text:span><text:span text:style-name="T1"> </text:span><text:span text:style-name="T1">services</text:span><text:span text:style-name="T1"> </text:span><text:span text:style-name="T1">in</text:span><text:span text:style-name="T1"> </text:span><text:span text:style-name="T1">national</text:span><text:span text:style-name="T1"> </text:span><text:span text:style-name="T1">jurisdictions</text:span><text:span text:style-name="T1"> </text:span><text:span text:style-name="T1">where</text:span><text:span text:style-name="T1"> </text:span><text:span text:style-name="T1">its</text:span><text:span text:style-name="T1"> </text:span><text:span text:style-name="T1">practices</text:span><text:span text:style-name="T1"> </text:span><text:span text:style-name="T1">have</text:span><text:span text:style-name="T1"> </text:span><text:span text:style-name="T1">been</text:span><text:span text:style-name="T1"> </text:span><text:span text:style-name="T1">deemed</text:span><text:span text:style-name="T1"> </text:span><text:span text:style-name="T1">legal</text:span><text:span text:style-name="T1"> </text:span><text:span text:style-name="T1">such</text:span><text:span text:style-name="T1"> </text:span><text:span text:style-name="T1">as</text:span><text:span text:style-name="T1"> </text:span><text:span text:style-name="T1">The</text:span><text:span text:style-name="T1"> </text:span><text:span text:style-name="T1">Netherlands</text:span><text:span text:style-name="T1">. </text:span><text:span text:style-name="T1">Anonymous</text:span><text:span text:style-name="T1"> </text:span><text:span text:style-name="T1">shares</text:span><text:span text:style-name="T1"> </text:span><text:span text:style-name="T1">the</text:span><text:span text:style-name="T1"> </text:span><text:span text:style-name="T1">values</text:span><text:span text:style-name="T1"> </text:span><text:span text:style-name="T1">of</text:span><text:span text:style-name="T1"> “</text:span><text:span text:style-name="T1">internet</text:span><text:span text:style-name="T1"> </text:span><text:span text:style-name="T1">freedom</text:span><text:span text:style-name="T1">” </text:span><text:span text:style-name="T1">with</text:span><text:span text:style-name="T1"> </text:span><text:span text:style-name="T1">the</text:span><text:span text:style-name="T1"> </text:span><text:span text:style-name="T1">supporters</text:span><text:span text:style-name="T1"> </text:span><text:span text:style-name="T1">and</text:span><text:span text:style-name="T1"> </text:span><text:span text:style-name="T1">founders</text:span><text:span text:style-name="T1"> </text:span><text:span text:style-name="T1">of</text:span><text:span text:style-name="T1"> </text:span><text:span text:style-name="T1">Wikileaks</text:span><text:span text:style-name="T1"> </text:span><text:span text:style-name="T1">and</text:span><text:span text:style-name="T1"> </text:span><text:span text:style-name="T1">Pirate</text:span><text:span text:style-name="T1"> </text:span><text:span text:style-name="T1">Bay</text:span><text:span text:style-name="T1">, </text:span><text:span text:style-name="T1">has</text:span><text:span text:style-name="T1"> </text:span><text:span text:style-name="T1">come</text:span><text:span text:style-name="T1"> </text:span><text:span text:style-name="T1">to</text:span><text:span text:style-name="T1"> </text:span><text:span text:style-name="T1">their</text:span><text:span text:style-name="T1"> </text:span><text:span text:style-name="T1">defense</text:span><text:span text:style-name="T1"> </text:span><text:span text:style-name="T1">in</text:span><text:span text:style-name="T1"> </text:span><text:span text:style-name="T1">a</text:span><text:span text:style-name="T1"> </text:span><text:span text:style-name="T1">number</text:span><text:span text:style-name="T1"> </text:span><text:span text:style-name="T1">of</text:span><text:span text:style-name="T1"> </text:span><text:span text:style-name="T1">operations</text:span><text:span text:style-name="T1">, </text:span><text:span text:style-name="T1">and</text:span><text:span text:style-name="T1"> </text:span><text:span text:style-name="T1">exploits</text:span><text:span text:style-name="T1"> </text:span><text:span text:style-name="T1">the</text:span><text:span text:style-name="T1"> </text:span><text:span text:style-name="T1">same</text:span><text:span text:style-name="T1"> </text:span><text:span text:style-name="T1">affordances</text:span><text:span text:style-name="T1"> </text:span><text:span text:style-name="T1">provided</text:span><text:span text:style-name="T1"> </text:span><text:span text:style-name="T1">by</text:span><text:span text:style-name="T1"> </text:span><text:span text:style-name="T1">data</text:span><text:span text:style-name="T1"> </text:span><text:span text:style-name="T1">and</text:span><text:span text:style-name="T1"> </text:span><text:span text:style-name="T1">networks</text:span><text:span text:style-name="T1">. </text:span></text:p>
      <text:p text:style-name="P2"/>
      <text:p text:style-name="P1"><text:span text:style-name="T1">Mirroring</text:span><text:span text:style-name="T1"> </text:span><text:span text:style-name="T1">is</text:span><text:span text:style-name="T1"> </text:span><text:span text:style-name="T1">a</text:span><text:span text:style-name="T1"> </text:span><text:span text:style-name="T1">practical</text:span><text:span text:style-name="T1"> </text:span><text:span text:style-name="T1">exploit</text:span><text:span text:style-name="T1"> </text:span><text:span text:style-name="T1">of</text:span><text:span text:style-name="T1"> </text:span><text:span text:style-name="T1">data</text:span><text:span text:style-name="T1"> </text:span><text:span text:style-name="T1">and</text:span><text:span text:style-name="T1"> </text:span><text:span text:style-name="T1">networks</text:span><text:span text:style-name="T1"> </text:span><text:span text:style-name="T1">to</text:span><text:span text:style-name="T1"> </text:span><text:span text:style-name="T1">insure</text:span><text:span text:style-name="T1"> </text:span><text:span text:style-name="T1">visibility</text:span><text:span text:style-name="T1">. </text:span><text:span text:style-name="T1">Their</text:span><text:span text:style-name="T1"> </text:span><text:span text:style-name="T1">political</text:span><text:span text:style-name="T1">, </text:span><text:span text:style-name="T1">polemic</text:span><text:span text:style-name="T1">, </text:span><text:span text:style-name="T1">graphic</text:span><text:span text:style-name="T1">, </text:span><text:span text:style-name="T1">and</text:span><text:span text:style-name="T1"> </text:span><text:span text:style-name="T1">aggressive</text:span><text:span text:style-name="T1"> </text:span><text:span text:style-name="T1">nature</text:span><text:span text:style-name="T1"> </text:span><text:span text:style-name="T1">make</text:span><text:span text:style-name="T1"> </text:span><text:span text:style-name="T1">Anonymous</text:span><text:span text:style-name="T1"> </text:span><text:span text:style-name="T1">videos</text:span><text:span text:style-name="T1"> </text:span><text:span text:style-name="T1">a</text:span><text:span text:style-name="T1"> </text:span><text:span text:style-name="T1">target</text:span><text:span text:style-name="T1"> </text:span><text:span text:style-name="T1">for</text:span><text:span text:style-name="T1"> </text:span><text:span text:style-name="T1">censorship</text:span><text:span text:style-name="T1">. </text:span><text:span text:style-name="T1">Anonymous</text:span><text:span text:style-name="T1"> </text:span><text:span text:style-name="T1">videos</text:span><text:span text:style-name="T1"> </text:span><text:span text:style-name="T1">are</text:span><text:span text:style-name="T1"> </text:span><text:span text:style-name="T1">integrated</text:span><text:span text:style-name="T1"> </text:span><text:span text:style-name="T1">into</text:span><text:span text:style-name="T1"> </text:span><text:span text:style-name="T1">larger</text:span><text:span text:style-name="T1"> </text:span><text:span text:style-name="T1">and</text:span><text:span text:style-name="T1"> </text:span><text:span text:style-name="T1">often</text:span><text:span text:style-name="T1"> </text:span><text:span text:style-name="T1">less</text:span><text:span text:style-name="T1"> </text:span><text:span text:style-name="T1">legal</text:span><text:span text:style-name="T1"> </text:span><text:span text:style-name="T1">forms</text:span><text:span text:style-name="T1"> </text:span><text:span text:style-name="T1">of</text:span><text:span text:style-name="T1"> </text:span><text:span text:style-name="T1">political</text:span><text:span text:style-name="T1"> </text:span><text:span text:style-name="T1">dissent</text:span><text:span text:style-name="T1">, </text:span><text:span text:style-name="T1">such</text:span><text:span text:style-name="T1"> </text:span><text:span text:style-name="T1">as</text:span><text:span text:style-name="T1"> </text:span><text:span text:style-name="T1">DDoS</text:span><text:span text:style-name="T1"> </text:span><text:span text:style-name="T1">attacks</text:span><text:span text:style-name="T1">, </text:span><text:span text:style-name="T1">illegal</text:span><text:span text:style-name="T1"> </text:span><text:span text:style-name="T1">hacks</text:span><text:span text:style-name="T1">, </text:span><text:span text:style-name="T1">and</text:span><text:span text:style-name="T1"> </text:span><text:span text:style-name="T1">digital</text:span><text:span text:style-name="T1"> </text:span><text:span text:style-name="T1">harassment</text:span><text:span text:style-name="T1">. </text:span><text:span text:style-name="T1">The</text:span><text:span text:style-name="T1"> </text:span><text:span text:style-name="T1">videos</text:span><text:span text:style-name="T1"> </text:span><text:span text:style-name="T1">are</text:span><text:span text:style-name="T1"> </text:span><text:span text:style-name="T1">incorporated</text:span><text:span text:style-name="T1"> </text:span><text:span text:style-name="T1">into</text:span><text:span text:style-name="T1"> </text:span><text:span text:style-name="T1">operations</text:span><text:span text:style-name="T1"> </text:span><text:span text:style-name="T1">against</text:span><text:span text:style-name="T1"> </text:span><text:span text:style-name="T1">politically</text:span><text:span text:style-name="T1"> </text:span><text:span text:style-name="T1">powerful</text:span><text:span text:style-name="T1"> </text:span><text:span text:style-name="T1">organizations</text:span><text:span text:style-name="T1"> </text:span><text:span text:style-name="T1">such</text:span><text:span text:style-name="T1"> </text:span><text:span text:style-name="T1">as</text:span><text:span text:style-name="T1"> </text:span><text:span text:style-name="T1">Scientology</text:span><text:span text:style-name="T1">, </text:span><text:span text:style-name="T1">the</text:span><text:span text:style-name="T1"> </text:span><text:span text:style-name="T1">NSA</text:span><text:span text:style-name="T1">, </text:span><text:span text:style-name="T1">and</text:span><text:span text:style-name="T1"> </text:span><text:span text:style-name="T1">PayPal</text:span><text:span text:style-name="T1"> </text:span><text:span text:style-name="T1">with</text:span><text:span text:style-name="T1"> </text:span><text:span text:style-name="T1">the</text:span><text:span text:style-name="T1"> </text:span><text:span text:style-name="T1">economic</text:span><text:span text:style-name="T1"> </text:span><text:span text:style-name="T1">resources</text:span><text:span text:style-name="T1"> </text:span><text:span text:style-name="T1">to</text:span><text:span text:style-name="T1"> </text:span><text:span text:style-name="T1">persecute</text:span><text:span text:style-name="T1"> </text:span><text:span text:style-name="T1">antagonists</text:span><text:span text:style-name="T1">. </text:span><text:span text:style-name="T1">Mirrors</text:span><text:span text:style-name="T1"> </text:span><text:span text:style-name="T1">utilize</text:span><text:span text:style-name="T1"> </text:span><text:span text:style-name="T1">the</text:span><text:span text:style-name="T1"> </text:span><text:span text:style-name="T1">replicability</text:span><text:span text:style-name="T1"> </text:span><text:span text:style-name="T1">of</text:span><text:span text:style-name="T1"> </text:span><text:span text:style-name="T1">digital</text:span><text:span text:style-name="T1"> </text:span><text:span text:style-name="T1">information</text:span><text:span text:style-name="T1">, </text:span><text:span text:style-name="T1">the</text:span><text:span text:style-name="T1"> </text:span><text:span text:style-name="T1">distributional</text:span><text:span text:style-name="T1"> </text:span><text:span text:style-name="T1">capacities</text:span><text:span text:style-name="T1"> </text:span><text:span text:style-name="T1">of</text:span><text:span text:style-name="T1"> </text:span><text:span text:style-name="T1">networks</text:span><text:span text:style-name="T1">, </text:span><text:span text:style-name="T1">and</text:span><text:span text:style-name="T1"> </text:span><text:span text:style-name="T1">the</text:span><text:span text:style-name="T1"> </text:span><text:span text:style-name="T1">anonymity</text:span><text:span text:style-name="T1"> </text:span><text:span text:style-name="T1">provided</text:span><text:span text:style-name="T1"> </text:span><text:span text:style-name="T1">by</text:span><text:span text:style-name="T1"> </text:span><text:span text:style-name="T1">some</text:span><text:span text:style-name="T1"> </text:span><text:span text:style-name="T1">social</text:span><text:span text:style-name="T1"> </text:span><text:span text:style-name="T1">media</text:span><text:span text:style-name="T1"> </text:span><text:span text:style-name="T1">platforms</text:span><text:span text:style-name="T1"> </text:span><text:span text:style-name="T1">to</text:span><text:span text:style-name="T1"> </text:span><text:span text:style-name="T1">create</text:span><text:span text:style-name="T1"> </text:span><text:span text:style-name="T1">an</text:span><text:span text:style-name="T1"> </text:span><text:span text:style-name="T1">innovative</text:span><text:span text:style-name="T1"> </text:span><text:span text:style-name="T1">form</text:span><text:span text:style-name="T1"> </text:span><text:span text:style-name="T1">of</text:span><text:span text:style-name="T1"> </text:span><text:span text:style-name="T1">visibility</text:span><text:span text:style-name="T1">. </text:span><text:span text:style-name="T1">Mirroring</text:span><text:span text:style-name="T1"> </text:span><text:span text:style-name="T1">is</text:span><text:span text:style-name="T1"> </text:span><text:span text:style-name="T1">not</text:span><text:span text:style-name="T1"> </text:span><text:span text:style-name="T1">static</text:span><text:span text:style-name="T1"> </text:span><text:span text:style-name="T1">but</text:span><text:span text:style-name="T1"> </text:span><text:span text:style-name="T1">a</text:span><text:span text:style-name="T1"> </text:span><text:span text:style-name="T1">mobile</text:span><text:span text:style-name="T1"> </text:span><text:span text:style-name="T1">and</text:span><text:span text:style-name="T1"> </text:span><text:span text:style-name="T1">rhizomatic</text:span><text:span text:style-name="T1"> </text:span><text:span text:style-name="T1">practice</text:span><text:span text:style-name="T1"> </text:span><text:span text:style-name="T1">with</text:span><text:span text:style-name="T1"> </text:span><text:span text:style-name="T1">sudden</text:span><text:span text:style-name="T1"> </text:span><text:span text:style-name="T1">and</text:span><text:span text:style-name="T1"> </text:span><text:span text:style-name="T1">ephemeral</text:span><text:span text:style-name="T1"> </text:span><text:span text:style-name="T1">nodal</text:span><text:span text:style-name="T1"> </text:span><text:span text:style-name="T1">emergences</text:span><text:span text:style-name="T1">. </text:span><text:span text:style-name="T1">As</text:span><text:span text:style-name="T1"> </text:span><text:span text:style-name="T1">one</text:span><text:span text:style-name="T1"> </text:span><text:span text:style-name="T1">Anon</text:span><text:span text:style-name="T1"> </text:span><text:span text:style-name="T1">mirror</text:span><text:span text:style-name="T1"> </text:span><text:span text:style-name="T1">said</text:span><text:span text:style-name="T1">, </text:span><text:span text:style-name="T1">Anonymous</text:span><text:span text:style-name="T1"> </text:span><text:span text:style-name="T1">video</text:span><text:span text:style-name="T1"> </text:span><text:span text:style-name="T1">producers</text:span><text:span text:style-name="T1"> </text:span><text:span text:style-name="T1">explore</text:span><text:span text:style-name="T1"> </text:span><text:span text:style-name="T1">the</text:span><text:span text:style-name="T1"> “</text:span><text:span text:style-name="T1">possibilities</text:span><text:span text:style-name="T1"> </text:span><text:span text:style-name="T1">of</text:span><text:span text:style-name="T1"> </text:span><text:span text:style-name="T1">viralization</text:span><text:span text:style-name="T1">” (</text:span><text:span text:style-name="T1">THXi</text:span><text:span text:style-name="T1">330 2013). </text:span><text:soft-page-break/><text:span text:style-name="T1">Mirroring</text:span><text:span text:style-name="T1"> </text:span><text:span text:style-name="T1">is</text:span><text:span text:style-name="T1"> </text:span><text:span text:style-name="T1">one</text:span><text:span text:style-name="T1"> </text:span><text:span text:style-name="T1">experiment</text:span><text:span text:style-name="T1"> </text:span><text:span text:style-name="T1">with</text:span><text:span text:style-name="T1"> </text:span><text:span text:style-name="T1">viralization</text:span><text:span text:style-name="T1"> </text:span><text:span text:style-name="T1">which</text:span><text:span text:style-name="T1"> </text:span><text:span text:style-name="T1">exploits</text:span><text:span text:style-name="T1"> </text:span><text:span text:style-name="T1">anonymity</text:span><text:span text:style-name="T1">, </text:span><text:span text:style-name="T1">replicability</text:span><text:span text:style-name="T1">, </text:span><text:span text:style-name="T1">and</text:span><text:span text:style-name="T1"> </text:span><text:span text:style-name="T1">networks</text:span><text:span text:style-name="T1">. </text:span><text:span text:style-name="T1">Mirroring</text:span><text:span text:style-name="T1"> </text:span><text:span text:style-name="T1">is</text:span><text:span text:style-name="T1"> </text:span><text:span text:style-name="T1">both</text:span><text:span text:style-name="T1"> </text:span><text:span text:style-name="T1">an</text:span><text:span text:style-name="T1"> </text:span><text:span text:style-name="T1">offensive</text:span><text:span text:style-name="T1"> </text:span><text:span text:style-name="T1">maneuver</text:span><text:span text:style-name="T1"> </text:span><text:span text:style-name="T1">in</text:span><text:span text:style-name="T1"> </text:span><text:span text:style-name="T1">a</text:span><text:span text:style-name="T1"> </text:span><text:span text:style-name="T1">propaganda</text:span><text:span text:style-name="T1"> </text:span><text:span text:style-name="T1">campaign</text:span><text:span text:style-name="T1"> </text:span><text:span text:style-name="T1">and</text:span><text:span text:style-name="T1"> </text:span><text:span text:style-name="T1">a</text:span><text:span text:style-name="T1"> </text:span><text:span text:style-name="T1">defensive</text:span><text:span text:style-name="T1"> </text:span><text:span text:style-name="T1">maneuver</text:span><text:span text:style-name="T1"> </text:span><text:span text:style-name="T1">to</text:span><text:span text:style-name="T1"> </text:span><text:span text:style-name="T1">remain</text:span><text:span text:style-name="T1"> </text:span><text:span text:style-name="T1">visible</text:span><text:span text:style-name="T1"> </text:span><text:span text:style-name="T1">in</text:span><text:span text:style-name="T1"> </text:span><text:span text:style-name="T1">a</text:span><text:span text:style-name="T1"> </text:span><text:span text:style-name="T1">contested</text:span><text:span text:style-name="T1"> </text:span><text:span text:style-name="T1">and</text:span><text:span text:style-name="T1"> </text:span><text:span text:style-name="T1">privatized</text:span><text:span text:style-name="T1"> </text:span><text:span text:style-name="T1">networked</text:span><text:span text:style-name="T1"> </text:span><text:span text:style-name="T1">public</text:span><text:span text:style-name="T1"> </text:span><text:span text:style-name="T1">sphere</text:span><text:span text:style-name="T1">.</text:span></text:p>
      <text:p text:style-name="P2"/>
      <text:p text:style-name="P1"><text:span text:style-name="T1">Mirroring</text:span><text:span text:style-name="T1"> </text:span><text:span text:style-name="T1">is</text:span><text:span text:style-name="T1"> </text:span><text:span text:style-name="T1">effective</text:span><text:span text:style-name="T1"> </text:span><text:span text:style-name="T1">against</text:span><text:span text:style-name="T1"> </text:span><text:span text:style-name="T1">erasure</text:span><text:span text:style-name="T1"> </text:span><text:span text:style-name="T1">because</text:span><text:span text:style-name="T1"> </text:span><text:span text:style-name="T1">it</text:span><text:span text:style-name="T1"> </text:span><text:span text:style-name="T1">decentralizes</text:span><text:span text:style-name="T1"> </text:span><text:span text:style-name="T1">content</text:span><text:span text:style-name="T1"> </text:span><text:span text:style-name="T1">and</text:span><text:span text:style-name="T1"> </text:span><text:span text:style-name="T1">distributes</text:span><text:span text:style-name="T1"> </text:span><text:span text:style-name="T1">it</text:span><text:span text:style-name="T1"> </text:span><text:span text:style-name="T1">across</text:span><text:span text:style-name="T1"> </text:span><text:span text:style-name="T1">an</text:span><text:span text:style-name="T1"> </text:span><text:span text:style-name="T1">online</text:span><text:span text:style-name="T1"> </text:span><text:span text:style-name="T1">video</text:span><text:span text:style-name="T1"> </text:span><text:span text:style-name="T1">platform</text:span><text:span text:style-name="T1">. </text:span><text:span text:style-name="T1">For</text:span><text:span text:style-name="T1"> </text:span><text:span text:style-name="T1">Anonymous</text:span><text:span text:style-name="T1">, </text:span><text:span text:style-name="T1">centralization</text:span><text:span text:style-name="T1"> </text:span><text:span text:style-name="T1">is</text:span><text:span text:style-name="T1"> </text:span><text:span text:style-name="T1">both</text:span><text:span text:style-name="T1"> </text:span><text:span text:style-name="T1">a</text:span><text:span text:style-name="T1"> </text:span><text:span text:style-name="T1">practice</text:span><text:span text:style-name="T1"> </text:span><text:span text:style-name="T1">to</text:span><text:span text:style-name="T1"> </text:span><text:span text:style-name="T1">resist</text:span><text:span text:style-name="T1"> </text:span><text:span text:style-name="T1">in</text:span><text:span text:style-name="T1"> </text:span><text:span text:style-name="T1">governments</text:span><text:span text:style-name="T1"> </text:span><text:span text:style-name="T1">and</text:span><text:span text:style-name="T1"> </text:span><text:span text:style-name="T1">in</text:span><text:span text:style-name="T1"> </text:span><text:span text:style-name="T1">content</text:span><text:span text:style-name="T1"> </text:span><text:span text:style-name="T1">corporations</text:span><text:span text:style-name="T1"> </text:span><text:span text:style-name="T1">for</text:span><text:span text:style-name="T1"> </text:span><text:span text:style-name="T1">it</text:span><text:span text:style-name="T1"> </text:span><text:span text:style-name="T1">leads</text:span><text:span text:style-name="T1"> </text:span><text:span text:style-name="T1">to</text:span><text:span text:style-name="T1"> </text:span><text:span text:style-name="T1">the</text:span><text:span text:style-name="T1"> </text:span><text:span text:style-name="T1">monopolization</text:span><text:span text:style-name="T1"> </text:span><text:span text:style-name="T1">of</text:span><text:span text:style-name="T1"> </text:span><text:span text:style-name="T1">discourse</text:span><text:span text:style-name="T1"> </text:span><text:span text:style-name="T1">in</text:span><text:span text:style-name="T1"> </text:span><text:span text:style-name="T1">the</text:span><text:span text:style-name="T1"> </text:span><text:span text:style-name="T1">networked</text:span><text:span text:style-name="T1"> </text:span><text:span text:style-name="T1">public</text:span><text:span text:style-name="T1"> </text:span><text:span text:style-name="T1">sphere</text:span><text:span text:style-name="T1">. </text:span><text:span text:style-name="T1">Decentralization</text:span><text:span text:style-name="T1"> </text:span><text:span text:style-name="T1">best</text:span><text:span text:style-name="T1"> </text:span><text:span text:style-name="T1">embodied</text:span><text:span text:style-name="T1"> </text:span><text:span text:style-name="T1">by</text:span><text:span text:style-name="T1"> </text:span><text:span text:style-name="T1">the</text:span><text:span text:style-name="T1"> </text:span><text:span text:style-name="T1">internet</text:span><text:span text:style-name="T1">’</text:span><text:span text:style-name="T1">s</text:span><text:span text:style-name="T1"> </text:span><text:span text:style-name="T1">distributed</text:span><text:span text:style-name="T1"> </text:span><text:span text:style-name="T1">nodal</text:span><text:span text:style-name="T1"> </text:span><text:span text:style-name="T1">structure</text:span><text:span text:style-name="T1">, </text:span><text:span text:style-name="T1">is</text:span><text:span text:style-name="T1"> </text:span><text:span text:style-name="T1">a</text:span><text:span text:style-name="T1"> </text:span><text:span text:style-name="T1">more</text:span><text:span text:style-name="T1"> </text:span><text:span text:style-name="T1">fair</text:span><text:span text:style-name="T1"> </text:span><text:span text:style-name="T1">and</text:span><text:span text:style-name="T1"> </text:span><text:span text:style-name="T1">robust</text:span><text:span text:style-name="T1"> </text:span><text:span text:style-name="T1">form</text:span><text:span text:style-name="T1"> </text:span><text:span text:style-name="T1">of</text:span><text:span text:style-name="T1"> </text:span><text:span text:style-name="T1">organization</text:span><text:span text:style-name="T1"> </text:span><text:span text:style-name="T1">which</text:span><text:span text:style-name="T1"> </text:span><text:span text:style-name="T1">disables</text:span><text:span text:style-name="T1"> </text:span><text:span text:style-name="T1">domination</text:span><text:span text:style-name="T1">. </text:span><text:span text:style-name="T1">Historically</text:span><text:span text:style-name="T1"> </text:span><text:span text:style-name="T1">the</text:span><text:span text:style-name="T1"> </text:span><text:span text:style-name="T1">internet</text:span><text:span text:style-name="T1"> </text:span><text:span text:style-name="T1">was</text:span><text:span text:style-name="T1"> </text:span><text:span text:style-name="T1">designed</text:span><text:span text:style-name="T1"> </text:span><text:span text:style-name="T1">for</text:span><text:span text:style-name="T1"> </text:span><text:span text:style-name="T1">decentralized</text:span><text:span text:style-name="T1"> </text:span><text:span text:style-name="T1">file</text:span><text:span text:style-name="T1"> </text:span><text:span text:style-name="T1">sharing</text:span><text:span text:style-name="T1"> </text:span><text:span text:style-name="T1">and</text:span><text:span text:style-name="T1"> </text:span><text:span text:style-name="T1">communication</text:span><text:span text:style-name="T1"> </text:span><text:span text:style-name="T1">and</text:span><text:span text:style-name="T1"> </text:span><text:span text:style-name="T1">has</text:span><text:span text:style-name="T1"> </text:span><text:span text:style-name="T1">retained</text:span><text:span text:style-name="T1"> </text:span><text:span text:style-name="T1">this</text:span><text:span text:style-name="T1"> </text:span><text:span text:style-name="T1">core</text:span><text:span text:style-name="T1"> </text:span><text:span text:style-name="T1">affordance</text:span><text:span text:style-name="T1">. </text:span><text:span text:style-name="T1">Decentralization</text:span><text:span text:style-name="T1"> </text:span><text:span text:style-name="T1">is</text:span><text:span text:style-name="T1"> </text:span><text:span text:style-name="T1">celebrated</text:span><text:span text:style-name="T1"> </text:span><text:span text:style-name="T1">for</text:span><text:span text:style-name="T1"> </text:span><text:span text:style-name="T1">distributing</text:span><text:span text:style-name="T1"> </text:span><text:span text:style-name="T1">power</text:span><text:span text:style-name="T1"> </text:span><text:span text:style-name="T1">across</text:span><text:span text:style-name="T1"> </text:span><text:span text:style-name="T1">a</text:span><text:span text:style-name="T1"> </text:span><text:span text:style-name="T1">network</text:span><text:span text:style-name="T1"> </text:span><text:span text:style-name="T1">but</text:span><text:span text:style-name="T1"> </text:span><text:span text:style-name="T1">it</text:span><text:span text:style-name="T1"> </text:span><text:span text:style-name="T1">also</text:span><text:span text:style-name="T1"> </text:span><text:span text:style-name="T1">creates</text:span><text:span text:style-name="T1"> </text:span><text:span text:style-name="T1">inefficiencies</text:span><text:span text:style-name="T1"> (</text:span><text:span text:style-name="T1">Kriess</text:span><text:span text:style-name="T1">, </text:span><text:span text:style-name="T1">Finn</text:span><text:span text:style-name="T1">, </text:span><text:span text:style-name="T1">Turner</text:span><text:span text:style-name="T1">). </text:span><text:span text:style-name="T1">The</text:span><text:span text:style-name="T1"> </text:span><text:span text:style-name="T1">inefficiencies</text:span><text:span text:style-name="T1"> </text:span><text:span text:style-name="T1">caused</text:span><text:span text:style-name="T1"> </text:span><text:span text:style-name="T1">by</text:span><text:span text:style-name="T1"> </text:span><text:span text:style-name="T1">data</text:span><text:span text:style-name="T1"> </text:span><text:span text:style-name="T1">redundancy</text:span><text:span text:style-name="T1"> </text:span><text:span text:style-name="T1">create</text:span><text:span text:style-name="T1"> </text:span><text:span text:style-name="T1">gaps</text:span><text:span text:style-name="T1"> </text:span><text:span text:style-name="T1">and</text:span><text:span text:style-name="T1"> </text:span><text:span text:style-name="T1">slippages</text:span><text:span text:style-name="T1"> </text:span><text:span text:style-name="T1">useful</text:span><text:span text:style-name="T1"> </text:span><text:span text:style-name="T1">for</text:span><text:span text:style-name="T1"> </text:span><text:span text:style-name="T1">evasion</text:span><text:span text:style-name="T1">. </text:span><text:span text:style-name="T1">Mirrors</text:span><text:span text:style-name="T1"> </text:span><text:span text:style-name="T1">seek</text:span><text:span text:style-name="T1"> </text:span><text:span text:style-name="T1">visibility</text:span><text:span text:style-name="T1"> </text:span><text:span text:style-name="T1">through</text:span><text:span text:style-name="T1"> </text:span><text:span text:style-name="T1">evasive</text:span><text:span text:style-name="T1"> </text:span><text:span text:style-name="T1">positioning</text:span><text:span text:style-name="T1"> </text:span><text:span text:style-name="T1">within</text:span><text:span text:style-name="T1"> </text:span><text:span text:style-name="T1">the</text:span><text:span text:style-name="T1"> </text:span><text:span text:style-name="T1">sheer</text:span><text:span text:style-name="T1"> </text:span><text:span text:style-name="T1">scale</text:span><text:span text:style-name="T1"> </text:span><text:span text:style-name="T1">and</text:span><text:span text:style-name="T1"> </text:span><text:span text:style-name="T1">redundacy</text:span><text:span text:style-name="T1"> </text:span><text:span text:style-name="T1">of</text:span><text:span text:style-name="T1"> </text:span><text:span text:style-name="T1">information</text:span><text:span text:style-name="T1"> </text:span><text:span text:style-name="T1">networks</text:span><text:span text:style-name="T1">. </text:span><text:span text:style-name="T1">Digital</text:span><text:span text:style-name="T1"> </text:span><text:span text:style-name="T1">activists</text:span><text:span text:style-name="T1"> </text:span><text:span text:style-name="T1">fall</text:span><text:span text:style-name="T1"> </text:span><text:span text:style-name="T1">between</text:span><text:span text:style-name="T1"> </text:span><text:span text:style-name="T1">the</text:span><text:span text:style-name="T1"> </text:span><text:span text:style-name="T1">cracks</text:span><text:span text:style-name="T1"> </text:span><text:span text:style-name="T1">of</text:span><text:span text:style-name="T1"> </text:span><text:span text:style-name="T1">data</text:span><text:span text:style-name="T1"> </text:span><text:span text:style-name="T1">abundance</text:span><text:span text:style-name="T1"> </text:span><text:span text:style-name="T1">and</text:span><text:span text:style-name="T1"> </text:span><text:span text:style-name="T1">temporarily</text:span><text:span text:style-name="T1"> </text:span><text:span text:style-name="T1">emerge</text:span><text:span text:style-name="T1"> </text:span><text:span text:style-name="T1">for</text:span><text:span text:style-name="T1"> </text:span><text:span text:style-name="T1">sudden</text:span><text:span text:style-name="T1"> </text:span><text:span text:style-name="T1">attacks</text:span><text:span text:style-name="T1">. </text:span><text:span text:style-name="T1">Mirrors</text:span><text:span text:style-name="T1"> </text:span><text:span text:style-name="T1">exploit</text:span><text:span text:style-name="T1"> </text:span><text:span text:style-name="T1">decentralized</text:span><text:span text:style-name="T1"> </text:span><text:span text:style-name="T1">information</text:span><text:span text:style-name="T1"> </text:span><text:span text:style-name="T1">architecture</text:span><text:span text:style-name="T1"> </text:span><text:span text:style-name="T1">and</text:span><text:span text:style-name="T1"> </text:span><text:span text:style-name="T1">Anonymous</text:span><text:span text:style-name="T1"> </text:span><text:span text:style-name="T1">celebrates</text:span><text:span text:style-name="T1"> </text:span><text:span text:style-name="T1">decentralization</text:span><text:span text:style-name="T1"> </text:span><text:span text:style-name="T1">not</text:span><text:span text:style-name="T1"> </text:span><text:span text:style-name="T1">only</text:span><text:span text:style-name="T1"> </text:span><text:span text:style-name="T1">in</text:span><text:span text:style-name="T1"> </text:span><text:span text:style-name="T1">the</text:span><text:span text:style-name="T1"> </text:span><text:span text:style-name="T1">design</text:span><text:span text:style-name="T1"> </text:span><text:span text:style-name="T1">of</text:span><text:span text:style-name="T1"> </text:span><text:span text:style-name="T1">information</text:span><text:span text:style-name="T1"> </text:span><text:span text:style-name="T1">infrastructure</text:span><text:span text:style-name="T1"> </text:span><text:span text:style-name="T1">but</text:span><text:span text:style-name="T1"> </text:span><text:span text:style-name="T1">also</text:span><text:span text:style-name="T1"> </text:span><text:span text:style-name="T1">in</text:span><text:span text:style-name="T1"> </text:span><text:span text:style-name="T1">the</text:span><text:span text:style-name="T1"> </text:span><text:span text:style-name="T1">design</text:span><text:span text:style-name="T1"> </text:span><text:span text:style-name="T1">of</text:span><text:span text:style-name="T1"> </text:span><text:span text:style-name="T1">their</text:span><text:span text:style-name="T1"> </text:span><text:span text:style-name="T1">social</text:span><text:span text:style-name="T1"> </text:span><text:span text:style-name="T1">organization</text:span><text:span text:style-name="T1">. </text:span><text:span text:style-name="T1">They</text:span><text:span text:style-name="T1"> </text:span><text:span text:style-name="T1">make</text:span><text:span text:style-name="T1"> </text:span><text:span text:style-name="T1">a</text:span><text:span text:style-name="T1"> </text:span><text:span text:style-name="T1">virtue</text:span><text:span text:style-name="T1"> </text:span><text:span text:style-name="T1">out</text:span><text:span text:style-name="T1"> </text:span><text:span text:style-name="T1">of</text:span><text:span text:style-name="T1"> </text:span><text:span text:style-name="T1">a</text:span><text:span text:style-name="T1"> </text:span><text:span text:style-name="T1">feature</text:span><text:span text:style-name="T1">. </text:span><text:span text:style-name="T1">As</text:span><text:span text:style-name="T1"> </text:span><text:span text:style-name="T1">Anonymous</text:span><text:span text:style-name="T1"> </text:span><text:span text:style-name="T1">and</text:span><text:span text:style-name="T1"> </text:span><text:span text:style-name="T1">its</text:span><text:span text:style-name="T1"> </text:span><text:span text:style-name="T1">practices</text:span><text:span text:style-name="T1"> </text:span><text:span text:style-name="T1">evolved</text:span><text:span text:style-name="T1"> </text:span><text:span text:style-name="T1">within</text:span><text:span text:style-name="T1"> </text:span><text:span text:style-name="T1">data</text:span><text:span text:style-name="T1"> </text:span><text:span text:style-name="T1">and</text:span><text:span text:style-name="T1"> </text:span><text:span text:style-name="T1">network</text:span><text:span text:style-name="T1"> </text:span><text:span text:style-name="T1">intensive</text:span><text:span text:style-name="T1"> </text:span><text:span text:style-name="T1">spaces</text:span><text:span text:style-name="T1">, </text:span><text:span text:style-name="T1">mirroring</text:span><text:span text:style-name="T1"> </text:span><text:span text:style-name="T1">shows</text:span><text:span text:style-name="T1"> </text:span><text:span text:style-name="T1">how</text:span><text:span text:style-name="T1"> </text:span><text:span text:style-name="T1">decentralized</text:span><text:span text:style-name="T1"> </text:span><text:span text:style-name="T1">affordance</text:span><text:span text:style-name="T1"> </text:span><text:span text:style-name="T1">articulates</text:span><text:span text:style-name="T1"> </text:span><text:span text:style-name="T1">with</text:span><text:span text:style-name="T1"> </text:span><text:span text:style-name="T1">Anonymous</text:span><text:span text:style-name="T1">’</text:span><text:span text:style-name="T1">s</text:span><text:span text:style-name="T1"> </text:span><text:span text:style-name="T1">values</text:span><text:span text:style-name="T1">. </text:span></text:p>
      <text:p text:style-name="P2"/>
      <text:p text:style-name="P1"><text:span text:style-name="T1">Anonymousworldwar</text:span><text:span text:style-name="T1">3 </text:span><text:span text:style-name="T1">captures</text:span><text:span text:style-name="T1"> </text:span><text:span text:style-name="T1">how</text:span><text:span text:style-name="T1"> </text:span><text:span text:style-name="T1">decentralized</text:span><text:span text:style-name="T1"> </text:span><text:span text:style-name="T1">infrastructures</text:span><text:span text:style-name="T1"> </text:span><text:span text:style-name="T1">and</text:span><text:span text:style-name="T1"> </text:span><text:span text:style-name="T1">mirroring</text:span><text:span text:style-name="T1"> </text:span><text:span text:style-name="T1">practices</text:span><text:span text:style-name="T1"> </text:span><text:span text:style-name="T1">coevolve</text:span><text:span text:style-name="T1">: “</text:span><text:span text:style-name="T1">At</text:span><text:span text:style-name="T1"> </text:span><text:span text:style-name="T1">a</text:span><text:span text:style-name="T1"> </text:span><text:span text:style-name="T1">certain</text:span><text:span text:style-name="T1"> </text:span><text:span text:style-name="T1">point</text:span><text:span text:style-name="T1"> </text:span><text:span text:style-name="T1">in</text:span><text:span text:style-name="T1"> </text:span><text:span text:style-name="T1">time</text:span><text:span text:style-name="T1">, </text:span><text:span text:style-name="T1">this</text:span><text:span text:style-name="T1"> </text:span><text:span text:style-name="T1">was</text:span><text:span text:style-name="T1"> </text:span><text:span text:style-name="T1">the</text:span><text:span text:style-name="T1"> </text:span><text:span text:style-name="T1">largest</text:span><text:span text:style-name="T1"> </text:span><text:span text:style-name="T1">anon</text:span><text:span text:style-name="T1"> </text:span><text:span text:style-name="T1">channel</text:span><text:span text:style-name="T1"> </text:span><text:span text:style-name="T1">on</text:span><text:span text:style-name="T1"> </text:span><text:span text:style-name="T1">youtube</text:span><text:span text:style-name="T1">, </text:span><text:span text:style-name="T1">which</text:span><text:span text:style-name="T1"> </text:span><text:span text:style-name="T1">I</text:span><text:span text:style-name="T1"> </text:span><text:span text:style-name="T1">think</text:span><text:span text:style-name="T1"> </text:span><text:span text:style-name="T1">was</text:span><text:span text:style-name="T1"> </text:span><text:span text:style-name="T1">not</text:span><text:span text:style-name="T1"> </text:span><text:span text:style-name="T1">a</text:span><text:span text:style-name="T1"> </text:span><text:span text:style-name="T1">great</text:span><text:span text:style-name="T1"> </text:span><text:span text:style-name="T1">thing</text:span><text:span text:style-name="T1"> </text:span><text:span text:style-name="T1">for</text:span><text:span text:style-name="T1"> </text:span><text:span text:style-name="T1">a</text:span><text:span text:style-name="T1"> </text:span><text:span text:style-name="T1">number</text:span><text:span text:style-name="T1"> </text:span><text:span text:style-name="T1">of</text:span><text:span text:style-name="T1"> </text:span><text:span text:style-name="T1">reasons</text:span><text:span text:style-name="T1">: </text:span><text:span text:style-name="T1">it</text:span><text:span text:style-name="T1"> </text:span><text:span text:style-name="T1">made</text:span><text:span text:style-name="T1"> </text:span><text:span text:style-name="T1">anon</text:span><text:span text:style-name="T1">'</text:span><text:span text:style-name="T1">s</text:span><text:span text:style-name="T1"> </text:span><text:span text:style-name="T1">presence</text:span><text:span text:style-name="T1"> </text:span><text:span text:style-name="T1">on</text:span><text:span text:style-name="T1"> </text:span><text:span text:style-name="T1">youtube</text:span><text:span text:style-name="T1"> </text:span><text:span text:style-name="T1">quite</text:span><text:span text:style-name="T1"> </text:span><text:span text:style-name="T1">vulnerable</text:span><text:span text:style-name="T1">, </text:span><text:span text:style-name="T1">since</text:span><text:span text:style-name="T1"> </text:span><text:span text:style-name="T1">it</text:span><text:span text:style-name="T1"> </text:span><text:span text:style-name="T1">allowed</text:span><text:span text:style-name="T1"> </text:span><text:span text:style-name="T1">people</text:span><text:span text:style-name="T1"> </text:span><text:span text:style-name="T1">to</text:span><text:span text:style-name="T1"> </text:span><text:span text:style-name="T1">take</text:span><text:span text:style-name="T1"> </text:span><text:span text:style-name="T1">just</text:span><text:span text:style-name="T1"> </text:span><text:span text:style-name="T1">one</text:span><text:span text:style-name="T1"> </text:span><text:span text:style-name="T1">channel</text:span><text:span text:style-name="T1"> </text:span><text:span text:style-name="T1">down</text:span><text:span text:style-name="T1"> </text:span><text:span text:style-name="T1">and</text:span><text:span text:style-name="T1"> </text:span><text:span text:style-name="T1">most</text:span><text:span text:style-name="T1"> </text:span><text:span text:style-name="T1">of</text:span><text:span text:style-name="T1"> </text:span><text:span text:style-name="T1">anon</text:span><text:span text:style-name="T1"> </text:span><text:span text:style-name="T1">would</text:span><text:span text:style-name="T1"> </text:span><text:span text:style-name="T1">be</text:span><text:span text:style-name="T1"> </text:span><text:span text:style-name="T1">wiped</text:span><text:span text:style-name="T1"> </text:span><text:span text:style-name="T1">from</text:span><text:span text:style-name="T1"> </text:span><text:span text:style-name="T1">youtube</text:span><text:span text:style-name="T1"> + </text:span><text:span text:style-name="T1">it</text:span><text:span text:style-name="T1"> </text:span><text:span text:style-name="T1">gave</text:span><text:span text:style-name="T1"> </text:span><text:span text:style-name="T1">me</text:span><text:span text:style-name="T1"> </text:span><text:span text:style-name="T1">a</text:span><text:span text:style-name="T1"> </text:span><text:span text:style-name="T1">far</text:span><text:span text:style-name="T1"> </text:span><text:span text:style-name="T1">too</text:span><text:span text:style-name="T1"> </text:span><text:span text:style-name="T1">central</text:span><text:span text:style-name="T1"> </text:span><text:span text:style-name="T1">role</text:span><text:span text:style-name="T1"> </text:span><text:span text:style-name="T1">within</text:span><text:span text:style-name="T1"> </text:span><text:span text:style-name="T1">anon</text:span><text:span text:style-name="T1">, </text:span><text:span text:style-name="T1">which</text:span><text:span text:style-name="T1"> </text:span><text:span text:style-name="T1">goes</text:span><text:span text:style-name="T1"> </text:span><text:span text:style-name="T1">against</text:span><text:span text:style-name="T1"> </text:span><text:span text:style-name="T1">the</text:span><text:span text:style-name="T1"> </text:span><text:span text:style-name="T1">concept</text:span><text:span text:style-name="T1"> </text:span><text:span text:style-name="T1">of</text:span><text:span text:style-name="T1"> </text:span><text:span text:style-name="T1">decentralization</text:span><text:span text:style-name="T1"> </text:span><text:span text:style-name="T1">within</text:span><text:span text:style-name="T1"> </text:span><text:span text:style-name="T1">anon</text:span><text:span text:style-name="T1"> </text:span><text:span text:style-name="T1">itself</text:span><text:span text:style-name="T1">. </text:span><text:span text:style-name="T1">So</text:span><text:span text:style-name="T1"> </text:span><text:span text:style-name="T1">we</text:span><text:span text:style-name="T1"> </text:span><text:span text:style-name="T1">started</text:span><text:span text:style-name="T1"> </text:span><text:span text:style-name="T1">to</text:span><text:span text:style-name="T1"> </text:span><text:span text:style-name="T1">make</text:span><text:span text:style-name="T1"> </text:span><text:span text:style-name="T1">sure</text:span><text:span text:style-name="T1"> </text:span><text:span text:style-name="T1">all</text:span><text:span text:style-name="T1"> </text:span><text:span text:style-name="T1">of</text:span><text:span text:style-name="T1"> </text:span><text:span text:style-name="T1">the</text:span><text:span text:style-name="T1"> </text:span><text:span text:style-name="T1">anon</text:span><text:span text:style-name="T1"> </text:span><text:span text:style-name="T1">videos</text:span><text:span text:style-name="T1"> </text:span><text:span text:style-name="T1">were</text:span><text:span text:style-name="T1"> </text:span><text:span text:style-name="T1">mirrored</text:span><text:span text:style-name="T1"> </text:span><text:span text:style-name="T1">on</text:span><text:span text:style-name="T1"> </text:span><text:span text:style-name="T1">a</text:span><text:span text:style-name="T1"> </text:span><text:span text:style-name="T1">number</text:span><text:span text:style-name="T1"> </text:span><text:span text:style-name="T1">of</text:span><text:span text:style-name="T1"> </text:span><text:span text:style-name="T1">youtube</text:span><text:span text:style-name="T1"> </text:span><text:span text:style-name="T1">channels</text:span><text:span text:style-name="T1"> + </text:span><text:span text:style-name="T1">where</text:span><text:span text:style-name="T1"> </text:span><text:span text:style-name="T1">at</text:span><text:span text:style-name="T1"> </text:span><text:span text:style-name="T1">first</text:span><text:span text:style-name="T1"> </text:span><text:span text:style-name="T1">we</text:span><text:span text:style-name="T1"> </text:span><text:span text:style-name="T1">were</text:span><text:span text:style-name="T1"> </text:span><text:span text:style-name="T1">only</text:span><text:span text:style-name="T1"> </text:span><text:span text:style-name="T1">with</text:span><text:span text:style-name="T1"> </text:span><text:span text:style-name="T1">two</text:span><text:span text:style-name="T1"> </text:span><text:span text:style-name="T1">or</text:span><text:span text:style-name="T1"> </text:span><text:span text:style-name="T1">three</text:span><text:span text:style-name="T1"> </text:span><text:span text:style-name="T1">people</text:span><text:span text:style-name="T1"> </text:span><text:span text:style-name="T1">doing</text:span><text:span text:style-name="T1"> </text:span><text:span text:style-name="T1">videos</text:span><text:span text:style-name="T1">, </text:span><text:span text:style-name="T1">we</text:span><text:span text:style-name="T1"> </text:span><text:span text:style-name="T1">started</text:span><text:span text:style-name="T1"> </text:span><text:span text:style-name="T1">some</text:span><text:span text:style-name="T1"> </text:span><text:span text:style-name="T1">sort</text:span><text:span text:style-name="T1"> </text:span><text:span text:style-name="T1">of</text:span><text:span text:style-name="T1"> '</text:span><text:span text:style-name="T1">video</text:span><text:span text:style-name="T1">-</text:span><text:span text:style-name="T1">training</text:span><text:span text:style-name="T1">' </text:span><text:span text:style-name="T1">to</text:span><text:span text:style-name="T1"> </text:span><text:span text:style-name="T1">make</text:span><text:span text:style-name="T1"> </text:span><text:span text:style-name="T1">sure</text:span><text:span text:style-name="T1"> </text:span><text:span text:style-name="T1">there</text:span><text:span text:style-name="T1"> </text:span><text:span text:style-name="T1">would</text:span><text:span text:style-name="T1"> </text:span><text:span text:style-name="T1">be</text:span><text:span text:style-name="T1"> </text:span><text:span text:style-name="T1">a</text:span><text:span text:style-name="T1"> </text:span><text:span text:style-name="T1">whole</text:span><text:span text:style-name="T1"> </text:span><text:span text:style-name="T1">lot</text:span><text:span text:style-name="T1"> </text:span><text:span text:style-name="T1">more</text:span><text:span text:style-name="T1"> </text:span><text:span text:style-name="T1">people</text:span><text:span text:style-name="T1"> </text:span><text:span text:style-name="T1">making</text:span><text:span text:style-name="T1"> </text:span><text:span text:style-name="T1">videos</text:span><text:span text:style-name="T1">, </text:span><text:span text:style-name="T1">both</text:span><text:span text:style-name="T1"> </text:span><text:span text:style-name="T1">for</text:span><text:span text:style-name="T1"> </text:span><text:span text:style-name="T1">the</text:span><text:span text:style-name="T1"> </text:span><text:span text:style-name="T1">sake</text:span><text:span text:style-name="T1"> </text:span><text:span text:style-name="T1">of</text:span><text:span text:style-name="T1"> </text:span><text:span text:style-name="T1">being</text:span><text:span text:style-name="T1"> </text:span><text:span text:style-name="T1">able</text:span><text:span text:style-name="T1"> </text:span><text:span text:style-name="T1">to</text:span><text:span text:style-name="T1"> </text:span><text:span text:style-name="T1">hide</text:span><text:span text:style-name="T1"> </text:span><text:span text:style-name="T1">within</text:span><text:span text:style-name="T1"> </text:span><text:span text:style-name="T1">a</text:span><text:span text:style-name="T1"> </text:span><text:span text:style-name="T1">larger</text:span><text:span text:style-name="T1"> </text:span><text:span text:style-name="T1">crowd</text:span><text:span text:style-name="T1">, </text:span><text:span text:style-name="T1">and</text:span><text:span text:style-name="T1"> </text:span><text:span text:style-name="T1">to</text:span><text:span text:style-name="T1"> </text:span><text:span text:style-name="T1">make</text:span><text:span text:style-name="T1"> </text:span><text:span text:style-name="T1">anon</text:span><text:span text:style-name="T1">'</text:span><text:span text:style-name="T1">s</text:span><text:span text:style-name="T1"> </text:span><text:span text:style-name="T1">youtube</text:span><text:span text:style-name="T1"> </text:span><text:span text:style-name="T1">presence</text:span><text:span text:style-name="T1"> </text:span><text:span text:style-name="T1">less</text:span><text:span text:style-name="T1"> </text:span><text:span text:style-name="T1">centralized</text:span><text:span text:style-name="T1"> </text:span><text:span text:style-name="T1">and</text:span><text:span text:style-name="T1"> </text:span><text:span text:style-name="T1">thus</text:span><text:span text:style-name="T1"> </text:span><text:span text:style-name="T1">less</text:span><text:span text:style-name="T1"> </text:span><text:span text:style-name="T1">vulnerable</text:span><text:span text:style-name="T1">.” </text:span><text:span text:style-name="T1">For</text:span><text:span text:style-name="T1"> </text:span><text:span text:style-name="T1">Anonymousworldwar</text:span><text:span text:style-name="T1">3 </text:span><text:span text:style-name="T1">being</text:span><text:span text:style-name="T1"> </text:span><text:span text:style-name="T1">a</text:span><text:span text:style-name="T1"> </text:span><text:span text:style-name="T1">centralized</text:span><text:span text:style-name="T1"> </text:span><text:span text:style-name="T1">hub</text:span><text:span text:style-name="T1"> </text:span><text:span text:style-name="T1">for</text:span><text:span text:style-name="T1"> </text:span><text:span text:style-name="T1">Anonymous</text:span><text:span text:style-name="T1"> </text:span><text:span text:style-name="T1">videos</text:span><text:span text:style-name="T1"> </text:span><text:span text:style-name="T1">made</text:span><text:span text:style-name="T1"> </text:span><text:span text:style-name="T1">the</text:span><text:span text:style-name="T1"> </text:span><text:span text:style-name="T1">collective</text:span><text:span text:style-name="T1"> </text:span><text:span text:style-name="T1">vulnerable</text:span><text:span text:style-name="T1"> </text:span><text:span text:style-name="T1">while</text:span><text:span text:style-name="T1"> </text:span><text:span text:style-name="T1">decentralization</text:span><text:span text:style-name="T1"> </text:span><text:span text:style-name="T1">distributed</text:span><text:span text:style-name="T1"> </text:span><text:span text:style-name="T1">risk</text:span><text:span text:style-name="T1"> </text:span><text:span text:style-name="T1">of</text:span><text:span text:style-name="T1"> </text:span><text:span text:style-name="T1">erasure</text:span><text:span text:style-name="T1"> </text:span><text:span text:style-name="T1">across</text:span><text:span text:style-name="T1"> </text:span><text:span text:style-name="T1">the</text:span><text:span text:style-name="T1"> </text:span><text:span text:style-name="T1">network</text:span><text:span text:style-name="T1">. </text:span><text:span text:style-name="T1">Their</text:span><text:span text:style-name="T1"> </text:span><text:span text:style-name="T1">temporary</text:span><text:span text:style-name="T1"> </text:span><text:span text:style-name="T1">centralization</text:span><text:span text:style-name="T1"> </text:span><text:span text:style-name="T1">also</text:span><text:span text:style-name="T1"> </text:span><text:span text:style-name="T1">contradicted</text:span><text:span text:style-name="T1"> </text:span><text:span text:style-name="T1">Anonymous</text:span><text:span text:style-name="T1"> </text:span><text:span text:style-name="T1">values</text:span><text:span text:style-name="T1"> </text:span><text:span text:style-name="T1">of</text:span><text:span text:style-name="T1"> </text:span><text:span text:style-name="T1">decentralization</text:span><text:span text:style-name="T1"> </text:span><text:span text:style-name="T1">which</text:span><text:span text:style-name="T1"> </text:span><text:span text:style-name="T1">they</text:span><text:span text:style-name="T1"> </text:span><text:span text:style-name="T1">model</text:span><text:span text:style-name="T1"> </text:span><text:span text:style-name="T1">after</text:span><text:span text:style-name="T1"> </text:span><text:span text:style-name="T1">an</text:span><text:span text:style-name="T1"> </text:span><text:span text:style-name="T1">idealized</text:span><text:span text:style-name="T1"> </text:span><text:span text:style-name="T1">perspective</text:span><text:span text:style-name="T1"> </text:span><text:span text:style-name="T1">on</text:span><text:span text:style-name="T1"> </text:span><text:span text:style-name="T1">the</text:span><text:span text:style-name="T1"> </text:span><text:span text:style-name="T1">historical</text:span><text:span text:style-name="T1"> </text:span><text:span text:style-name="T1">internet</text:span><text:span text:style-name="T1"> </text:span><text:span text:style-name="T1">as</text:span><text:span text:style-name="T1"> </text:span><text:span text:style-name="T1">a</text:span><text:span text:style-name="T1"> </text:span><text:span text:style-name="T1">decentralized</text:span><text:span text:style-name="T1"> </text:span><text:span text:style-name="T1">infrastructure</text:span><text:span text:style-name="T1">.</text:span></text:p>
      <text:p text:style-name="P2"/>
      <text:p text:style-name="P1"><text:span text:style-name="T1">Mirroring</text:span><text:span text:style-name="T1"> </text:span><text:span text:style-name="T1">practices</text:span><text:span text:style-name="T1"> </text:span><text:span text:style-name="T1">are</text:span><text:span text:style-name="T1"> </text:span><text:span text:style-name="T1">one</text:span><text:span text:style-name="T1"> </text:span><text:span text:style-name="T1">facet</text:span><text:span text:style-name="T1"> </text:span><text:span text:style-name="T1">of</text:span><text:span text:style-name="T1"> </text:span><text:span text:style-name="T1">transmedia</text:span><text:span text:style-name="T1"> </text:span><text:span text:style-name="T1">projects</text:span><text:span text:style-name="T1"> </text:span><text:span text:style-name="T1">and</text:span><text:span text:style-name="T1"> </text:span><text:span text:style-name="T1">will</text:span><text:span text:style-name="T1"> </text:span><text:span text:style-name="T1">be</text:span><text:span text:style-name="T1"> </text:span><text:span text:style-name="T1">illustrated</text:span><text:span text:style-name="T1"> </text:span><text:span text:style-name="T1">through</text:span><text:span text:style-name="T1"> </text:span><text:span text:style-name="T1">a</text:span><text:span text:style-name="T1"> </text:span><text:span text:style-name="T1">brief</text:span><text:span text:style-name="T1"> </text:span><text:span text:style-name="T1">analysis</text:span><text:span text:style-name="T1"> </text:span><text:span text:style-name="T1">of</text:span><text:span text:style-name="T1"> </text:span><text:span text:style-name="T1">Project</text:span><text:span text:style-name="T1"> </text:span><text:span text:style-name="T1">Chanology</text:span><text:span text:style-name="T1">, </text:span><text:span text:style-name="T1">Anonymous</text:span><text:span text:style-name="T1">’</text:span><text:span text:style-name="T1">s</text:span><text:span text:style-name="T1"> 2008 </text:span><text:span text:style-name="T1">battle</text:span><text:span text:style-name="T1"> </text:span><text:span text:style-name="T1">with</text:span><text:span text:style-name="T1"> </text:span><text:span text:style-name="T1">the</text:span><text:span text:style-name="T1"> </text:span><text:span text:style-name="T1">Church</text:span><text:span text:style-name="T1"> </text:span><text:span text:style-name="T1">of</text:span><text:span text:style-name="T1"> </text:span><text:soft-page-break/><text:span text:style-name="T1">Scientology</text:span><text:span text:style-name="T1">. </text:span><text:span text:style-name="T1">Anonymous</text:span><text:span text:style-name="T1"> </text:span><text:span text:style-name="T1">and</text:span><text:span text:style-name="T1"> </text:span><text:span text:style-name="T1">Scientology</text:span><text:span text:style-name="T1"> </text:span><text:span text:style-name="T1">hold</text:span><text:span text:style-name="T1"> </text:span><text:span text:style-name="T1">diametrically</text:span><text:span text:style-name="T1"> </text:span><text:span text:style-name="T1">opposing</text:span><text:span text:style-name="T1"> </text:span><text:span text:style-name="T1">views</text:span><text:span text:style-name="T1"> </text:span><text:span text:style-name="T1">on</text:span><text:span text:style-name="T1"> </text:span><text:span text:style-name="T1">core</text:span><text:span text:style-name="T1"> </text:span><text:span text:style-name="T1">issues</text:span><text:span text:style-name="T1"> (</text:span><text:span text:style-name="T1">Coleman</text:span><text:span text:style-name="T1">).</text:span></text:p>
      <text:p text:style-name="P2"/>
      <text:p text:style-name="P1"><text:span text:style-name="T1">It</text:span><text:span text:style-name="T1"> </text:span><text:span text:style-name="T1">began</text:span><text:span text:style-name="T1"> </text:span><text:span text:style-name="T1">when</text:span><text:span text:style-name="T1"> </text:span><text:span text:style-name="T1">a</text:span><text:span text:style-name="T1"> 2008 </text:span><text:span text:style-name="T1">a</text:span><text:span text:style-name="T1"> </text:span><text:span text:style-name="T1">video</text:span><text:span text:style-name="T1"> </text:span><text:span text:style-name="T1">was</text:span><text:span text:style-name="T1"> </text:span><text:span text:style-name="T1">leaked</text:span><text:span text:style-name="T1"> </text:span><text:span text:style-name="T1">on</text:span><text:span text:style-name="T1"> </text:span><text:span text:style-name="T1">YouTube</text:span><text:span text:style-name="T1"> </text:span><text:span text:style-name="T1">of</text:span><text:span text:style-name="T1"> </text:span><text:span text:style-name="T1">a</text:span><text:span text:style-name="T1"> </text:span><text:span text:style-name="T1">crazed</text:span><text:span text:style-name="T1"> </text:span><text:span text:style-name="T1">Tom</text:span><text:span text:style-name="T1"> </text:span><text:span text:style-name="T1">Cruise</text:span><text:span text:style-name="T1"> </text:span><text:span text:style-name="T1">animatedly</text:span><text:span text:style-name="T1"> </text:span><text:span text:style-name="T1">speaking</text:span><text:span text:style-name="T1"> </text:span><text:span text:style-name="T1">in</text:span><text:span text:style-name="T1"> </text:span><text:span text:style-name="T1">Scientological</text:span><text:span text:style-name="T1"> </text:span><text:span text:style-name="T1">acronyms</text:span><text:span text:style-name="T1">. </text:span><text:span text:style-name="T1">To</text:span><text:span text:style-name="T1"> </text:span><text:span text:style-name="T1">stop</text:span><text:span text:style-name="T1"> </text:span><text:span text:style-name="T1">the</text:span><text:span text:style-name="T1"> </text:span><text:span text:style-name="T1">embarrassment</text:span><text:span text:style-name="T1"> </text:span><text:span text:style-name="T1">and</text:span><text:span text:style-name="T1"> </text:span><text:span text:style-name="T1">the</text:span><text:span text:style-name="T1"> </text:span><text:span text:style-name="T1">leaking</text:span><text:span text:style-name="T1"> </text:span><text:span text:style-name="T1">of</text:span><text:span text:style-name="T1"> </text:span><text:span text:style-name="T1">expensive</text:span><text:span text:style-name="T1"> </text:span><text:span text:style-name="T1">spiritual</text:span><text:span text:style-name="T1"> </text:span><text:span text:style-name="T1">codes</text:span><text:span text:style-name="T1">, </text:span><text:span text:style-name="T1">Scientology</text:span><text:span text:style-name="T1"> </text:span><text:span text:style-name="T1">initiated</text:span><text:span text:style-name="T1"> </text:span><text:span text:style-name="T1">a</text:span><text:span text:style-name="T1"> </text:span><text:span text:style-name="T1">comprehensive</text:span><text:span text:style-name="T1"> </text:span><text:span text:style-name="T1">campaign</text:span><text:span text:style-name="T1"> </text:span><text:span text:style-name="T1">to</text:span><text:span text:style-name="T1"> </text:span><text:span text:style-name="T1">have</text:span><text:span text:style-name="T1"> </text:span><text:span text:style-name="T1">the</text:span><text:span text:style-name="T1"> </text:span><text:span text:style-name="T1">video</text:span><text:span text:style-name="T1"> </text:span><text:span text:style-name="T1">deleted</text:span><text:span text:style-name="T1"> </text:span><text:span text:style-name="T1">from</text:span><text:span text:style-name="T1"> </text:span><text:span text:style-name="T1">YouTube</text:span><text:span text:style-name="T1">. </text:span><text:span text:style-name="T1">Their</text:span><text:span text:style-name="T1"> </text:span><text:span text:style-name="T1">lawyers</text:span><text:span text:style-name="T1"> </text:span><text:span text:style-name="T1">contacted</text:span><text:span text:style-name="T1"> </text:span><text:span text:style-name="T1">YouTube</text:span><text:span text:style-name="T1"> </text:span><text:span text:style-name="T1">and</text:span><text:span text:style-name="T1"> </text:span><text:span text:style-name="T1">they</text:span><text:span text:style-name="T1"> </text:span><text:span text:style-name="T1">started</text:span><text:span text:style-name="T1"> </text:span><text:span text:style-name="T1">a</text:span><text:span text:style-name="T1"> “</text:span><text:span text:style-name="T1">false</text:span><text:span text:style-name="T1"> </text:span><text:span text:style-name="T1">flag</text:span><text:span text:style-name="T1"> </text:span><text:span text:style-name="T1">campaign</text:span><text:span text:style-name="T1">” </text:span><text:span text:style-name="T1">to</text:span><text:span text:style-name="T1"> </text:span><text:span text:style-name="T1">force</text:span><text:span text:style-name="T1"> </text:span><text:span text:style-name="T1">YouTube</text:span><text:span text:style-name="T1"> </text:span><text:span text:style-name="T1">to</text:span><text:span text:style-name="T1"> </text:span><text:span text:style-name="T1">take</text:span><text:span text:style-name="T1"> </text:span><text:span text:style-name="T1">down</text:span><text:span text:style-name="T1"> </text:span><text:span text:style-name="T1">the</text:span><text:span text:style-name="T1"> </text:span><text:span text:style-name="T1">video</text:span><text:span text:style-name="T1">. </text:span><text:span text:style-name="T1">To</text:span><text:span text:style-name="T1"> </text:span><text:span text:style-name="T1">some</text:span><text:span text:style-name="T1">, </text:span><text:span text:style-name="T1">including</text:span><text:span text:style-name="T1"> </text:span><text:span text:style-name="T1">Anonymous</text:span><text:span text:style-name="T1">, </text:span><text:span text:style-name="T1">this</text:span><text:span text:style-name="T1"> </text:span><text:span text:style-name="T1">was</text:span><text:span text:style-name="T1"> </text:span><text:span text:style-name="T1">tantamount</text:span><text:span text:style-name="T1"> </text:span><text:span text:style-name="T1">to</text:span><text:span text:style-name="T1"> </text:span><text:span text:style-name="T1">internet</text:span><text:span text:style-name="T1"> </text:span><text:span text:style-name="T1">censorship</text:span><text:span text:style-name="T1">, </text:span><text:span text:style-name="T1">which</text:span><text:span text:style-name="T1"> </text:span><text:span text:style-name="T1">violates</text:span><text:span text:style-name="T1"> </text:span><text:span text:style-name="T1">one</text:span><text:span text:style-name="T1"> </text:span><text:span text:style-name="T1">of</text:span><text:span text:style-name="T1"> </text:span><text:span text:style-name="T1">their</text:span><text:span text:style-name="T1"> </text:span><text:span text:style-name="T1">core</text:span><text:span text:style-name="T1"> </text:span><text:span text:style-name="T1">principles</text:span><text:span text:style-name="T1"> </text:span><text:span text:style-name="T1">of</text:span><text:span text:style-name="T1"> “</text:span><text:span text:style-name="T1">internet</text:span><text:span text:style-name="T1"> </text:span><text:span text:style-name="T1">freedom</text:span><text:span text:style-name="T1">.” </text:span><text:span text:style-name="T1">Anonymous</text:span><text:span text:style-name="T1"> </text:span><text:span text:style-name="T1">responded</text:span><text:span text:style-name="T1"> </text:span><text:span text:style-name="T1">by</text:span><text:span text:style-name="T1"> </text:span><text:span text:style-name="T1">mirroring</text:span><text:span text:style-name="T1"> </text:span><text:span text:style-name="T1">the</text:span><text:span text:style-name="T1"> </text:span><text:span text:style-name="T1">Cruise</text:span><text:span text:style-name="T1"> </text:span><text:span text:style-name="T1">rant</text:span><text:span text:style-name="T1">, </text:span><text:span text:style-name="T1">making</text:span><text:span text:style-name="T1"> </text:span><text:span text:style-name="T1">it</text:span><text:span text:style-name="T1"> </text:span><text:span text:style-name="T1">impossible</text:span><text:span text:style-name="T1"> </text:span><text:span text:style-name="T1">to</text:span><text:span text:style-name="T1"> </text:span><text:span text:style-name="T1">eliminate</text:span><text:span text:style-name="T1">. </text:span><text:span text:style-name="T1">Continuing</text:span><text:span text:style-name="T1"> </text:span><text:span text:style-name="T1">their</text:span><text:span text:style-name="T1"> </text:span><text:span text:style-name="T1">attack</text:span><text:span text:style-name="T1"> </text:span><text:span text:style-name="T1">on</text:span><text:span text:style-name="T1"> </text:span><text:span text:style-name="T1">Scientology</text:span><text:span text:style-name="T1">, </text:span><text:span text:style-name="T1">Anonymous</text:span><text:span text:style-name="T1"> </text:span><text:span text:style-name="T1">began</text:span><text:span text:style-name="T1"> </text:span><text:span text:style-name="T1">its</text:span><text:span text:style-name="T1"> </text:span><text:span text:style-name="T1">first</text:span><text:span text:style-name="T1"> </text:span><text:span text:style-name="T1">major</text:span><text:span text:style-name="T1"> </text:span><text:span text:style-name="T1">operation</text:span><text:span text:style-name="T1">, </text:span><text:span text:style-name="T1">Project</text:span><text:span text:style-name="T1"> </text:span><text:span text:style-name="T1">Chanology</text:span><text:span text:style-name="T1"> </text:span><text:span text:style-name="T1">within</text:span><text:span text:style-name="T1"> </text:span><text:span text:style-name="T1">which</text:span><text:span text:style-name="T1"> </text:span><text:span text:style-name="T1">video</text:span><text:span text:style-name="T1"> </text:span><text:span text:style-name="T1">played</text:span><text:span text:style-name="T1"> </text:span><text:span text:style-name="T1">an</text:span><text:span text:style-name="T1"> </text:span><text:span text:style-name="T1">integral</text:span><text:span text:style-name="T1"> </text:span><text:span text:style-name="T1">component</text:span><text:span text:style-name="T1">. </text:span><text:span text:style-name="T1">Project</text:span><text:span text:style-name="T1"> </text:span><text:span text:style-name="T1">Chanology</text:span><text:span text:style-name="T1"> </text:span><text:span text:style-name="T1">was</text:span><text:span text:style-name="T1"> </text:span><text:span text:style-name="T1">announced</text:span><text:span text:style-name="T1"> </text:span><text:span text:style-name="T1">through</text:span><text:span text:style-name="T1"> </text:span><text:span text:style-name="T1">a</text:span><text:span text:style-name="T1"> </text:span><text:span text:style-name="T1">YouTube</text:span><text:span text:style-name="T1"> </text:span><text:span text:style-name="T1">video</text:span><text:span text:style-name="T1">, </text:span><text:span text:style-name="T1">Message</text:span><text:span text:style-name="T1"> </text:span><text:span text:style-name="T1">to</text:span><text:span text:style-name="T1"> </text:span><text:span text:style-name="T1">Scientology</text:span><text:span text:style-name="T1">. </text:span><text:span text:style-name="T1">In</text:span><text:span text:style-name="T1"> </text:span><text:span text:style-name="T1">the</text:span><text:span text:style-name="T1"> </text:span><text:span text:style-name="T1">video</text:span><text:span text:style-name="T1"> </text:span><text:span text:style-name="T1">Church</text:span><text:span text:style-name="T1">0</text:span><text:span text:style-name="T1">fScientology</text:span><text:span text:style-name="T1"> </text:span><text:span text:style-name="T1">refers</text:span><text:span text:style-name="T1"> </text:span><text:span text:style-name="T1">to</text:span><text:span text:style-name="T1"> </text:span><text:span text:style-name="T1">the</text:span><text:span text:style-name="T1"> </text:span><text:span text:style-name="T1">Cruise</text:span><text:span text:style-name="T1"> </text:span><text:span text:style-name="T1">video</text:span><text:span text:style-name="T1"> </text:span><text:span text:style-name="T1">as</text:span><text:span text:style-name="T1"> </text:span><text:span text:style-name="T1">Scientology</text:span><text:span text:style-name="T1">’</text:span><text:span text:style-name="T1">s</text:span><text:span text:style-name="T1"> “</text:span><text:span text:style-name="T1">latest</text:span><text:span text:style-name="T1"> </text:span><text:span text:style-name="T1">propaganda</text:span><text:span text:style-name="T1"> </text:span><text:span text:style-name="T1">video</text:span><text:span text:style-name="T1">.” <text:s/></text:span><text:span text:style-name="T1">As</text:span><text:span text:style-name="T1"> </text:span><text:span text:style-name="T1">stated</text:span><text:span text:style-name="T1"> </text:span><text:span text:style-name="T1">by</text:span><text:span text:style-name="T1"> </text:span><text:span text:style-name="T1">the</text:span><text:span text:style-name="T1"> </text:span><text:span text:style-name="T1">ominous</text:span><text:span text:style-name="T1"> </text:span><text:span text:style-name="T1">robot</text:span><text:span text:style-name="T1"> </text:span><text:span text:style-name="T1">voice</text:span><text:span text:style-name="T1">, </text:span><text:span text:style-name="T1">the</text:span><text:span text:style-name="T1"> </text:span><text:span text:style-name="T1">goal</text:span><text:span text:style-name="T1"> </text:span><text:span text:style-name="T1">of</text:span><text:span text:style-name="T1"> </text:span><text:span text:style-name="T1">Project</text:span><text:span text:style-name="T1"> </text:span><text:span text:style-name="T1">Chanology</text:span><text:span text:style-name="T1"> </text:span><text:span text:style-name="T1">was</text:span><text:span text:style-name="T1"> </text:span><text:span text:style-name="T1">to</text:span><text:span text:style-name="T1"> “</text:span><text:span text:style-name="T1">expel</text:span><text:span text:style-name="T1"> </text:span><text:span text:style-name="T1">the</text:span><text:span text:style-name="T1"> </text:span><text:span text:style-name="T1">church</text:span><text:span text:style-name="T1"> </text:span><text:span text:style-name="T1">from</text:span><text:span text:style-name="T1"> </text:span><text:span text:style-name="T1">the</text:span><text:span text:style-name="T1"> </text:span><text:span text:style-name="T1">Internet</text:span><text:span text:style-name="T1">”. (</text:span><text:span text:style-name="T1">textual</text:span><text:span text:style-name="T1"> </text:span><text:span text:style-name="T1">analysis</text:span><text:span text:style-name="T1"> </text:span><text:span text:style-name="T1">of</text:span><text:span text:style-name="T1"> </text:span><text:span text:style-name="T1">video</text:span><text:span text:style-name="T1">). </text:span><text:span text:style-name="T1">In</text:span><text:span text:style-name="T1"> </text:span><text:span text:style-name="T1">this</text:span><text:span text:style-name="T1"> </text:span><text:span text:style-name="T1">and</text:span><text:span text:style-name="T1"> </text:span><text:span text:style-name="T1">subsequent</text:span><text:span text:style-name="T1"> </text:span><text:span text:style-name="T1">projects</text:span><text:span text:style-name="T1">, </text:span><text:span text:style-name="T1">video</text:span><text:span text:style-name="T1"> </text:span><text:span text:style-name="T1">mirroring</text:span><text:span text:style-name="T1"> </text:span><text:span text:style-name="T1">played</text:span><text:span text:style-name="T1"> </text:span><text:span text:style-name="T1">a</text:span><text:span text:style-name="T1"> </text:span><text:span text:style-name="T1">crucial</text:span><text:span text:style-name="T1"> </text:span><text:span text:style-name="T1">role</text:span><text:span text:style-name="T1"> </text:span><text:span text:style-name="T1">in</text:span><text:span text:style-name="T1"> </text:span><text:span text:style-name="T1">retaining</text:span><text:span text:style-name="T1"> </text:span><text:span text:style-name="T1">visibility</text:span><text:span text:style-name="T1">. </text:span></text:p>
      <text:p text:style-name="P2"/>
      <text:p text:style-name="P1"><text:span text:style-name="T1">A</text:span><text:span text:style-name="T1"> </text:span><text:span text:style-name="T1">second</text:span><text:span text:style-name="T1"> </text:span><text:span text:style-name="T1">video</text:span><text:span text:style-name="T1"> </text:span><text:span text:style-name="T1">followed</text:span><text:span text:style-name="T1"> </text:span><text:span text:style-name="T1">from</text:span><text:span text:style-name="T1"> </text:span><text:span text:style-name="T1">Church</text:span><text:span text:style-name="T1">0</text:span><text:span text:style-name="T1">fScientology</text:span><text:span text:style-name="T1">, </text:span><text:span text:style-name="T1">Call</text:span><text:span text:style-name="T1"> </text:span><text:span text:style-name="T1">to</text:span><text:span text:style-name="T1"> </text:span><text:span text:style-name="T1">Action</text:span><text:span text:style-name="T1">, </text:span><text:span text:style-name="T1">to</text:span><text:span text:style-name="T1"> </text:span><text:span text:style-name="T1">combat</text:span><text:span text:style-name="T1"> </text:span><text:span text:style-name="T1">mainstream</text:span><text:span text:style-name="T1"> </text:span><text:span text:style-name="T1">media</text:span><text:span text:style-name="T1"> </text:span><text:span text:style-name="T1">misrepresentation</text:span><text:span text:style-name="T1"> </text:span><text:span text:style-name="T1">of</text:span><text:span text:style-name="T1"> </text:span><text:span text:style-name="T1">Anonymous</text:span><text:span text:style-name="T1"> </text:span><text:span text:style-name="T1">as</text:span><text:span text:style-name="T1"> “</text:span><text:span text:style-name="T1">superhackers</text:span><text:span text:style-name="T1">” </text:span><text:span text:style-name="T1">and</text:span><text:span text:style-name="T1"> </text:span><text:span text:style-name="T1">not</text:span><text:span text:style-name="T1"> </text:span><text:span text:style-name="T1">a</text:span><text:span text:style-name="T1"> “</text:span><text:span text:style-name="T1">collective</text:span><text:span text:style-name="T1">...</text:span><text:span text:style-name="T1">from</text:span><text:span text:style-name="T1"> </text:span><text:span text:style-name="T1">all</text:span><text:span text:style-name="T1"> </text:span><text:span text:style-name="T1">walks</text:span><text:span text:style-name="T1"> </text:span><text:span text:style-name="T1">of</text:span><text:span text:style-name="T1"> </text:span><text:span text:style-name="T1">life</text:span><text:span text:style-name="T1">” </text:span><text:span text:style-name="T1">with</text:span><text:span text:style-name="T1"> </text:span><text:span text:style-name="T1">various</text:span><text:span text:style-name="T1"> </text:span><text:span text:style-name="T1">competencies</text:span><text:span text:style-name="T1"> </text:span><text:span text:style-name="T1">united</text:span><text:span text:style-name="T1"> </text:span><text:span text:style-name="T1">to</text:span><text:span text:style-name="T1"> </text:span><text:span text:style-name="T1">resist</text:span><text:span text:style-name="T1"> </text:span><text:span text:style-name="T1">corruption</text:span><text:span text:style-name="T1">.. </text:span><text:span text:style-name="T1">Call</text:span><text:span text:style-name="T1"> </text:span><text:span text:style-name="T1">to</text:span><text:span text:style-name="T1"> </text:span><text:span text:style-name="T1">Action</text:span><text:span text:style-name="T1"> </text:span><text:span text:style-name="T1">concludes</text:span><text:span text:style-name="T1"> </text:span><text:span text:style-name="T1">by</text:span><text:span text:style-name="T1"> </text:span><text:span text:style-name="T1">inviting</text:span><text:span text:style-name="T1"> </text:span><text:span text:style-name="T1">viewers</text:span><text:span text:style-name="T1"> </text:span><text:span text:style-name="T1">to</text:span><text:span text:style-name="T1"> </text:span><text:span text:style-name="T1">protest</text:span><text:span text:style-name="T1"> </text:span><text:span text:style-name="T1">outside</text:span><text:span text:style-name="T1"> </text:span><text:span text:style-name="T1">of</text:span><text:span text:style-name="T1"> </text:span><text:span text:style-name="T1">Scientology</text:span><text:span text:style-name="T1"> </text:span><text:span text:style-name="T1">centers</text:span><text:span text:style-name="T1"> </text:span><text:span text:style-name="T1">on</text:span><text:span text:style-name="T1"> </text:span><text:span text:style-name="T1">February</text:span><text:span text:style-name="T1"> 10</text:span><text:span text:style-name="T1">th</text:span><text:span text:style-name="T1">, 2008. </text:span><text:span text:style-name="T1">Call</text:span><text:span text:style-name="T1"> </text:span><text:span text:style-name="T1">to</text:span><text:span text:style-name="T1"> </text:span><text:span text:style-name="T1">Action</text:span><text:span text:style-name="T1"> </text:span><text:span text:style-name="T1">was</text:span><text:span text:style-name="T1"> </text:span><text:span text:style-name="T1">taken</text:span><text:span text:style-name="T1"> </text:span><text:span text:style-name="T1">down</text:span><text:span text:style-name="T1"> </text:span><text:span text:style-name="T1">by</text:span><text:span text:style-name="T1"> </text:span><text:span text:style-name="T1">YouTube</text:span><text:span text:style-name="T1"> </text:span><text:span text:style-name="T1">which</text:span><text:span text:style-name="T1"> </text:span><text:span text:style-name="T1">cited</text:span><text:span text:style-name="T1"> </text:span><text:span text:style-name="T1">violations</text:span><text:span text:style-name="T1"> </text:span><text:span text:style-name="T1">of</text:span><text:span text:style-name="T1"> “</text:span><text:span text:style-name="T1">terms</text:span><text:span text:style-name="T1"> </text:span><text:span text:style-name="T1">of</text:span><text:span text:style-name="T1"> </text:span><text:span text:style-name="T1">service</text:span><text:span text:style-name="T1">.” </text:span><text:span text:style-name="T1">Soon</text:span><text:span text:style-name="T1"> </text:span><text:span text:style-name="T1">after</text:span><text:span text:style-name="T1">, </text:span><text:span text:style-name="T1">however</text:span><text:span text:style-name="T1">, </text:span><text:span text:style-name="T1">the</text:span><text:span text:style-name="T1"> </text:span><text:span text:style-name="T1">video</text:span><text:span text:style-name="T1"> </text:span><text:span text:style-name="T1">was</text:span><text:span text:style-name="T1"> </text:span><text:span text:style-name="T1">mirrored</text:span><text:span text:style-name="T1"> </text:span><text:span text:style-name="T1">and</text:span><text:span text:style-name="T1"> </text:span><text:span text:style-name="T1">reappeared</text:span><text:span text:style-name="T1"> </text:span><text:span text:style-name="T1">throughout</text:span><text:span text:style-name="T1"> </text:span><text:span text:style-name="T1">YouTube</text:span><text:span text:style-name="T1">. </text:span><text:span text:style-name="T1">Media</text:span><text:span text:style-name="T1"> </text:span><text:span text:style-name="T1">campaigns</text:span><text:span text:style-name="T1"> </text:span><text:span text:style-name="T1">such</text:span><text:span text:style-name="T1"> </text:span><text:span text:style-name="T1">as</text:span><text:span text:style-name="T1"> </text:span><text:span text:style-name="T1">video</text:span><text:span text:style-name="T1"> </text:span><text:span text:style-name="T1">propaganda</text:span><text:span text:style-name="T1"> </text:span><text:span text:style-name="T1">was</text:span><text:span text:style-name="T1"> </text:span><text:span text:style-name="T1">central</text:span><text:span text:style-name="T1"> </text:span><text:span text:style-name="T1">to</text:span><text:span text:style-name="T1"> </text:span><text:span text:style-name="T1">this</text:span><text:span text:style-name="T1"> </text:span><text:span text:style-name="T1">battle</text:span><text:span text:style-name="T1">, </text:span><text:span text:style-name="T1">as</text:span><text:span text:style-name="T1"> </text:span><text:span text:style-name="T1">a</text:span><text:span text:style-name="T1"> </text:span><text:span text:style-name="T1">post</text:span><text:span text:style-name="T1"> </text:span><text:span text:style-name="T1">on</text:span><text:span text:style-name="T1"> </text:span><text:span text:style-name="T1">an</text:span><text:span text:style-name="T1"> </text:span><text:span text:style-name="T1">Anonymous</text:span><text:span text:style-name="T1"> </text:span><text:span text:style-name="T1">website</text:span><text:span text:style-name="T1"> </text:span><text:span text:style-name="T1">said</text:span><text:span text:style-name="T1">, “</text:span><text:span text:style-name="T1">It</text:span><text:span text:style-name="T1"> </text:span><text:span text:style-name="T1">will</text:span><text:span text:style-name="T1"> </text:span><text:span text:style-name="T1">require</text:span><text:span text:style-name="T1"> </text:span><text:span text:style-name="T1">our</text:span><text:span text:style-name="T1"> </text:span><text:span text:style-name="T1">talkers</text:span><text:span text:style-name="T1">, </text:span><text:span text:style-name="T1">not</text:span><text:span text:style-name="T1"> </text:span><text:span text:style-name="T1">our</text:span><text:span text:style-name="T1"> </text:span><text:span text:style-name="T1">hackers</text:span><text:span text:style-name="T1">; </text:span><text:span text:style-name="T1">it</text:span><text:span text:style-name="T1"> </text:span><text:span text:style-name="T1">will</text:span><text:span text:style-name="T1"> </text:span><text:span text:style-name="T1">require</text:span><text:span text:style-name="T1"> </text:span><text:span text:style-name="T1">our</text:span><text:span text:style-name="T1"> </text:span><text:span text:style-name="T1">dedicated</text:span><text:span text:style-name="T1"> </text:span><text:span text:style-name="T1">Anon</text:span><text:span text:style-name="T1"> </text:span><text:span text:style-name="T1">across</text:span><text:span text:style-name="T1"> </text:span><text:span text:style-name="T1">the</text:span><text:span text:style-name="T1"> </text:span><text:span text:style-name="T1">world</text:span><text:span text:style-name="T1"> </text:span><text:span text:style-name="T1">to</text:span><text:span text:style-name="T1"> </text:span><text:span text:style-name="T1">do</text:span><text:span text:style-name="T1"> </text:span><text:span text:style-name="T1">their</text:span><text:span text:style-name="T1"> </text:span><text:span text:style-name="T1">part</text:span><text:span text:style-name="T1">.” </text:span><text:span text:style-name="T1">Linked</text:span><text:span text:style-name="T1"> </text:span><text:span text:style-name="T1">with</text:span><text:span text:style-name="T1"> </text:span><text:span text:style-name="T1">the</text:span><text:span text:style-name="T1"> </text:span><text:span text:style-name="T1">video</text:span><text:span text:style-name="T1">, </text:span><text:span text:style-name="T1">Anonymous</text:span><text:span text:style-name="T1"> </text:span><text:span text:style-name="T1">began</text:span><text:span text:style-name="T1"> </text:span><text:span text:style-name="T1">DDoS</text:span><text:span text:style-name="T1"> </text:span><text:span text:style-name="T1">attacks</text:span><text:span text:style-name="T1">, </text:span><text:span text:style-name="T1">pranks</text:span><text:span text:style-name="T1"> </text:span><text:span text:style-name="T1">calls</text:span><text:span text:style-name="T1"> </text:span><text:span text:style-name="T1">and</text:span><text:span text:style-name="T1"> “</text:span><text:span text:style-name="T1">black</text:span><text:span text:style-name="T1"> </text:span><text:span text:style-name="T1">faxes</text:span><text:span text:style-name="T1">.” </text:span><text:span text:style-name="T1">With</text:span><text:span text:style-name="T1"> </text:span><text:span text:style-name="T1">video</text:span><text:span text:style-name="T1"> </text:span><text:span text:style-name="T1">censorship</text:span><text:span text:style-name="T1"> </text:span><text:span text:style-name="T1">and</text:span><text:span text:style-name="T1"> </text:span><text:span text:style-name="T1">videographical</text:span><text:span text:style-name="T1"> </text:span><text:span text:style-name="T1">warfare</text:span><text:span text:style-name="T1">, </text:span><text:span text:style-name="T1">video</text:span><text:span text:style-name="T1"> </text:span><text:span text:style-name="T1">itself</text:span><text:span text:style-name="T1"> </text:span><text:span text:style-name="T1">became</text:span><text:span text:style-name="T1"> </text:span><text:span text:style-name="T1">the</text:span><text:span text:style-name="T1"> </text:span><text:span text:style-name="T1">means</text:span><text:span text:style-name="T1">, </text:span><text:span text:style-name="T1">reason</text:span><text:span text:style-name="T1">, </text:span><text:span text:style-name="T1">and</text:span><text:span text:style-name="T1"> </text:span><text:span text:style-name="T1">ground</text:span><text:span text:style-name="T1"> </text:span><text:span text:style-name="T1">for</text:span><text:span text:style-name="T1"> </text:span><text:span text:style-name="T1">political</text:span><text:span text:style-name="T1"> </text:span><text:span text:style-name="T1">mobilization</text:span><text:span text:style-name="T1">.</text:span></text:p>
      <text:p text:style-name="P2"/>
      <text:p text:style-name="P1"><text:span text:style-name="T1">A</text:span><text:span text:style-name="T1"> </text:span><text:span text:style-name="T1">third</text:span><text:span text:style-name="T1"> </text:span><text:span text:style-name="T1">and</text:span><text:span text:style-name="T1"> </text:span><text:span text:style-name="T1">final</text:span><text:span text:style-name="T1"> </text:span><text:span text:style-name="T1">Anonymous</text:span><text:span text:style-name="T1"> </text:span><text:span text:style-name="T1">video</text:span><text:span text:style-name="T1"> </text:span><text:span text:style-name="T1">produced</text:span><text:span text:style-name="T1"> </text:span><text:span text:style-name="T1">by</text:span><text:span text:style-name="T1"> </text:span><text:span text:style-name="T1">Church</text:span><text:span text:style-name="T1">0</text:span><text:span text:style-name="T1">fScientology</text:span><text:span text:style-name="T1"> </text:span><text:span text:style-name="T1">as</text:span><text:span text:style-name="T1"> </text:span><text:span text:style-name="T1">part</text:span><text:span text:style-name="T1"> </text:span><text:span text:style-name="T1">of</text:span><text:span text:style-name="T1"> </text:span><text:span text:style-name="T1">the</text:span><text:span text:style-name="T1"> </text:span><text:span text:style-name="T1">transmedia</text:span><text:span text:style-name="T1"> </text:span><text:span text:style-name="T1">Project</text:span><text:span text:style-name="T1"> </text:span><text:span text:style-name="T1">Chanology</text:span><text:span text:style-name="T1"> </text:span><text:span text:style-name="T1">was</text:span><text:span text:style-name="T1"> </text:span><text:span text:style-name="T1">Code</text:span><text:span text:style-name="T1"> </text:span><text:span text:style-name="T1">of</text:span><text:span text:style-name="T1"> </text:span><text:span text:style-name="T1">Conduct</text:span><text:span text:style-name="T1">. </text:span><text:span text:style-name="T1">Where</text:span><text:span text:style-name="T1"> </text:span><text:span text:style-name="T1">Message</text:span><text:span text:style-name="T1"> </text:span><text:span text:style-name="T1">to</text:span><text:span text:style-name="T1"> </text:span><text:span text:style-name="T1">Scientology</text:span><text:span text:style-name="T1"> </text:span><text:span text:style-name="T1">was</text:span><text:span text:style-name="T1"> </text:span><text:span text:style-name="T1">addressed</text:span><text:span text:style-name="T1"> </text:span><text:span text:style-name="T1">to</text:span><text:span text:style-name="T1"> </text:span><text:span text:style-name="T1">Scientology</text:span><text:span text:style-name="T1">, </text:span><text:span text:style-name="T1">Call</text:span><text:span text:style-name="T1"> </text:span><text:span text:style-name="T1">to</text:span><text:span text:style-name="T1"> </text:span><text:span text:style-name="T1">Action</text:span><text:span text:style-name="T1"> </text:span><text:span text:style-name="T1">to</text:span><text:span text:style-name="T1"> </text:span><text:span text:style-name="T1">the</text:span><text:span text:style-name="T1"> </text:span><text:span text:style-name="T1">mainstream</text:span><text:span text:style-name="T1"> </text:span><text:span text:style-name="T1">media</text:span><text:span text:style-name="T1">, </text:span><text:span text:style-name="T1">Code</text:span><text:span text:style-name="T1"> </text:span><text:span text:style-name="T1">of</text:span><text:span text:style-name="T1"> </text:span><text:span text:style-name="T1">Conduct</text:span><text:span text:style-name="T1"> </text:span><text:span text:style-name="T1">was</text:span><text:span text:style-name="T1"> </text:span><text:span text:style-name="T1">a</text:span><text:span text:style-name="T1"> </text:span><text:span text:style-name="T1">public</text:span><text:span text:style-name="T1"> </text:span><text:span text:style-name="T1">document</text:span><text:span text:style-name="T1"> </text:span><text:span text:style-name="T1">for</text:span><text:span text:style-name="T1"> </text:span><text:span text:style-name="T1">other</text:span><text:span text:style-name="T1"> </text:span><text:span text:style-name="T1">Anons</text:span><text:span text:style-name="T1"> </text:span><text:span text:style-name="T1">citing</text:span><text:span text:style-name="T1"> 22 </text:span><text:span text:style-name="T1">principles</text:span><text:span text:style-name="T1"> </text:span><text:span text:style-name="T1">to</text:span><text:span text:style-name="T1"> </text:span><text:span text:style-name="T1">follow</text:span><text:span text:style-name="T1"> </text:span><text:span text:style-name="T1">for</text:span><text:span text:style-name="T1"> </text:span><text:span text:style-name="T1">successful</text:span><text:span text:style-name="T1"> </text:span><text:span text:style-name="T1">physical</text:span><text:span text:style-name="T1"> </text:span><text:span text:style-name="T1">protests</text:span><text:span text:style-name="T1">. </text:span><text:span text:style-name="T1">Like</text:span><text:span text:style-name="T1"> </text:span><text:span text:style-name="T1">all</text:span><text:span text:style-name="T1"> </text:span><text:span text:style-name="T1">others</text:span><text:span text:style-name="T1">, </text:span><text:span text:style-name="T1">Code</text:span><text:span text:style-name="T1"> </text:span><text:span text:style-name="T1">of</text:span><text:span text:style-name="T1"> </text:span><text:span text:style-name="T1">Conduct</text:span><text:span text:style-name="T1"> </text:span><text:span text:style-name="T1">was</text:span><text:span text:style-name="T1"> </text:span><text:span text:style-name="T1">vigorously</text:span><text:span text:style-name="T1"> </text:span><text:span text:style-name="T1">mirrored</text:span><text:span text:style-name="T1">. </text:span><text:span text:style-name="T1">Anonymousworldwar</text:span><text:span text:style-name="T1">3, </text:span><text:span text:style-name="T1">who</text:span><text:span text:style-name="T1"> </text:span><text:span text:style-name="T1">usually</text:span><text:span text:style-name="T1"> </text:span><text:span text:style-name="T1">produces</text:span><text:span text:style-name="T1"> </text:span><text:span text:style-name="T1">all</text:span><text:span text:style-name="T1"> </text:span><text:span text:style-name="T1">of</text:span><text:span text:style-name="T1"> </text:span><text:span text:style-name="T1">the</text:span><text:span text:style-name="T1"> </text:span><text:span text:style-name="T1">videos</text:span><text:span text:style-name="T1"> </text:span><text:span text:style-name="T1">on</text:span><text:span text:style-name="T1"> </text:span><text:span text:style-name="T1">their</text:span><text:span text:style-name="T1"> </text:span><text:span text:style-name="T1">accounts</text:span><text:span text:style-name="T1">, </text:span><text:span text:style-name="T1">explains</text:span><text:span text:style-name="T1"> </text:span><text:span text:style-name="T1">why</text:span><text:span text:style-name="T1"> </text:span><text:span text:style-name="T1">they</text:span><text:span text:style-name="T1"> </text:span><text:span text:style-name="T1">decided</text:span><text:span text:style-name="T1"> </text:span><text:span text:style-name="T1">to</text:span><text:span text:style-name="T1"> </text:span><text:span text:style-name="T1">mirrored</text:span><text:span text:style-name="T1"> </text:span><text:span text:style-name="T1">Code</text:span><text:span text:style-name="T1"> </text:span><text:span text:style-name="T1">of</text:span><text:span text:style-name="T1"> </text:span><text:span text:style-name="T1">Conduct</text:span><text:span text:style-name="T1">. </text:span><text:span text:style-name="T1">It</text:span><text:span text:style-name="T1"> “</text:span><text:span text:style-name="T1">at</text:span><text:span text:style-name="T1"> </text:span><text:span text:style-name="T1">that</text:span><text:span text:style-name="T1"> </text:span><text:span text:style-name="T1">time</text:span><text:span text:style-name="T1"> </text:span><text:span text:style-name="T1">we</text:span><text:span text:style-name="T1"> </text:span><text:span text:style-name="T1">were</text:span><text:span text:style-name="T1"> </text:span><text:span text:style-name="T1">organizing</text:span><text:span text:style-name="T1"> </text:span><text:span text:style-name="T1">real</text:span><text:span text:style-name="T1"> </text:span><text:span text:style-name="T1">life</text:span><text:span text:style-name="T1"> </text:span><text:span text:style-name="T1">protests</text:span><text:span text:style-name="T1"> </text:span><text:span text:style-name="T1">and</text:span><text:span text:style-name="T1"> </text:span><text:span text:style-name="T1">I</text:span><text:span text:style-name="T1"> </text:span><text:span text:style-name="T1">felt</text:span><text:span text:style-name="T1"> </text:span><text:span text:style-name="T1">it</text:span><text:span text:style-name="T1"> </text:span><text:span text:style-name="T1">was</text:span><text:span text:style-name="T1"> </text:span><text:span text:style-name="T1">important</text:span><text:span text:style-name="T1"> </text:span><text:span text:style-name="T1">to</text:span><text:span text:style-name="T1"> </text:span><text:span text:style-name="T1">get</text:span><text:span text:style-name="T1"> </text:span><text:span text:style-name="T1">that</text:span><text:span text:style-name="T1"> </text:span><text:span text:style-name="T1">video</text:span><text:span text:style-name="T1"> / </text:span><text:span text:style-name="T1">info</text:span><text:span text:style-name="T1"> </text:span><text:span text:style-name="T1">out</text:span><text:span text:style-name="T1"> </text:span><text:span text:style-name="T1">there</text:span><text:span text:style-name="T1"> </text:span><text:span text:style-name="T1">before</text:span><text:span text:style-name="T1"> </text:span><text:span text:style-name="T1">going</text:span><text:span text:style-name="T1"> </text:span><text:span text:style-name="T1">out</text:span><text:span text:style-name="T1"> </text:span><text:span text:style-name="T1">into</text:span><text:span text:style-name="T1"> </text:span><text:span text:style-name="T1">the</text:span><text:span text:style-name="T1"> '</text:span><text:span text:style-name="T1">real</text:span><text:span text:style-name="T1"> </text:span><text:span text:style-name="T1">world</text:span><text:span text:style-name="T1">'.” </text:span><text:span text:style-name="T1">Code</text:span><text:span text:style-name="T1"> </text:span><text:span text:style-name="T1">of</text:span><text:span text:style-name="T1"> </text:span><text:span text:style-name="T1">Conduct</text:span><text:span text:style-name="T1"> </text:span><text:span text:style-name="T1">is</text:span><text:span text:style-name="T1"> </text:span><text:span text:style-name="T1">ostensibly</text:span><text:span text:style-name="T1"> </text:span><text:span text:style-name="T1">a</text:span><text:span text:style-name="T1"> </text:span><text:span text:style-name="T1">how</text:span><text:span text:style-name="T1">-</text:span><text:span text:style-name="T1">to</text:span><text:span text:style-name="T1"> </text:span><text:span text:style-name="T1">video</text:span><text:span text:style-name="T1"> </text:span><text:span text:style-name="T1">for</text:span><text:span text:style-name="T1"> </text:span><text:span text:style-name="T1">Anons</text:span><text:span text:style-name="T1"> </text:span><text:span text:style-name="T1">about</text:span><text:span text:style-name="T1"> </text:span><text:span text:style-name="T1">how</text:span><text:span text:style-name="T1"> </text:span><text:span text:style-name="T1">to</text:span><text:span text:style-name="T1"> </text:span><text:span text:style-name="T1">comport</text:span><text:span text:style-name="T1"> </text:span><text:span text:style-name="T1">themselves</text:span><text:span text:style-name="T1"> </text:span><text:span text:style-name="T1">at</text:span><text:span text:style-name="T1"> </text:span><text:span text:style-name="T1">the</text:span><text:span text:style-name="T1"> </text:span><text:span text:style-name="T1">upcoming</text:span><text:span text:style-name="T1"> </text:span><text:span text:style-name="T1">protests</text:span><text:span text:style-name="T1"> </text:span><text:span text:style-name="T1">at</text:span><text:span text:style-name="T1"> </text:span><text:span text:style-name="T1">the</text:span><text:span text:style-name="T1"> </text:span><text:span text:style-name="T1">grounds</text:span><text:span text:style-name="T1"> </text:span><text:span text:style-name="T1">of</text:span><text:span text:style-name="T1"> </text:span><text:soft-page-break/><text:span text:style-name="T1">Church</text:span><text:span text:style-name="T1"> </text:span><text:span text:style-name="T1">of</text:span><text:span text:style-name="T1"> </text:span><text:span text:style-name="T1">Scientology</text:span><text:span text:style-name="T1">. </text:span><text:span text:style-name="T1">This</text:span><text:span text:style-name="T1"> </text:span><text:span text:style-name="T1">example</text:span><text:span text:style-name="T1"> </text:span><text:span text:style-name="T1">illustrates</text:span><text:span text:style-name="T1"> </text:span><text:span text:style-name="T1">how</text:span><text:span text:style-name="T1"> </text:span><text:span text:style-name="T1">Anon</text:span><text:span text:style-name="T1"> </text:span><text:span text:style-name="T1">videos</text:span><text:span text:style-name="T1"> </text:span><text:span text:style-name="T1">and</text:span><text:span text:style-name="T1"> </text:span><text:span text:style-name="T1">mirroring</text:span><text:span text:style-name="T1"> </text:span><text:span text:style-name="T1">practices</text:span><text:span text:style-name="T1"> </text:span><text:span text:style-name="T1">articulate</text:span><text:span text:style-name="T1"> </text:span><text:span text:style-name="T1">within</text:span><text:span text:style-name="T1"> </text:span><text:span text:style-name="T1">physical</text:span><text:span text:style-name="T1"> </text:span><text:span text:style-name="T1">and</text:span><text:span text:style-name="T1"> </text:span><text:span text:style-name="T1">transmedia</text:span><text:span text:style-name="T1"> </text:span><text:span text:style-name="T1">protest</text:span><text:span text:style-name="T1"> </text:span><text:span text:style-name="T1">activities</text:span><text:span text:style-name="T1">. </text:span></text:p>
      <text:p text:style-name="P2"/>
      <text:p text:style-name="P1"><text:span text:style-name="T1">In</text:span><text:span text:style-name="T1"> </text:span><text:span text:style-name="T1">this</text:span><text:span text:style-name="T1"> “</text:span><text:span text:style-name="T1">rhizomatic</text:span><text:span text:style-name="T1"> </text:span><text:span text:style-name="T1">nomadic</text:span><text:span text:style-name="T1"> </text:span><text:span text:style-name="T1">war</text:span><text:span text:style-name="T1">,” </text:span><text:span text:style-name="T1">as</text:span><text:span text:style-name="T1"> </text:span><text:span text:style-name="T1">Anonyomousworldwar</text:span><text:span text:style-name="T1">3 </text:span><text:span text:style-name="T1">calls</text:span><text:span text:style-name="T1"> </text:span><text:span text:style-name="T1">such</text:span><text:span text:style-name="T1"> </text:span><text:span text:style-name="T1">operations</text:span><text:span text:style-name="T1">, </text:span><text:span text:style-name="T1">mirroring</text:span><text:span text:style-name="T1"> </text:span><text:span text:style-name="T1">is</text:span><text:span text:style-name="T1"> </text:span><text:span text:style-name="T1">a</text:span><text:span text:style-name="T1"> </text:span><text:span text:style-name="T1">way</text:span><text:span text:style-name="T1"> </text:span><text:span text:style-name="T1">Anonymous</text:span><text:span text:style-name="T1"> </text:span><text:span text:style-name="T1">resisted</text:span><text:span text:style-name="T1"> </text:span><text:span text:style-name="T1">Scientology</text:span><text:span text:style-name="T1">’</text:span><text:span text:style-name="T1">s</text:span><text:span text:style-name="T1"> </text:span><text:span text:style-name="T1">counter</text:span><text:span text:style-name="T1">-</text:span><text:span text:style-name="T1">attack</text:span><text:span text:style-name="T1">. </text:span><text:span text:style-name="T1">For</text:span><text:span text:style-name="T1"> </text:span><text:span text:style-name="T1">example</text:span><text:span text:style-name="T1">, </text:span><text:span text:style-name="T1">Alucard</text:span><text:span text:style-name="T1"> 9692010 </text:span><text:span text:style-name="T1">said</text:span><text:span text:style-name="T1">, “</text:span><text:span text:style-name="T1">back</text:span><text:span text:style-name="T1"> </text:span><text:span text:style-name="T1">in</text:span><text:span text:style-name="T1"> 2008 </text:span><text:span text:style-name="T1">when</text:span><text:span text:style-name="T1"> </text:span><text:span text:style-name="T1">Anonymous</text:span><text:span text:style-name="T1"> </text:span><text:span text:style-name="T1">started</text:span><text:span text:style-name="T1"> </text:span><text:span text:style-name="T1">its</text:span><text:span text:style-name="T1"> </text:span><text:span text:style-name="T1">war</text:span><text:span text:style-name="T1"> </text:span><text:span text:style-name="T1">against</text:span><text:span text:style-name="T1"> </text:span><text:span text:style-name="T1">the</text:span><text:span text:style-name="T1"> </text:span><text:span text:style-name="T1">Cult</text:span><text:span text:style-name="T1"> </text:span><text:span text:style-name="T1">of</text:span><text:span text:style-name="T1"> </text:span><text:span text:style-name="T1">Scientology</text:span><text:span text:style-name="T1">, </text:span><text:span text:style-name="T1">a</text:span><text:span text:style-name="T1"> </text:span><text:span text:style-name="T1">very</text:span><text:span text:style-name="T1"> </text:span><text:span text:style-name="T1">large</text:span><text:span text:style-name="T1"> </text:span><text:span text:style-name="T1">quantity</text:span><text:span text:style-name="T1"> </text:span><text:span text:style-name="T1">of</text:span><text:span text:style-name="T1"> </text:span><text:span text:style-name="T1">Anonymous</text:span><text:span text:style-name="T1"> </text:span><text:span text:style-name="T1">videos</text:span><text:span text:style-name="T1"> </text:span><text:span text:style-name="T1">were</text:span><text:span text:style-name="T1"> </text:span><text:span text:style-name="T1">created</text:span><text:span text:style-name="T1"> </text:span><text:span text:style-name="T1">to</text:span><text:span text:style-name="T1"> </text:span><text:span text:style-name="T1">educate</text:span><text:span text:style-name="T1"> </text:span><text:span text:style-name="T1">and</text:span><text:span text:style-name="T1"> </text:span><text:span text:style-name="T1">expose</text:span><text:span text:style-name="T1"> </text:span><text:span text:style-name="T1">Scientology</text:span><text:span text:style-name="T1"> </text:span><text:span text:style-name="T1">to</text:span><text:span text:style-name="T1"> </text:span><text:span text:style-name="T1">the</text:span><text:span text:style-name="T1"> </text:span><text:span text:style-name="T1">general</text:span><text:span text:style-name="T1"> </text:span><text:span text:style-name="T1">public</text:span><text:span text:style-name="T1">. </text:span><text:span text:style-name="T1">But</text:span><text:span text:style-name="T1"> </text:span><text:span text:style-name="T1">then</text:span><text:span text:style-name="T1"> </text:span><text:span text:style-name="T1">I</text:span><text:span text:style-name="T1"> (</text:span><text:span text:style-name="T1">and</text:span><text:span text:style-name="T1"> </text:span><text:span text:style-name="T1">many</text:span><text:span text:style-name="T1"> </text:span><text:span text:style-name="T1">others</text:span><text:span text:style-name="T1">) </text:span><text:span text:style-name="T1">noticed</text:span><text:span text:style-name="T1"> </text:span><text:span text:style-name="T1">that</text:span><text:span text:style-name="T1"> </text:span><text:span text:style-name="T1">Scientology</text:span><text:span text:style-name="T1"> </text:span><text:span text:style-name="T1">started</text:span><text:span text:style-name="T1"> </text:span><text:span text:style-name="T1">a</text:span><text:span text:style-name="T1"> </text:span><text:span text:style-name="T1">false</text:span><text:span text:style-name="T1"> </text:span><text:span text:style-name="T1">flagging</text:span><text:span text:style-name="T1"> </text:span><text:span text:style-name="T1">campaign</text:span><text:span text:style-name="T1"> </text:span><text:span text:style-name="T1">and</text:span><text:span text:style-name="T1"> </text:span><text:span text:style-name="T1">illegibly</text:span><text:span text:style-name="T1"> </text:span><text:span text:style-name="T1">took</text:span><text:span text:style-name="T1"> </text:span><text:span text:style-name="T1">down</text:span><text:span text:style-name="T1"> </text:span><text:span text:style-name="T1">quite</text:span><text:span text:style-name="T1"> </text:span><text:span text:style-name="T1">a</text:span><text:span text:style-name="T1"> </text:span><text:span text:style-name="T1">few</text:span><text:span text:style-name="T1"> </text:span><text:span text:style-name="T1">of</text:span><text:span text:style-name="T1"> </text:span><text:span text:style-name="T1">these</text:span><text:span text:style-name="T1"> </text:span><text:span text:style-name="T1">anonymous</text:span><text:span text:style-name="T1"> </text:span><text:span text:style-name="T1">videos</text:span><text:span text:style-name="T1">. </text:span><text:span text:style-name="T1">So</text:span><text:span text:style-name="T1">, </text:span><text:span text:style-name="T1">as</text:span><text:span text:style-name="T1"> </text:span><text:span text:style-name="T1">a</text:span><text:span text:style-name="T1"> </text:span><text:span text:style-name="T1">response</text:span><text:span text:style-name="T1">, </text:span><text:span text:style-name="T1">Anonymous</text:span><text:span text:style-name="T1"> </text:span><text:span text:style-name="T1">everywhere</text:span><text:span text:style-name="T1"> (</text:span><text:span text:style-name="T1">me</text:span><text:span text:style-name="T1"> </text:span><text:span text:style-name="T1">included</text:span><text:span text:style-name="T1">) </text:span><text:span text:style-name="T1">started</text:span><text:span text:style-name="T1"> </text:span><text:span text:style-name="T1">to</text:span><text:span text:style-name="T1"> </text:span><text:span text:style-name="T1">re</text:span><text:span text:style-name="T1">-</text:span><text:span text:style-name="T1">upload</text:span><text:span text:style-name="T1"> </text:span><text:span text:style-name="T1">the</text:span><text:span text:style-name="T1"> </text:span><text:span text:style-name="T1">removed</text:span><text:span text:style-name="T1"> </text:span><text:span text:style-name="T1">videos</text:span><text:span text:style-name="T1"> </text:span><text:span text:style-name="T1">everywhere</text:span><text:span text:style-name="T1">. </text:span><text:span text:style-name="T1">Nobody</text:span><text:span text:style-name="T1"> </text:span><text:span text:style-name="T1">likes</text:span><text:span text:style-name="T1"> </text:span><text:span text:style-name="T1">a</text:span><text:span text:style-name="T1"> </text:span><text:span text:style-name="T1">cheater</text:span><text:span text:style-name="T1"> :). </text:span><text:span text:style-name="T1">They</text:span><text:span text:style-name="T1"> </text:span><text:span text:style-name="T1">took</text:span><text:span text:style-name="T1"> </text:span><text:span text:style-name="T1">one</text:span><text:span text:style-name="T1"> </text:span><text:span text:style-name="T1">of</text:span><text:span text:style-name="T1"> </text:span><text:span text:style-name="T1">our</text:span><text:span text:style-name="T1"> </text:span><text:span text:style-name="T1">videos</text:span><text:span text:style-name="T1"> </text:span><text:span text:style-name="T1">down</text:span><text:span text:style-name="T1">, </text:span><text:span text:style-name="T1">we</text:span><text:span text:style-name="T1"> </text:span><text:span text:style-name="T1">uploaded</text:span><text:span text:style-name="T1"> </text:span><text:span text:style-name="T1">it</text:span><text:span text:style-name="T1"> 10 </text:span><text:span text:style-name="T1">times</text:span><text:span text:style-name="T1"> </text:span><text:span text:style-name="T1">again</text:span><text:span text:style-name="T1"> </text:span><text:span text:style-name="T1">on</text:span><text:span text:style-name="T1"> 10 </text:span><text:span text:style-name="T1">different</text:span><text:span text:style-name="T1"> </text:span><text:span text:style-name="T1">channels</text:span><text:span text:style-name="T1">. </text:span><text:span text:style-name="T1">Even</text:span><text:span text:style-name="T1"> </text:span><text:span text:style-name="T1">people</text:span><text:span text:style-name="T1"> </text:span><text:span text:style-name="T1">that</text:span><text:span text:style-name="T1"> </text:span><text:span text:style-name="T1">had</text:span><text:span text:style-name="T1"> </text:span><text:span text:style-name="T1">nothing</text:span><text:span text:style-name="T1"> </text:span><text:span text:style-name="T1">to</text:span><text:span text:style-name="T1"> </text:span><text:span text:style-name="T1">do</text:span><text:span text:style-name="T1"> </text:span><text:span text:style-name="T1">with</text:span><text:span text:style-name="T1"> </text:span><text:span text:style-name="T1">Anonymous</text:span><text:span text:style-name="T1"> </text:span><text:span text:style-name="T1">started</text:span><text:span text:style-name="T1"> </text:span><text:span text:style-name="T1">to</text:span><text:span text:style-name="T1"> </text:span><text:span text:style-name="T1">upload</text:span><text:span text:style-name="T1"> </text:span><text:span text:style-name="T1">our</text:span><text:span text:style-name="T1"> </text:span><text:span text:style-name="T1">videos</text:span><text:span text:style-name="T1"> </text:span><text:span text:style-name="T1">on</text:span><text:span text:style-name="T1"> </text:span><text:span text:style-name="T1">their</text:span><text:span text:style-name="T1"> </text:span><text:span text:style-name="T1">channels</text:span><text:span text:style-name="T1"> </text:span><text:span text:style-name="T1">when</text:span><text:span text:style-name="T1"> </text:span><text:span text:style-name="T1">they</text:span><text:span text:style-name="T1"> </text:span><text:span text:style-name="T1">noticed</text:span><text:span text:style-name="T1"> </text:span><text:span text:style-name="T1">the</text:span><text:span text:style-name="T1"> </text:span><text:span text:style-name="T1">Scientology</text:span><text:span text:style-name="T1"> </text:span><text:span text:style-name="T1">false</text:span><text:span text:style-name="T1"> </text:span><text:span text:style-name="T1">flagging</text:span><text:span text:style-name="T1"> </text:span><text:span text:style-name="T1">campaign</text:span><text:span text:style-name="T1">. </text:span><text:span text:style-name="T1">This</text:span><text:span text:style-name="T1"> </text:span><text:span text:style-name="T1">is</text:span><text:span text:style-name="T1"> </text:span><text:span text:style-name="T1">how</text:span><text:span text:style-name="T1"> </text:span><text:span text:style-name="T1">this</text:span><text:span text:style-name="T1"> </text:span><text:span text:style-name="T1">channel</text:span><text:span text:style-name="T1"> </text:span><text:span text:style-name="T1">has</text:span><text:span text:style-name="T1"> </text:span><text:span text:style-name="T1">started</text:span><text:span text:style-name="T1">. </text:span><text:span text:style-name="T1">Since</text:span><text:span text:style-name="T1"> </text:span><text:span text:style-name="T1">then</text:span><text:span text:style-name="T1"> </text:span><text:span text:style-name="T1">it</text:span><text:span text:style-name="T1"> </text:span><text:span text:style-name="T1">evolved</text:span><text:span text:style-name="T1">, </text:span><text:span text:style-name="T1">uploading</text:span><text:span text:style-name="T1"> </text:span><text:span text:style-name="T1">mirrors</text:span><text:span text:style-name="T1"> </text:span><text:span text:style-name="T1">of</text:span><text:span text:style-name="T1"> </text:span><text:span text:style-name="T1">videos</text:span><text:span text:style-name="T1"> </text:span><text:span text:style-name="T1">in</text:span><text:span text:style-name="T1"> </text:span><text:span text:style-name="T1">chronological</text:span><text:span text:style-name="T1"> </text:span><text:span text:style-name="T1">order</text:span><text:span text:style-name="T1"> </text:span><text:span text:style-name="T1">following</text:span><text:span text:style-name="T1"> </text:span><text:span text:style-name="T1">certain</text:span><text:span text:style-name="T1"> </text:span><text:span text:style-name="T1">stories</text:span><text:span text:style-name="T1"> </text:span><text:span text:style-name="T1">as</text:span><text:span text:style-name="T1"> </text:span><text:span text:style-name="T1">they</text:span><text:span text:style-name="T1"> </text:span><text:span text:style-name="T1">happened</text:span><text:span text:style-name="T1"> (</text:span><text:span text:style-name="T1">ACTA</text:span><text:span text:style-name="T1">, </text:span><text:span text:style-name="T1">occupy</text:span><text:span text:style-name="T1"> </text:span><text:span text:style-name="T1">movement</text:span><text:span text:style-name="T1">, </text:span><text:span text:style-name="T1">the</text:span><text:span text:style-name="T1"> </text:span><text:span text:style-name="T1">Arab</text:span><text:span text:style-name="T1"> </text:span><text:span text:style-name="T1">spring</text:span><text:span text:style-name="T1"> </text:span><text:span text:style-name="T1">and</text:span><text:span text:style-name="T1"> </text:span><text:span text:style-name="T1">so</text:span><text:span text:style-name="T1"> </text:span><text:span text:style-name="T1">on</text:span><text:span text:style-name="T1">). </text:span><text:span text:style-name="T1">A</text:span><text:span text:style-name="T1"> </text:span><text:span text:style-name="T1">anonymous</text:span><text:span text:style-name="T1"> </text:span><text:span text:style-name="T1">information</text:span><text:span text:style-name="T1"> </text:span><text:span text:style-name="T1">channel</text:span><text:span text:style-name="T1">.” </text:span><text:span text:style-name="T1">False</text:span><text:span text:style-name="T1"> </text:span><text:span text:style-name="T1">flagging</text:span><text:span text:style-name="T1"> </text:span><text:span text:style-name="T1">refers</text:span><text:span text:style-name="T1"> </text:span><text:span text:style-name="T1">to</text:span><text:span text:style-name="T1"> </text:span><text:span text:style-name="T1">the</text:span><text:span text:style-name="T1"> </text:span><text:span text:style-name="T1">option</text:span><text:span text:style-name="T1"> </text:span><text:span text:style-name="T1">provided</text:span><text:span text:style-name="T1"> </text:span><text:span text:style-name="T1">by</text:span><text:span text:style-name="T1"> </text:span><text:span text:style-name="T1">YouTube</text:span><text:span text:style-name="T1"> </text:span><text:span text:style-name="T1">to</text:span><text:span text:style-name="T1"> </text:span><text:span text:style-name="T1">users</text:span><text:span text:style-name="T1"> </text:span><text:span text:style-name="T1">to</text:span><text:span text:style-name="T1"> </text:span><text:span text:style-name="T1">be</text:span><text:span text:style-name="T1"> </text:span><text:span text:style-name="T1">able</text:span><text:span text:style-name="T1"> </text:span><text:span text:style-name="T1">to</text:span><text:span text:style-name="T1"> </text:span><text:span text:style-name="T1">notify</text:span><text:span text:style-name="T1"> </text:span><text:span text:style-name="T1">YouTube</text:span><text:span text:style-name="T1"> </text:span><text:span text:style-name="T1">that</text:span><text:span text:style-name="T1"> </text:span><text:span text:style-name="T1">the</text:span><text:span text:style-name="T1"> </text:span><text:span text:style-name="T1">user</text:span><text:span text:style-name="T1"> </text:span><text:span text:style-name="T1">finds</text:span><text:span text:style-name="T1"> </text:span><text:span text:style-name="T1">the</text:span><text:span text:style-name="T1"> </text:span><text:span text:style-name="T1">content</text:span><text:span text:style-name="T1"> </text:span><text:span text:style-name="T1">offensive</text:span><text:span text:style-name="T1">. </text:span><text:span text:style-name="T1">A</text:span><text:span text:style-name="T1"> </text:span><text:span text:style-name="T1">quantity</text:span><text:span text:style-name="T1"> </text:span><text:span text:style-name="T1">of</text:span><text:span text:style-name="T1"> </text:span><text:span text:style-name="T1">flags</text:span><text:span text:style-name="T1"> </text:span><text:span text:style-name="T1">and</text:span><text:span text:style-name="T1"> </text:span><text:span text:style-name="T1">the</text:span><text:span text:style-name="T1"> </text:span><text:span text:style-name="T1">video</text:span><text:span text:style-name="T1"> </text:span><text:span text:style-name="T1">is</text:span><text:span text:style-name="T1"> </text:span><text:span text:style-name="T1">removed</text:span><text:span text:style-name="T1"> </text:span><text:span text:style-name="T1">until</text:span><text:span text:style-name="T1"> </text:span><text:span text:style-name="T1">the</text:span><text:span text:style-name="T1"> </text:span><text:span text:style-name="T1">user</text:span><text:span text:style-name="T1"> </text:span><text:span text:style-name="T1">petitions</text:span><text:span text:style-name="T1"> </text:span><text:span text:style-name="T1">to</text:span><text:span text:style-name="T1"> </text:span><text:span text:style-name="T1">have</text:span><text:span text:style-name="T1"> </text:span><text:span text:style-name="T1">it</text:span><text:span text:style-name="T1"> </text:span><text:span text:style-name="T1">reinstated</text:span><text:span text:style-name="T1">. </text:span><text:span text:style-name="T1">At</text:span><text:span text:style-name="T1"> </text:span><text:span text:style-name="T1">that</text:span><text:span text:style-name="T1"> </text:span><text:span text:style-name="T1">point</text:span><text:span text:style-name="T1"> </text:span><text:span text:style-name="T1">a</text:span><text:span text:style-name="T1"> </text:span><text:span text:style-name="T1">YouTube</text:span><text:span text:style-name="T1"> </text:span><text:span text:style-name="T1">employee</text:span><text:span text:style-name="T1"> </text:span><text:span text:style-name="T1">will</text:span><text:span text:style-name="T1"> </text:span><text:span text:style-name="T1">view</text:span><text:span text:style-name="T1"> </text:span><text:span text:style-name="T1">the</text:span><text:span text:style-name="T1"> </text:span><text:span text:style-name="T1">video</text:span><text:span text:style-name="T1"> </text:span><text:span text:style-name="T1">and</text:span><text:span text:style-name="T1"> </text:span><text:span text:style-name="T1">adjudicate</text:span><text:span text:style-name="T1"> </text:span><text:span text:style-name="T1">the</text:span><text:span text:style-name="T1"> </text:span><text:span text:style-name="T1">claims</text:span><text:span text:style-name="T1"> </text:span><text:span text:style-name="T1">of</text:span><text:span text:style-name="T1"> </text:span><text:span text:style-name="T1">the</text:span><text:span text:style-name="T1"> </text:span><text:span text:style-name="T1">flagging</text:span><text:span text:style-name="T1"> </text:span><text:span text:style-name="T1">parties</text:span><text:span text:style-name="T1">. </text:span><text:span text:style-name="T1">Scientology</text:span><text:span text:style-name="T1">, </text:span><text:span text:style-name="T1">knowing</text:span><text:span text:style-name="T1"> </text:span><text:span text:style-name="T1">that</text:span><text:span text:style-name="T1"> </text:span><text:span text:style-name="T1">content</text:span><text:span text:style-name="T1"> </text:span><text:span text:style-name="T1">that</text:span><text:span text:style-name="T1"> </text:span><text:span text:style-name="T1">is</text:span><text:span text:style-name="T1"> </text:span><text:span text:style-name="T1">consistently</text:span><text:span text:style-name="T1"> </text:span><text:span text:style-name="T1">flagged</text:span><text:span text:style-name="T1"> </text:span><text:span text:style-name="T1">is</text:span><text:span text:style-name="T1"> </text:span><text:span text:style-name="T1">taken</text:span><text:span text:style-name="T1"> </text:span><text:span text:style-name="T1">down</text:span><text:span text:style-name="T1">, </text:span><text:span text:style-name="T1">requested</text:span><text:span text:style-name="T1"> </text:span><text:span text:style-name="T1">their</text:span><text:span text:style-name="T1"> </text:span><text:span text:style-name="T1">adherents</text:span><text:span text:style-name="T1"> </text:span><text:span text:style-name="T1">to</text:span><text:span text:style-name="T1"> </text:span><text:span text:style-name="T1">enmass</text:span><text:span text:style-name="T1"> </text:span><text:span text:style-name="T1">flag</text:span><text:span text:style-name="T1"> </text:span><text:span text:style-name="T1">and</text:span><text:span text:style-name="T1"> </text:span><text:span text:style-name="T1">thereby</text:span><text:span text:style-name="T1"> </text:span><text:span text:style-name="T1">remove</text:span><text:span text:style-name="T1"> </text:span><text:span text:style-name="T1">Anonymous</text:span><text:span text:style-name="T1"> </text:span><text:span text:style-name="T1">videos</text:span><text:span text:style-name="T1">. </text:span><text:span text:style-name="T1">To</text:span><text:span text:style-name="T1"> </text:span><text:span text:style-name="T1">avoid</text:span><text:span text:style-name="T1"> </text:span><text:span text:style-name="T1">this</text:span><text:span text:style-name="T1">, </text:span><text:span text:style-name="T1">dedicated</text:span><text:span text:style-name="T1"> </text:span><text:span text:style-name="T1">mirror</text:span><text:span text:style-name="T1"> </text:span><text:span text:style-name="T1">channels</text:span><text:span text:style-name="T1"> </text:span><text:span text:style-name="T1">like</text:span><text:span text:style-name="T1"> </text:span><text:span text:style-name="T1">Alucard</text:span><text:span text:style-name="T1"> 9692010 </text:span><text:span text:style-name="T1">exist</text:span><text:span text:style-name="T1"> </text:span><text:span text:style-name="T1">to</text:span><text:span text:style-name="T1"> </text:span><text:span text:style-name="T1">insure</text:span><text:span text:style-name="T1"> </text:span><text:span text:style-name="T1">that</text:span><text:span text:style-name="T1"> “</text:span><text:span text:style-name="T1">false</text:span><text:span text:style-name="T1"> </text:span><text:span text:style-name="T1">flagging</text:span><text:span text:style-name="T1">” </text:span><text:span text:style-name="T1">actions</text:span><text:span text:style-name="T1"> </text:span><text:span text:style-name="T1">are</text:span><text:span text:style-name="T1"> </text:span><text:span text:style-name="T1">distributed</text:span><text:span text:style-name="T1"> </text:span><text:span text:style-name="T1">across</text:span><text:span text:style-name="T1"> </text:span><text:span text:style-name="T1">a</text:span><text:span text:style-name="T1"> </text:span><text:span text:style-name="T1">number</text:span><text:span text:style-name="T1"> </text:span><text:span text:style-name="T1">of</text:span><text:span text:style-name="T1"> </text:span><text:span text:style-name="T1">mirrors</text:span><text:span text:style-name="T1"> </text:span><text:span text:style-name="T1">making</text:span><text:span text:style-name="T1"> </text:span><text:span text:style-name="T1">it</text:span><text:span text:style-name="T1"> </text:span><text:span text:style-name="T1">difficult</text:span><text:span text:style-name="T1"> </text:span><text:span text:style-name="T1">to</text:span><text:span text:style-name="T1"> </text:span><text:span text:style-name="T1">censor</text:span><text:span text:style-name="T1"> </text:span><text:span text:style-name="T1">all</text:span><text:span text:style-name="T1"> </text:span><text:span text:style-name="T1">Anonymous</text:span><text:span text:style-name="T1"> </text:span><text:span text:style-name="T1">videos</text:span><text:span text:style-name="T1">. </text:span><text:span text:style-name="T1">Both</text:span><text:span text:style-name="T1"> </text:span><text:span text:style-name="T1">Scientology</text:span><text:span text:style-name="T1"> </text:span><text:span text:style-name="T1">with</text:span><text:span text:style-name="T1"> </text:span><text:span text:style-name="T1">their</text:span><text:span text:style-name="T1"> “</text:span><text:span text:style-name="T1">false</text:span><text:span text:style-name="T1"> </text:span><text:span text:style-name="T1">flagging</text:span><text:span text:style-name="T1"> </text:span><text:span text:style-name="T1">campaign</text:span><text:span text:style-name="T1">” </text:span><text:span text:style-name="T1">and</text:span><text:span text:style-name="T1"> </text:span><text:span text:style-name="T1">Anonymous</text:span><text:span text:style-name="T1"> </text:span><text:span text:style-name="T1">with</text:span><text:span text:style-name="T1"> </text:span><text:span text:style-name="T1">their</text:span><text:span text:style-name="T1"> </text:span><text:span text:style-name="T1">mirroring</text:span><text:span text:style-name="T1"> </text:span><text:span text:style-name="T1">practices</text:span><text:span text:style-name="T1">, </text:span><text:span text:style-name="T1">exploited</text:span><text:span text:style-name="T1"> </text:span><text:span text:style-name="T1">the</text:span><text:span text:style-name="T1"> </text:span><text:span text:style-name="T1">affordances</text:span><text:span text:style-name="T1"> </text:span><text:span text:style-name="T1">provided</text:span><text:span text:style-name="T1"> </text:span><text:span text:style-name="T1">by</text:span><text:span text:style-name="T1"> </text:span><text:span text:style-name="T1">YouTube</text:span><text:span text:style-name="T1">. </text:span><text:span text:style-name="T1">Ostensibly</text:span><text:span text:style-name="T1"> </text:span><text:span text:style-name="T1">a</text:span><text:span text:style-name="T1"> </text:span><text:span text:style-name="T1">way</text:span><text:span text:style-name="T1"> </text:span><text:span text:style-name="T1">for</text:span><text:span text:style-name="T1"> </text:span><text:span text:style-name="T1">YouTube</text:span><text:span text:style-name="T1"> </text:span><text:span text:style-name="T1">to</text:span><text:span text:style-name="T1"> </text:span><text:span text:style-name="T1">harvest</text:span><text:span text:style-name="T1"> </text:span><text:span text:style-name="T1">free</text:span><text:span text:style-name="T1"> </text:span><text:span text:style-name="T1">labor</text:span><text:span text:style-name="T1"> </text:span><text:span text:style-name="T1">in</text:span><text:span text:style-name="T1"> </text:span><text:span text:style-name="T1">the</text:span><text:span text:style-name="T1"> </text:span><text:span text:style-name="T1">form</text:span><text:span text:style-name="T1"> </text:span><text:span text:style-name="T1">of</text:span><text:span text:style-name="T1"> </text:span><text:span text:style-name="T1">self</text:span><text:span text:style-name="T1">-</text:span><text:span text:style-name="T1">censorship</text:span><text:span text:style-name="T1">, </text:span><text:span text:style-name="T1">false</text:span><text:span text:style-name="T1"> </text:span><text:span text:style-name="T1">flagging</text:span><text:span text:style-name="T1"> </text:span><text:span text:style-name="T1">campaigns</text:span><text:span text:style-name="T1"> </text:span><text:span text:style-name="T1">also</text:span><text:span text:style-name="T1"> </text:span><text:span text:style-name="T1">have</text:span><text:span text:style-name="T1"> </text:span><text:span text:style-name="T1">a</text:span><text:span text:style-name="T1"> </text:span><text:span text:style-name="T1">political</text:span><text:span text:style-name="T1"> </text:span><text:span text:style-name="T1">utility</text:span><text:span text:style-name="T1">. </text:span><text:span text:style-name="T1">The</text:span><text:span text:style-name="T1"> </text:span><text:span text:style-name="T1">political</text:span><text:span text:style-name="T1"> </text:span><text:span text:style-name="T1">application</text:span><text:span text:style-name="T1"> </text:span><text:span text:style-name="T1">of</text:span><text:span text:style-name="T1"> </text:span><text:span text:style-name="T1">mirroring</text:span><text:span text:style-name="T1"> </text:span><text:span text:style-name="T1">too</text:span><text:span text:style-name="T1"> </text:span><text:span text:style-name="T1">evolved</text:span><text:span text:style-name="T1"> </text:span><text:span text:style-name="T1">out</text:span><text:span text:style-name="T1"> </text:span><text:span text:style-name="T1">of</text:span><text:span text:style-name="T1"> </text:span><text:span text:style-name="T1">YouTube</text:span><text:span text:style-name="T1">’</text:span><text:span text:style-name="T1">s</text:span><text:span text:style-name="T1"> </text:span><text:span text:style-name="T1">desire</text:span><text:span text:style-name="T1"> </text:span><text:span text:style-name="T1">for</text:span><text:span text:style-name="T1"> </text:span><text:span text:style-name="T1">scale</text:span><text:span text:style-name="T1"> </text:span><text:span text:style-name="T1">and</text:span><text:span text:style-name="T1"> </text:span><text:span text:style-name="T1">growth</text:span><text:span text:style-name="T1"> </text:span><text:span text:style-name="T1">by</text:span><text:span text:style-name="T1"> </text:span><text:span text:style-name="T1">not</text:span><text:span text:style-name="T1"> </text:span><text:span text:style-name="T1">limiting</text:span><text:span text:style-name="T1"> </text:span><text:span text:style-name="T1">user</text:span><text:span text:style-name="T1">-</text:span><text:span text:style-name="T1">account</text:span><text:span text:style-name="T1"> </text:span><text:span text:style-name="T1">registrations</text:span><text:span text:style-name="T1"> </text:span><text:span text:style-name="T1">to</text:span><text:span text:style-name="T1"> </text:span><text:span text:style-name="T1">specific</text:span><text:span text:style-name="T1"> </text:span><text:span text:style-name="T1">IP</text:span><text:span text:style-name="T1"> </text:span><text:span text:style-name="T1">addresses</text:span><text:span text:style-name="T1">. </text:span></text:p>
      <text:p text:style-name="P2"/>
      <text:p text:style-name="P1"><text:span text:style-name="T1">Mirrors</text:span><text:span text:style-name="T1"> </text:span><text:span text:style-name="T1">not</text:span><text:span text:style-name="T1"> </text:span><text:span text:style-name="T1">only</text:span><text:span text:style-name="T1"> </text:span><text:span text:style-name="T1">focus</text:span><text:span text:style-name="T1"> </text:span><text:span text:style-name="T1">on</text:span><text:span text:style-name="T1"> </text:span><text:span text:style-name="T1">specific</text:span><text:span text:style-name="T1"> </text:span><text:span text:style-name="T1">operations</text:span><text:span text:style-name="T1"> </text:span><text:span text:style-name="T1">but</text:span><text:span text:style-name="T1"> </text:span><text:span text:style-name="T1">also</text:span><text:span text:style-name="T1"> </text:span><text:span text:style-name="T1">focus</text:span><text:span text:style-name="T1"> </text:span><text:span text:style-name="T1">on</text:span><text:span text:style-name="T1"> </text:span><text:span text:style-name="T1">particular</text:span><text:span text:style-name="T1"> </text:span><text:span text:style-name="T1">issues</text:span><text:span text:style-name="T1"> </text:span><text:span text:style-name="T1">or</text:span><text:span text:style-name="T1"> </text:span><text:span text:style-name="T1">regions</text:span><text:span text:style-name="T1">. </text:span><text:span text:style-name="T1">For</text:span><text:span text:style-name="T1"> </text:span><text:span text:style-name="T1">example</text:span><text:span text:style-name="T1">, </text:span><text:span text:style-name="T1">TheAnonShade</text:span><text:span text:style-name="T1"> </text:span><text:span text:style-name="T1">focuses</text:span><text:span text:style-name="T1"> </text:span><text:span text:style-name="T1">exclusively</text:span><text:span text:style-name="T1"> </text:span><text:span text:style-name="T1">on</text:span><text:span text:style-name="T1"> </text:span><text:span text:style-name="T1">mirroring</text:span><text:span text:style-name="T1"> </text:span><text:span text:style-name="T1">videos</text:span><text:span text:style-name="T1"> </text:span><text:span text:style-name="T1">about</text:span><text:span text:style-name="T1"> </text:span><text:span text:style-name="T1">Anonymous</text:span><text:span text:style-name="T1"> </text:span><text:span text:style-name="T1">operations</text:span><text:span text:style-name="T1"> </text:span><text:span text:style-name="T1">in</text:span><text:span text:style-name="T1"> </text:span><text:span text:style-name="T1">the</text:span><text:span text:style-name="T1"> </text:span><text:span text:style-name="T1">Middle</text:span><text:span text:style-name="T1"> </text:span><text:span text:style-name="T1">East</text:span><text:span text:style-name="T1"> </text:span><text:span text:style-name="T1">and</text:span><text:span text:style-name="T1"> </text:span><text:span text:style-name="T1">Asia</text:span><text:span text:style-name="T1">. </text:span><text:span text:style-name="T1">They</text:span><text:span text:style-name="T1"> </text:span><text:span text:style-name="T1">describe</text:span><text:span text:style-name="T1"> </text:span><text:span text:style-name="T1">their</text:span><text:span text:style-name="T1"> </text:span><text:span text:style-name="T1">activities</text:span><text:span text:style-name="T1">: “</text:span><text:span text:style-name="T1">I</text:span><text:span text:style-name="T1"> </text:span><text:span text:style-name="T1">am</text:span><text:span text:style-name="T1"> </text:span><text:span text:style-name="T1">a</text:span><text:span text:style-name="T1"> </text:span><text:span text:style-name="T1">messenger</text:span><text:span text:style-name="T1"> </text:span><text:span text:style-name="T1">of</text:span><text:span text:style-name="T1"> </text:span><text:span text:style-name="T1">the</text:span><text:span text:style-name="T1"> </text:span><text:span text:style-name="T1">Shadowy</text:span><text:span text:style-name="T1"> </text:span><text:span text:style-name="T1">part</text:span><text:span text:style-name="T1"> </text:span><text:span text:style-name="T1">of</text:span><text:span text:style-name="T1"> </text:span><text:span text:style-name="T1">Anonymous</text:span><text:span text:style-name="T1">, </text:span><text:span text:style-name="T1">I</text:span><text:span text:style-name="T1"> </text:span><text:span text:style-name="T1">just</text:span><text:span text:style-name="T1"> </text:span><text:span text:style-name="T1">mirror</text:span><text:span text:style-name="T1"> </text:span><text:span text:style-name="T1">videos</text:span><text:span text:style-name="T1"> </text:span><text:span text:style-name="T1">that</text:span><text:span text:style-name="T1"> </text:span><text:span text:style-name="T1">NEED</text:span><text:span text:style-name="T1"> </text:span><text:span text:style-name="T1">and</text:span><text:span text:style-name="T1"> </text:span><text:span text:style-name="T1">have</text:span><text:span text:style-name="T1"> </text:span><text:span text:style-name="T1">the</text:span><text:span text:style-name="T1"> </text:span><text:span text:style-name="T1">itching</text:span><text:span text:style-name="T1"> </text:span><text:span text:style-name="T1">to</text:span><text:span text:style-name="T1"> </text:span><text:span text:style-name="T1">get</text:span><text:span text:style-name="T1"> </text:span><text:span text:style-name="T1">out</text:span><text:span text:style-name="T1">. </text:span><text:span text:style-name="T1">My</text:span><text:span text:style-name="T1"> </text:span><text:span text:style-name="T1">role</text:span><text:span text:style-name="T1"> </text:span><text:span text:style-name="T1">is</text:span><text:span text:style-name="T1"> </text:span><text:span text:style-name="T1">the</text:span><text:span text:style-name="T1"> </text:span><text:span text:style-name="T1">other</text:span><text:span text:style-name="T1"> </text:span><text:span text:style-name="T1">side</text:span><text:span text:style-name="T1"> </text:span><text:span text:style-name="T1">of</text:span><text:span text:style-name="T1"> </text:span><text:span text:style-name="T1">the</text:span><text:span text:style-name="T1"> </text:span><text:span text:style-name="T1">world</text:span><text:span text:style-name="T1">; </text:span><text:span text:style-name="T1">Which</text:span><text:span text:style-name="T1"> </text:span><text:span text:style-name="T1">is</text:span><text:span text:style-name="T1"> </text:span><text:span text:style-name="T1">Syria</text:span><text:span text:style-name="T1">, </text:span><text:span text:style-name="T1">Bahrain</text:span><text:span text:style-name="T1">, </text:span><text:span text:style-name="T1">India</text:span><text:span text:style-name="T1">, </text:span><text:span text:style-name="T1">and</text:span><text:span text:style-name="T1"> </text:span><text:span text:style-name="T1">China</text:span><text:span text:style-name="T1">. </text:span><text:span text:style-name="T1">Basically</text:span><text:span text:style-name="T1"> </text:span><text:span text:style-name="T1">Europe</text:span><text:span text:style-name="T1">, </text:span><text:span text:style-name="T1">Asia</text:span><text:span text:style-name="T1"> </text:span><text:span text:style-name="T1">and</text:span><text:span text:style-name="T1"> </text:span><text:span text:style-name="T1">the</text:span><text:span text:style-name="T1"> </text:span><text:span text:style-name="T1">Middle</text:span><text:span text:style-name="T1"> </text:span><text:span text:style-name="T1">East</text:span><text:span text:style-name="T1"> ... </text:span><text:span text:style-name="T1">I</text:span><text:span text:style-name="T1">, </text:span><text:span text:style-name="T1">as</text:span><text:span text:style-name="T1"> </text:span><text:span text:style-name="T1">well</text:span><text:span text:style-name="T1"> </text:span><text:span text:style-name="T1">as</text:span><text:span text:style-name="T1"> </text:span><text:span text:style-name="T1">my</text:span><text:span text:style-name="T1"> </text:span><text:span text:style-name="T1">team</text:span><text:span text:style-name="T1"> </text:span><text:span text:style-name="T1">have</text:span><text:span text:style-name="T1"> </text:span><text:span text:style-name="T1">access</text:span><text:span text:style-name="T1"> </text:span><text:span text:style-name="T1">to</text:span><text:span text:style-name="T1"> </text:span><text:span text:style-name="T1">one</text:span><text:span text:style-name="T1"> </text:span><text:span text:style-name="T1">of</text:span><text:span text:style-name="T1"> </text:span><text:span text:style-name="T1">the</text:span><text:span text:style-name="T1"> </text:span><text:span text:style-name="T1">biggest</text:span><text:span text:style-name="T1"> </text:span><text:span text:style-name="T1">Anons</text:span><text:span text:style-name="T1">. </text:span><text:span text:style-name="T1">So</text:span><text:span text:style-name="T1"> </text:span><text:span text:style-name="T1">when</text:span><text:span text:style-name="T1"> </text:span><text:span text:style-name="T1">they</text:span><text:span text:style-name="T1"> </text:span><text:span text:style-name="T1">are</text:span><text:span text:style-name="T1"> </text:span><text:span text:style-name="T1">about</text:span><text:span text:style-name="T1"> </text:span><text:span text:style-name="T1">to</text:span><text:span text:style-name="T1"> </text:span><text:span text:style-name="T1">upload</text:span><text:span text:style-name="T1"> </text:span><text:span text:style-name="T1">a</text:span><text:span text:style-name="T1"> </text:span><text:span text:style-name="T1">video</text:span><text:span text:style-name="T1"> </text:span><text:span text:style-name="T1">immensely</text:span><text:span text:style-name="T1"> </text:span><text:span text:style-name="T1">important</text:span><text:span text:style-name="T1"> </text:span><text:span text:style-name="T1">to</text:span><text:span text:style-name="T1"> </text:span><text:span text:style-name="T1">the</text:span><text:span text:style-name="T1"> </text:span><text:span text:style-name="T1">collective</text:span><text:span text:style-name="T1">. </text:span><text:span text:style-name="T1">We</text:span><text:span text:style-name="T1"> </text:span><text:span text:style-name="T1">are</text:span><text:span text:style-name="T1"> </text:span><text:span text:style-name="T1">the</text:span><text:span text:style-name="T1"> </text:span><text:span text:style-name="T1">first</text:span><text:span text:style-name="T1"> </text:span><text:span text:style-name="T1">people</text:span><text:span text:style-name="T1"> </text:span><text:span text:style-name="T1">to</text:span><text:span text:style-name="T1"> </text:span><text:span text:style-name="T1">do</text:span><text:span text:style-name="T1"> </text:span><text:span text:style-name="T1">a</text:span><text:span text:style-name="T1"> </text:span><text:span text:style-name="T1">first</text:span><text:span text:style-name="T1"> </text:span><text:span text:style-name="T1">re</text:span><text:span text:style-name="T1">-</text:span><text:span text:style-name="T1">upload</text:span><text:span text:style-name="T1"> </text:span><text:span text:style-name="T1">to</text:span><text:span text:style-name="T1"> </text:span><text:span text:style-name="T1">their</text:span><text:span text:style-name="T1"> </text:span><text:span text:style-name="T1">specific</text:span><text:span text:style-name="T1"> </text:span><text:span text:style-name="T1">video</text:span><text:span text:style-name="T1">.” </text:span><text:span text:style-name="T1">TheAnonShade</text:span><text:span text:style-name="T1"> <text:s/></text:span><text:span text:style-name="T1">works</text:span><text:span text:style-name="T1"> </text:span><text:span text:style-name="T1">in</text:span><text:span text:style-name="T1"> </text:span><text:span text:style-name="T1">a</text:span><text:span text:style-name="T1"> </text:span><text:span text:style-name="T1">collectivity</text:span><text:span text:style-name="T1">, </text:span><text:span text:style-name="T1">with</text:span><text:span text:style-name="T1"> </text:span><text:span text:style-name="T1">direct</text:span><text:span text:style-name="T1"> </text:span><text:span text:style-name="T1">access</text:span><text:span text:style-name="T1"> </text:span><text:span text:style-name="T1">to</text:span><text:span text:style-name="T1"> </text:span><text:span text:style-name="T1">video</text:span><text:span text:style-name="T1"> </text:span><text:span text:style-name="T1">producers</text:span><text:span text:style-name="T1">, </text:span><text:span text:style-name="T1">and</text:span><text:span text:style-name="T1"> </text:span><text:span text:style-name="T1">is</text:span><text:span text:style-name="T1"> </text:span><text:span text:style-name="T1">focused</text:span><text:span text:style-name="T1"> </text:span><text:span text:style-name="T1">on</text:span><text:span text:style-name="T1"> </text:span><text:span text:style-name="T1">regional</text:span><text:span text:style-name="T1"> </text:span><text:span text:style-name="T1">politics</text:span><text:span text:style-name="T1">. </text:span><text:span text:style-name="T1">During</text:span><text:span text:style-name="T1"> </text:span><text:span text:style-name="T1">the</text:span><text:span text:style-name="T1"> 2010-2013 “</text:span><text:span text:style-name="T1">Arab</text:span><text:span text:style-name="T1"> </text:span><text:span text:style-name="T1">Spring</text:span><text:span text:style-name="T1">” </text:span><text:span text:style-name="T1">Anonymous</text:span><text:span text:style-name="T1"> </text:span><text:span text:style-name="T1">instigated</text:span><text:span text:style-name="T1"> </text:span><text:span text:style-name="T1">a</text:span><text:span text:style-name="T1"> </text:span><text:span text:style-name="T1">number</text:span><text:span text:style-name="T1"> </text:span><text:span text:style-name="T1">of</text:span><text:span text:style-name="T1"> </text:span><text:span text:style-name="T1">projects</text:span><text:span text:style-name="T1"> </text:span><text:span text:style-name="T1">to</text:span><text:span text:style-name="T1"> </text:span><text:span text:style-name="T1">help</text:span><text:span text:style-name="T1"> </text:span><text:span text:style-name="T1">local</text:span><text:span text:style-name="T1"> </text:span><text:span text:style-name="T1">information</text:span><text:span text:style-name="T1"> </text:span><text:soft-page-break/><text:span text:style-name="T1">activists</text:span><text:span text:style-name="T1"> </text:span><text:span text:style-name="T1">acquire</text:span><text:span text:style-name="T1"> </text:span><text:span text:style-name="T1">the</text:span><text:span text:style-name="T1"> </text:span><text:span text:style-name="T1">encryption</text:span><text:span text:style-name="T1"> </text:span><text:span text:style-name="T1">and</text:span><text:span text:style-name="T1"> </text:span><text:span text:style-name="T1">proxy</text:span><text:span text:style-name="T1"> </text:span><text:span text:style-name="T1">tools</text:span><text:span text:style-name="T1"> </text:span><text:span text:style-name="T1">needed</text:span><text:span text:style-name="T1"> </text:span><text:span text:style-name="T1">to</text:span><text:span text:style-name="T1"> </text:span><text:span text:style-name="T1">route</text:span><text:span text:style-name="T1"> </text:span><text:span text:style-name="T1">around</text:span><text:span text:style-name="T1"> </text:span><text:span text:style-name="T1">authoritarian</text:span><text:span text:style-name="T1"> </text:span><text:span text:style-name="T1">censorship</text:span><text:span text:style-name="T1"> </text:span><text:span text:style-name="T1">and</text:span><text:span text:style-name="T1"> </text:span><text:span text:style-name="T1">internet</text:span><text:span text:style-name="T1"> </text:span><text:span text:style-name="T1">blockades</text:span><text:span text:style-name="T1">. </text:span><text:span text:style-name="T1">While</text:span><text:span text:style-name="T1"> </text:span><text:span text:style-name="T1">mirroring</text:span><text:span text:style-name="T1"> </text:span><text:span text:style-name="T1">would</text:span><text:span text:style-name="T1"> </text:span><text:span text:style-name="T1">not</text:span><text:span text:style-name="T1"> </text:span><text:span text:style-name="T1">help</text:span><text:span text:style-name="T1"> </text:span><text:span text:style-name="T1">activists</text:span><text:span text:style-name="T1"> </text:span><text:span text:style-name="T1">view</text:span><text:span text:style-name="T1"> </text:span><text:span text:style-name="T1">videos</text:span><text:span text:style-name="T1"> </text:span><text:span text:style-name="T1">should</text:span><text:span text:style-name="T1"> </text:span><text:span text:style-name="T1">YouTube</text:span><text:span text:style-name="T1"> </text:span><text:span text:style-name="T1">be</text:span><text:span text:style-name="T1"> </text:span><text:span text:style-name="T1">blocked</text:span><text:span text:style-name="T1"> </text:span><text:span text:style-name="T1">by</text:span><text:span text:style-name="T1"> </text:span><text:span text:style-name="T1">authoritarian</text:span><text:span text:style-name="T1"> </text:span><text:span text:style-name="T1">regimes</text:span><text:span text:style-name="T1"> </text:span><text:span text:style-name="T1">such</text:span><text:span text:style-name="T1"> </text:span><text:span text:style-name="T1">as</text:span><text:span text:style-name="T1"> </text:span><text:span text:style-name="T1">it</text:span><text:span text:style-name="T1"> </text:span><text:span text:style-name="T1">was</text:span><text:span text:style-name="T1"> </text:span><text:span text:style-name="T1">in</text:span><text:span text:style-name="T1"> </text:span><text:span text:style-name="T1">Libya</text:span><text:span text:style-name="T1">, </text:span><text:span text:style-name="T1">Syria</text:span><text:span text:style-name="T1">, </text:span><text:span text:style-name="T1">Tunisia</text:span><text:span text:style-name="T1"> </text:span><text:span text:style-name="T1">and</text:span><text:span text:style-name="T1"> </text:span><text:span text:style-name="T1">elsewhere</text:span><text:span text:style-name="T1">, </text:span><text:span text:style-name="T1">such</text:span><text:span text:style-name="T1"> </text:span><text:span text:style-name="T1">mirroring</text:span><text:span text:style-name="T1"> </text:span><text:span text:style-name="T1">practices</text:span><text:span text:style-name="T1"> </text:span><text:span text:style-name="T1">are</text:span><text:span text:style-name="T1"> </text:span><text:span text:style-name="T1">integral</text:span><text:span text:style-name="T1"> </text:span><text:span text:style-name="T1">to</text:span><text:span text:style-name="T1"> </text:span><text:span text:style-name="T1">transmedia</text:span><text:span text:style-name="T1"> </text:span><text:span text:style-name="T1">visibility</text:span><text:span text:style-name="T1"> </text:span><text:span text:style-name="T1">where</text:span><text:span text:style-name="T1"> </text:span><text:span text:style-name="T1">YouTube</text:span><text:span text:style-name="T1"> </text:span><text:span text:style-name="T1">is</text:span><text:span text:style-name="T1"> </text:span><text:span text:style-name="T1">available</text:span><text:span text:style-name="T1">. </text:span><text:span text:style-name="T1">For</text:span><text:span text:style-name="T1"> </text:span><text:span text:style-name="T1">Anonymous</text:span><text:span text:style-name="T1"> </text:span><text:span text:style-name="T1">the</text:span><text:span text:style-name="T1"> </text:span><text:span text:style-name="T1">delivering</text:span><text:span text:style-name="T1"> </text:span><text:span text:style-name="T1">of</text:span><text:span text:style-name="T1"> </text:span><text:span text:style-name="T1">inspiring</text:span><text:span text:style-name="T1"> </text:span><text:span text:style-name="T1">messages</text:span><text:span text:style-name="T1"> </text:span><text:span text:style-name="T1">and</text:span><text:span text:style-name="T1"> </text:span><text:span text:style-name="T1">technologies</text:span><text:span text:style-name="T1"> </text:span><text:span text:style-name="T1">to</text:span><text:span text:style-name="T1"> </text:span><text:span text:style-name="T1">Arab</text:span><text:span text:style-name="T1"> </text:span><text:span text:style-name="T1">Spring</text:span><text:span text:style-name="T1"> </text:span><text:span text:style-name="T1">activists</text:span><text:span text:style-name="T1"> </text:span><text:span text:style-name="T1">was</text:span><text:span text:style-name="T1"> </text:span><text:span text:style-name="T1">about</text:span><text:span text:style-name="T1"> </text:span><text:span text:style-name="T1">provoking</text:span><text:span text:style-name="T1"> </text:span><text:span text:style-name="T1">agency</text:span><text:span text:style-name="T1"> </text:span><text:span text:style-name="T1">and</text:span><text:span text:style-name="T1"> </text:span><text:span text:style-name="T1">autonomy</text:span><text:span text:style-name="T1"> </text:span><text:span text:style-name="T1">which</text:span><text:span text:style-name="T1"> </text:span><text:span text:style-name="T1">could</text:span><text:span text:style-name="T1"> </text:span><text:span text:style-name="T1">lead</text:span><text:span text:style-name="T1"> </text:span><text:span text:style-name="T1">to</text:span><text:span text:style-name="T1"> </text:span><text:span text:style-name="T1">visibility</text:span><text:span text:style-name="T1"> </text:span><text:span text:style-name="T1">in</text:span><text:span text:style-name="T1"> </text:span><text:span text:style-name="T1">a</text:span><text:span text:style-name="T1"> </text:span><text:span text:style-name="T1">hybrid</text:span><text:span text:style-name="T1"> </text:span><text:span text:style-name="T1">media</text:span><text:span text:style-name="T1"> </text:span><text:span text:style-name="T1">ecology</text:span><text:span text:style-name="T1">. </text:span><text:span text:style-name="T1">Anonymousworlwar</text:span><text:span text:style-name="T1">3 </text:span><text:span text:style-name="T1">elaborates</text:span><text:span text:style-name="T1">: “</text:span><text:span text:style-name="T1">For</text:span><text:span text:style-name="T1"> </text:span><text:span text:style-name="T1">myself</text:span><text:span text:style-name="T1">, </text:span><text:span text:style-name="T1">the</text:span><text:span text:style-name="T1"> </text:span><text:span text:style-name="T1">main</text:span><text:span text:style-name="T1"> </text:span><text:span text:style-name="T1">thing</text:span><text:span text:style-name="T1"> </text:span><text:span text:style-name="T1">is</text:span><text:span text:style-name="T1"> </text:span><text:span text:style-name="T1">giving</text:span><text:span text:style-name="T1"> </text:span><text:span text:style-name="T1">the</text:span><text:span text:style-name="T1"> </text:span><text:span text:style-name="T1">viewers</text:span><text:span text:style-name="T1"> </text:span><text:span text:style-name="T1">a</text:span><text:span text:style-name="T1"> </text:span><text:span text:style-name="T1">certain</text:span><text:span text:style-name="T1"> </text:span><text:span text:style-name="T1">sense</text:span><text:span text:style-name="T1"> </text:span><text:span text:style-name="T1">of</text:span><text:span text:style-name="T1"> </text:span><text:span text:style-name="T1">agency</text:span><text:span text:style-name="T1">: </text:span><text:span text:style-name="T1">the</text:span><text:span text:style-name="T1"> </text:span><text:span text:style-name="T1">idea</text:span><text:span text:style-name="T1"> </text:span><text:span text:style-name="T1">that</text:span><text:span text:style-name="T1"> </text:span><text:span text:style-name="T1">what</text:span><text:span text:style-name="T1"> </text:span><text:span text:style-name="T1">they</text:span><text:span text:style-name="T1"> </text:span><text:span text:style-name="T1">do</text:span><text:span text:style-name="T1"> </text:span><text:span text:style-name="T1">on</text:span><text:span text:style-name="T1"> </text:span><text:span text:style-name="T1">an</text:span><text:span text:style-name="T1"> </text:span><text:span text:style-name="T1">individual</text:span><text:span text:style-name="T1"> </text:span><text:span text:style-name="T1">level</text:span><text:span text:style-name="T1"> </text:span><text:span text:style-name="T1">actually</text:span><text:span text:style-name="T1"> </text:span><text:span text:style-name="T1">matters</text:span><text:span text:style-name="T1"> </text:span><text:span text:style-name="T1">and</text:span><text:span text:style-name="T1"> </text:span><text:span text:style-name="T1">can</text:span><text:span text:style-name="T1"> </text:span><text:span text:style-name="T1">make</text:span><text:span text:style-name="T1"> </text:span><text:span text:style-name="T1">an</text:span><text:span text:style-name="T1"> </text:span><text:span text:style-name="T1">impact</text:span><text:span text:style-name="T1"> / </text:span><text:span text:style-name="T1">a</text:span><text:span text:style-name="T1"> </text:span><text:span text:style-name="T1">difference</text:span><text:span text:style-name="T1">. … </text:span><text:span text:style-name="T1">The</text:span><text:span text:style-name="T1"> </text:span><text:span text:style-name="T1">arab</text:span><text:span text:style-name="T1"> </text:span><text:span text:style-name="T1">spring</text:span><text:span text:style-name="T1"> </text:span><text:span text:style-name="T1">videos</text:span><text:span text:style-name="T1"> </text:span><text:span text:style-name="T1">are</text:span><text:span text:style-name="T1"> </text:span><text:span text:style-name="T1">somehow</text:span><text:span text:style-name="T1"> </text:span><text:span text:style-name="T1">different</text:span><text:span text:style-name="T1"> </text:span><text:span text:style-name="T1">in</text:span><text:span text:style-name="T1"> </text:span><text:span text:style-name="T1">this</text:span><text:span text:style-name="T1"> </text:span><text:span text:style-name="T1">regard</text:span><text:span text:style-name="T1">, </text:span><text:span text:style-name="T1">since</text:span><text:span text:style-name="T1"> </text:span><text:span text:style-name="T1">they</text:span><text:span text:style-name="T1"> </text:span><text:span text:style-name="T1">were</text:span><text:span text:style-name="T1"> </text:span><text:span text:style-name="T1">mostly</text:span><text:span text:style-name="T1"> </text:span><text:span text:style-name="T1">meant</text:span><text:span text:style-name="T1"> </text:span><text:span text:style-name="T1">to</text:span><text:span text:style-name="T1"> </text:span><text:span text:style-name="T1">show</text:span><text:span text:style-name="T1"> </text:span><text:span text:style-name="T1">the</text:span><text:span text:style-name="T1"> </text:span><text:span text:style-name="T1">people</text:span><text:span text:style-name="T1"> </text:span><text:span text:style-name="T1">of</text:span><text:span text:style-name="T1"> </text:span><text:span text:style-name="T1">these</text:span><text:span text:style-name="T1"> </text:span><text:span text:style-name="T1">respective</text:span><text:span text:style-name="T1"> </text:span><text:span text:style-name="T1">countries</text:span><text:span text:style-name="T1"> </text:span><text:span text:style-name="T1">that</text:span><text:span text:style-name="T1"> </text:span><text:span text:style-name="T1">we</text:span><text:span text:style-name="T1"> </text:span><text:span text:style-name="T1">cared</text:span><text:span text:style-name="T1">, </text:span><text:span text:style-name="T1">thereby</text:span><text:span text:style-name="T1"> </text:span><text:span text:style-name="T1">trying</text:span><text:span text:style-name="T1"> </text:span><text:span text:style-name="T1">to</text:span><text:span text:style-name="T1"> </text:span><text:span text:style-name="T1">give</text:span><text:span text:style-name="T1"> </text:span><text:span text:style-name="T1">them</text:span><text:span text:style-name="T1"> </text:span><text:span text:style-name="T1">some</text:span><text:span text:style-name="T1"> </text:span><text:span text:style-name="T1">hope</text:span><text:span text:style-name="T1"> </text:span><text:span text:style-name="T1">and</text:span><text:span text:style-name="T1"> </text:span><text:span text:style-name="T1">a</text:span><text:span text:style-name="T1"> </text:span><text:span text:style-name="T1">feeling</text:span><text:span text:style-name="T1"> </text:span><text:span text:style-name="T1">of</text:span><text:span text:style-name="T1"> </text:span><text:span text:style-name="T1">self</text:span><text:span text:style-name="T1">-</text:span><text:span text:style-name="T1">esteem</text:span><text:span text:style-name="T1"> </text:span><text:span text:style-name="T1">by</text:span><text:span text:style-name="T1"> </text:span><text:span text:style-name="T1">letting</text:span><text:span text:style-name="T1"> </text:span><text:span text:style-name="T1">them</text:span><text:span text:style-name="T1"> </text:span><text:span text:style-name="T1">know</text:span><text:span text:style-name="T1"> </text:span><text:span text:style-name="T1">they</text:span><text:span text:style-name="T1"> </text:span><text:span text:style-name="T1">stood</text:span><text:span text:style-name="T1"> </text:span><text:span text:style-name="T1">not</text:span><text:span text:style-name="T1"> </text:span><text:span text:style-name="T1">alone</text:span><text:span text:style-name="T1"> </text:span><text:span text:style-name="T1">in</text:span><text:span text:style-name="T1"> </text:span><text:span text:style-name="T1">what</text:span><text:span text:style-name="T1"> </text:span><text:span text:style-name="T1">they</text:span><text:span text:style-name="T1"> </text:span><text:span text:style-name="T1">were</text:span><text:span text:style-name="T1"> </text:span><text:span text:style-name="T1">doing</text:span><text:span text:style-name="T1"> </text:span><text:span text:style-name="T1">at</text:span><text:span text:style-name="T1"> </text:span><text:span text:style-name="T1">the</text:span><text:span text:style-name="T1"> </text:span><text:span text:style-name="T1">time</text:span><text:span text:style-name="T1">. </text:span><text:span text:style-name="T1">Of</text:span><text:span text:style-name="T1"> </text:span><text:span text:style-name="T1">course</text:span><text:span text:style-name="T1">, </text:span><text:span text:style-name="T1">the</text:span><text:span text:style-name="T1"> </text:span><text:span text:style-name="T1">aspect</text:span><text:span text:style-name="T1"> </text:span><text:span text:style-name="T1">of</text:span><text:span text:style-name="T1"> '</text:span><text:span text:style-name="T1">agency</text:span><text:span text:style-name="T1">' </text:span><text:span text:style-name="T1">still</text:span><text:span text:style-name="T1"> </text:span><text:span text:style-name="T1">is</text:span><text:span text:style-name="T1"> </text:span><text:span text:style-name="T1">very</text:span><text:span text:style-name="T1"> </text:span><text:span text:style-name="T1">important</text:span><text:span text:style-name="T1"> </text:span><text:span text:style-name="T1">in</text:span><text:span text:style-name="T1"> </text:span><text:span text:style-name="T1">these</text:span><text:span text:style-name="T1"> </text:span><text:span text:style-name="T1">videos</text:span><text:span text:style-name="T1"> </text:span><text:span text:style-name="T1">too</text:span><text:span text:style-name="T1">.” </text:span><text:span text:style-name="T1">It</text:span><text:span text:style-name="T1"> </text:span><text:span text:style-name="T1">is</text:span><text:span text:style-name="T1"> </text:span><text:span text:style-name="T1">not</text:span><text:span text:style-name="T1"> </text:span><text:span text:style-name="T1">known</text:span><text:span text:style-name="T1"> </text:span><text:span text:style-name="T1">if</text:span><text:span text:style-name="T1"> </text:span><text:span text:style-name="T1">curating</text:span><text:span text:style-name="T1"> </text:span><text:span text:style-name="T1">geographically</text:span><text:span text:style-name="T1"> </text:span><text:span text:style-name="T1">specific</text:span><text:span text:style-name="T1"> </text:span><text:span text:style-name="T1">political</text:span><text:span text:style-name="T1"> </text:span><text:span text:style-name="T1">content</text:span><text:span text:style-name="T1"> </text:span><text:span text:style-name="T1">increases</text:span><text:span text:style-name="T1"> </text:span><text:span text:style-name="T1">the</text:span><text:span text:style-name="T1"> </text:span><text:span text:style-name="T1">chances</text:span><text:span text:style-name="T1"> </text:span><text:span text:style-name="T1">of</text:span><text:span text:style-name="T1"> </text:span><text:span text:style-name="T1">that</text:span><text:span text:style-name="T1"> </text:span><text:span text:style-name="T1">content</text:span><text:span text:style-name="T1"> </text:span><text:span text:style-name="T1">being</text:span><text:span text:style-name="T1"> </text:span><text:span text:style-name="T1">viewed</text:span><text:span text:style-name="T1"> </text:span><text:span text:style-name="T1">in</text:span><text:span text:style-name="T1"> </text:span><text:span text:style-name="T1">specific</text:span><text:span text:style-name="T1"> </text:span><text:span text:style-name="T1">regions</text:span><text:span text:style-name="T1">. </text:span><text:span text:style-name="T1">But</text:span><text:span text:style-name="T1"> </text:span><text:span text:style-name="T1">it</text:span><text:span text:style-name="T1"> </text:span><text:span text:style-name="T1">is</text:span><text:span text:style-name="T1"> </text:span><text:span text:style-name="T1">clear</text:span><text:span text:style-name="T1"> </text:span><text:span text:style-name="T1">that</text:span><text:span text:style-name="T1"> </text:span><text:span text:style-name="T1">the</text:span><text:span text:style-name="T1"> </text:span><text:span text:style-name="T1">act</text:span><text:span text:style-name="T1"> </text:span><text:span text:style-name="T1">of</text:span><text:span text:style-name="T1"> </text:span><text:span text:style-name="T1">mirroring</text:span><text:span text:style-name="T1"> </text:span><text:span text:style-name="T1">increases</text:span><text:span text:style-name="T1"> </text:span><text:span text:style-name="T1">the</text:span><text:span text:style-name="T1"> </text:span><text:span text:style-name="T1">perception</text:span><text:span text:style-name="T1"> </text:span><text:span text:style-name="T1">of</text:span><text:span text:style-name="T1"> </text:span><text:span text:style-name="T1">visibility</text:span><text:span text:style-name="T1"> </text:span><text:span text:style-name="T1">and</text:span><text:span text:style-name="T1"> </text:span><text:span text:style-name="T1">the</text:span><text:span text:style-name="T1"> </text:span><text:span text:style-name="T1">perception</text:span><text:span text:style-name="T1"> </text:span><text:span text:style-name="T1">that</text:span><text:span text:style-name="T1"> </text:span><text:span text:style-name="T1">videos</text:span><text:span text:style-name="T1"> </text:span><text:span text:style-name="T1">are</text:span><text:span text:style-name="T1"> </text:span><text:span text:style-name="T1">working</text:span><text:span text:style-name="T1"> </text:span><text:span text:style-name="T1">within</text:span><text:span text:style-name="T1"> </text:span><text:span text:style-name="T1">transmedia</text:span><text:span text:style-name="T1"> </text:span><text:span text:style-name="T1">campaigns</text:span><text:span text:style-name="T1"> </text:span><text:span text:style-name="T1">that</text:span><text:span text:style-name="T1"> </text:span><text:span text:style-name="T1">have</text:span><text:span text:style-name="T1"> </text:span><text:span text:style-name="T1">physical</text:span><text:span text:style-name="T1"> </text:span><text:span text:style-name="T1">components</text:span><text:span text:style-name="T1">. </text:span></text:p>
      <text:p text:style-name="P2"/>
      <text:p text:style-name="P1"><text:span text:style-name="T1">Anonymous</text:span><text:span text:style-name="T1">’</text:span><text:span text:style-name="T1">s</text:span><text:span text:style-name="T1"> </text:span><text:span text:style-name="T1">gaming</text:span><text:span text:style-name="T1"> </text:span><text:span text:style-name="T1">of</text:span><text:span text:style-name="T1"> </text:span><text:span text:style-name="T1">the</text:span><text:span text:style-name="T1"> </text:span><text:span text:style-name="T1">affordances</text:span><text:span text:style-name="T1"> </text:span><text:span text:style-name="T1">of</text:span><text:span text:style-name="T1"> </text:span><text:span text:style-name="T1">YouTube</text:span><text:span text:style-name="T1"> </text:span><text:span text:style-name="T1">expands</text:span><text:span text:style-name="T1"> </text:span><text:span text:style-name="T1">outside</text:span><text:span text:style-name="T1"> </text:span><text:span text:style-name="T1">of</text:span><text:span text:style-name="T1"> </text:span><text:span text:style-name="T1">mirroring</text:span><text:span text:style-name="T1"> </text:span><text:span text:style-name="T1">videos</text:span><text:span text:style-name="T1"> </text:span><text:span text:style-name="T1">to</text:span><text:span text:style-name="T1"> </text:span><text:span text:style-name="T1">the</text:span><text:span text:style-name="T1"> </text:span><text:span text:style-name="T1">mirroring</text:span><text:span text:style-name="T1"> </text:span><text:span text:style-name="T1">of</text:span><text:span text:style-name="T1"> </text:span><text:span text:style-name="T1">user</text:span><text:span text:style-name="T1"> </text:span><text:span text:style-name="T1">accounts</text:span><text:span text:style-name="T1">. </text:span><text:span text:style-name="T1">The</text:span><text:span text:style-name="T1"> </text:span><text:span text:style-name="T1">moniker</text:span><text:span text:style-name="T1">, </text:span><text:span text:style-name="T1">THXI</text:span><text:span text:style-name="T1">330, </text:span><text:span text:style-name="T1">as</text:span><text:span text:style-name="T1"> </text:span><text:span text:style-name="T1">one</text:span><text:span text:style-name="T1"> </text:span><text:span text:style-name="T1">Anon</text:span><text:span text:style-name="T1"> </text:span><text:span text:style-name="T1">explains</text:span><text:span text:style-name="T1">, “</text:span><text:span text:style-name="T1">is</text:span><text:span text:style-name="T1"> </text:span><text:span text:style-name="T1">one</text:span><text:span text:style-name="T1"> </text:span><text:span text:style-name="T1">of</text:span><text:span text:style-name="T1"> </text:span><text:span text:style-name="T1">my</text:span><text:span text:style-name="T1"> </text:span><text:span text:style-name="T1">US</text:span><text:span text:style-name="T1"> </text:span><text:span text:style-name="T1">alter</text:span><text:span text:style-name="T1"> </text:span><text:span text:style-name="T1">egos</text:span><text:span text:style-name="T1"> </text:span><text:span text:style-name="T1">in</text:span><text:span text:style-name="T1"> </text:span><text:span text:style-name="T1">the</text:span><text:span text:style-name="T1"> </text:span><text:span text:style-name="T1">net</text:span><text:span text:style-name="T1">. </text:span><text:span text:style-name="T1">U</text:span><text:span text:style-name="T1">.</text:span><text:span text:style-name="T1">S</text:span><text:span text:style-name="T1">. </text:span><text:span text:style-name="T1">gov</text:span><text:span text:style-name="T1"> </text:span><text:span text:style-name="T1">uses</text:span><text:span text:style-name="T1"> </text:span><text:span text:style-name="T1">software</text:span><text:span text:style-name="T1"> </text:span><text:span text:style-name="T1">to</text:span><text:span text:style-name="T1"> </text:span><text:span text:style-name="T1">simulate</text:span><text:span text:style-name="T1"> </text:span><text:span text:style-name="T1">people</text:span><text:span text:style-name="T1"> </text:span><text:span text:style-name="T1">online</text:span><text:span text:style-name="T1"> </text:span><text:span text:style-name="T1">who</text:span><text:span text:style-name="T1"> </text:span><text:span text:style-name="T1">can</text:span><text:span text:style-name="T1"> </text:span><text:span text:style-name="T1">help</text:span><text:span text:style-name="T1"> </text:span><text:span text:style-name="T1">them</text:span><text:span text:style-name="T1"> </text:span><text:span text:style-name="T1">to</text:span><text:span text:style-name="T1"> </text:span><text:span text:style-name="T1">control</text:span><text:span text:style-name="T1">, </text:span><text:span text:style-name="T1">censor</text:span><text:span text:style-name="T1"> </text:span><text:span text:style-name="T1">and</text:span><text:span text:style-name="T1"> </text:span><text:span text:style-name="T1">manipulate</text:span><text:span text:style-name="T1"> </text:span><text:span text:style-name="T1">information</text:span><text:span text:style-name="T1"> </text:span><text:span text:style-name="T1">and</text:span><text:span text:style-name="T1"> </text:span><text:span text:style-name="T1">perceptions</text:span><text:span text:style-name="T1">... </text:span><text:span text:style-name="T1">I</text:span><text:span text:style-name="T1"> </text:span><text:span text:style-name="T1">only</text:span><text:span text:style-name="T1"> </text:span><text:span text:style-name="T1">use</text:span><text:span text:style-name="T1"> </text:span><text:span text:style-name="T1">a</text:span><text:span text:style-name="T1"> </text:span><text:span text:style-name="T1">similar</text:span><text:span text:style-name="T1"> </text:span><text:span text:style-name="T1">tactics</text:span><text:span text:style-name="T1"> </text:span><text:span text:style-name="T1">for</text:span><text:span text:style-name="T1"> </text:span><text:span text:style-name="T1">the</text:span><text:span text:style-name="T1"> </text:span><text:span text:style-name="T1">good</text:span><text:span text:style-name="T1">. </text:span><text:span text:style-name="T1">If</text:span><text:span text:style-name="T1"> </text:span><text:span text:style-name="T1">you</text:span><text:span text:style-name="T1"> </text:span><text:span text:style-name="T1">know</text:span><text:span text:style-name="T1"> </text:span><text:span text:style-name="T1">how</text:span><text:span text:style-name="T1"> </text:span><text:span text:style-name="T1">to</text:span><text:span text:style-name="T1"> </text:span><text:span text:style-name="T1">search</text:span><text:span text:style-name="T1"> </text:span><text:span text:style-name="T1">you</text:span><text:span text:style-name="T1"> </text:span><text:span text:style-name="T1">can</text:span><text:span text:style-name="T1"> </text:span><text:span text:style-name="T1">find</text:span><text:span text:style-name="T1"> </text:span><text:span text:style-name="T1">many</text:span><text:span text:style-name="T1"> </text:span><text:span text:style-name="T1">other</text:span><text:span text:style-name="T1"> </text:span><text:span text:style-name="T1">anon</text:span><text:span text:style-name="T1"> </text:span><text:span text:style-name="T1">videos</text:span><text:span text:style-name="T1"> </text:span><text:span text:style-name="T1">made</text:span><text:span text:style-name="T1"> </text:span><text:span text:style-name="T1">by</text:span><text:span text:style-name="T1"> </text:span><text:span text:style-name="T1">me</text:span><text:span text:style-name="T1"> </text:span><text:span text:style-name="T1">for</text:span><text:span text:style-name="T1"> </text:span><text:span text:style-name="T1">many</text:span><text:span text:style-name="T1"> </text:span><text:span text:style-name="T1">other</text:span><text:span text:style-name="T1"> </text:span><text:span text:style-name="T1">causes</text:span><text:span text:style-name="T1"> </text:span><text:span text:style-name="T1">like</text:span><text:span text:style-name="T1"> </text:span><text:span text:style-name="T1">the</text:span><text:span text:style-name="T1"> </text:span><text:span text:style-name="T1">arab</text:span><text:span text:style-name="T1"> </text:span><text:span text:style-name="T1">springs</text:span><text:span text:style-name="T1">, </text:span><text:span text:style-name="T1">the</text:span><text:span text:style-name="T1"> </text:span><text:span text:style-name="T1">spanish</text:span><text:span text:style-name="T1"> </text:span><text:span text:style-name="T1">revolution</text:span><text:span text:style-name="T1"> </text:span><text:span text:style-name="T1">or</text:span><text:span text:style-name="T1"> </text:span><text:span text:style-name="T1">the</text:span><text:span text:style-name="T1"> </text:span><text:span text:style-name="T1">fight</text:span><text:span text:style-name="T1"> </text:span><text:span text:style-name="T1">against</text:span><text:span text:style-name="T1"> </text:span><text:span text:style-name="T1">criminal</text:span><text:span text:style-name="T1"> </text:span><text:span text:style-name="T1">corporations</text:span><text:span text:style-name="T1">, </text:span><text:span text:style-name="T1">cults</text:span><text:span text:style-name="T1"> </text:span><text:span text:style-name="T1">and</text:span><text:span text:style-name="T1"> </text:span><text:span text:style-name="T1">predators</text:span><text:span text:style-name="T1"> </text:span><text:span text:style-name="T1">in</text:span><text:span text:style-name="T1"> </text:span><text:span text:style-name="T1">many</text:span><text:span text:style-name="T1"> </text:span><text:span text:style-name="T1">places</text:span><text:span text:style-name="T1"> </text:span><text:span text:style-name="T1">of</text:span><text:span text:style-name="T1"> </text:span><text:span text:style-name="T1">the</text:span><text:span text:style-name="T1"> </text:span><text:span text:style-name="T1">world</text:span><text:span text:style-name="T1">.” </text:span><text:span text:style-name="T1">Mirroring</text:span><text:span text:style-name="T1"> </text:span><text:span text:style-name="T1">is</text:span><text:span text:style-name="T1"> </text:span><text:span text:style-name="T1">a</text:span><text:span text:style-name="T1"> </text:span><text:span text:style-name="T1">mobile</text:span><text:span text:style-name="T1"> </text:span><text:span text:style-name="T1">practice</text:span><text:span text:style-name="T1"> </text:span><text:span text:style-name="T1">that</text:span><text:span text:style-name="T1"> </text:span><text:span text:style-name="T1">is</text:span><text:span text:style-name="T1"> </text:span><text:span text:style-name="T1">indigenous</text:span><text:span text:style-name="T1"> </text:span><text:span text:style-name="T1">to</text:span><text:span text:style-name="T1"> </text:span><text:span text:style-name="T1">networked</text:span><text:span text:style-name="T1"> </text:span><text:span text:style-name="T1">cultures</text:span><text:span text:style-name="T1"> </text:span><text:span text:style-name="T1">and</text:span><text:span text:style-name="T1"> </text:span><text:span text:style-name="T1">that</text:span><text:span text:style-name="T1"> </text:span><text:span text:style-name="T1">is</text:span><text:span text:style-name="T1"> </text:span><text:span text:style-name="T1">transferable</text:span><text:span text:style-name="T1"> </text:span><text:span text:style-name="T1">to</text:span><text:span text:style-name="T1"> </text:span><text:span text:style-name="T1">other</text:span><text:span text:style-name="T1"> </text:span><text:span text:style-name="T1">domains</text:span><text:span text:style-name="T1"> </text:span><text:span text:style-name="T1">of</text:span><text:span text:style-name="T1"> </text:span><text:span text:style-name="T1">practice</text:span><text:span text:style-name="T1"> </text:span><text:span text:style-name="T1">such</text:span><text:span text:style-name="T1"> </text:span><text:span text:style-name="T1">as</text:span><text:span text:style-name="T1"> </text:span><text:span text:style-name="T1">user</text:span><text:span text:style-name="T1">-</text:span><text:span text:style-name="T1">account</text:span><text:span text:style-name="T1"> </text:span><text:span text:style-name="T1">management</text:span><text:span text:style-name="T1">. </text:span><text:span text:style-name="T1">In</text:span><text:span text:style-name="T1"> </text:span><text:span text:style-name="T1">typical</text:span><text:span text:style-name="T1"> </text:span><text:span text:style-name="T1">hacker</text:span><text:span text:style-name="T1"> </text:span><text:span text:style-name="T1">fashion</text:span><text:span text:style-name="T1">, </text:span><text:span text:style-name="T1">Anonymous</text:span><text:span text:style-name="T1"> </text:span><text:span text:style-name="T1">appropriates</text:span><text:span text:style-name="T1"> </text:span><text:span text:style-name="T1">the</text:span><text:span text:style-name="T1"> </text:span><text:span text:style-name="T1">mirroring</text:span><text:span text:style-name="T1"> </text:span><text:span text:style-name="T1">affordances</text:span><text:span text:style-name="T1"> </text:span><text:span text:style-name="T1">provided</text:span><text:span text:style-name="T1"> </text:span><text:span text:style-name="T1">by</text:span><text:span text:style-name="T1"> </text:span><text:span text:style-name="T1">YouTube</text:span><text:span text:style-name="T1"> </text:span><text:span text:style-name="T1">for</text:span><text:span text:style-name="T1"> </text:span><text:span text:style-name="T1">economic</text:span><text:span text:style-name="T1"> </text:span><text:span text:style-name="T1">reasons</text:span><text:span text:style-name="T1"> </text:span><text:span text:style-name="T1">of</text:span><text:span text:style-name="T1"> </text:span><text:span text:style-name="T1">scale</text:span><text:span text:style-name="T1"> </text:span><text:span text:style-name="T1">and</text:span><text:span text:style-name="T1"> </text:span><text:span text:style-name="T1">growth</text:span><text:span text:style-name="T1"> </text:span><text:span text:style-name="T1">and</text:span><text:span text:style-name="T1"> </text:span><text:span text:style-name="T1">utilize</text:span><text:span text:style-name="T1"> </text:span><text:span text:style-name="T1">these</text:span><text:span text:style-name="T1"> </text:span><text:span text:style-name="T1">opportunities</text:span><text:span text:style-name="T1"> </text:span><text:span text:style-name="T1">for</text:span><text:span text:style-name="T1"> </text:span><text:span text:style-name="T1">political</text:span><text:span text:style-name="T1"> </text:span><text:span text:style-name="T1">activism</text:span><text:span text:style-name="T1">. </text:span><text:span text:style-name="T1">The</text:span><text:span text:style-name="T1"> </text:span><text:span text:style-name="T1">mirroring</text:span><text:span text:style-name="T1"> </text:span><text:span text:style-name="T1">of</text:span><text:span text:style-name="T1"> </text:span><text:span text:style-name="T1">user</text:span><text:span text:style-name="T1"> </text:span><text:span text:style-name="T1">accounts</text:span><text:span text:style-name="T1"> </text:span><text:span text:style-name="T1">distributes</text:span><text:span text:style-name="T1"> </text:span><text:span text:style-name="T1">activist</text:span><text:span text:style-name="T1"> </text:span><text:span text:style-name="T1">agency</text:span><text:span text:style-name="T1"> </text:span><text:span text:style-name="T1">across</text:span><text:span text:style-name="T1"> </text:span><text:span text:style-name="T1">YouTube</text:span><text:span text:style-name="T1"> </text:span><text:span text:style-name="T1">in</text:span><text:span text:style-name="T1"> </text:span><text:span text:style-name="T1">attempts</text:span><text:span text:style-name="T1"> </text:span><text:span text:style-name="T1">to</text:span><text:span text:style-name="T1"> </text:span><text:span text:style-name="T1">multiply</text:span><text:span text:style-name="T1"> </text:span><text:span text:style-name="T1">impact</text:span><text:span text:style-name="T1"> </text:span><text:span text:style-name="T1">geographically</text:span><text:span text:style-name="T1">, </text:span><text:span text:style-name="T1">for</text:span><text:span text:style-name="T1"> </text:span><text:span text:style-name="T1">example</text:span><text:span text:style-name="T1">, </text:span><text:span text:style-name="T1">in</text:span><text:span text:style-name="T1"> </text:span><text:span text:style-name="T1">the</text:span><text:span text:style-name="T1"> </text:span><text:span text:style-name="T1">countries</text:span><text:span text:style-name="T1"> </text:span><text:span text:style-name="T1">undergoing</text:span><text:span text:style-name="T1"> </text:span><text:span text:style-name="T1">Arab</text:span><text:span text:style-name="T1"> </text:span><text:span text:style-name="T1">Spring</text:span><text:span text:style-name="T1"> </text:span><text:span text:style-name="T1">revolutions</text:span><text:span text:style-name="T1">. </text:span><text:span text:style-name="T1">Again</text:span><text:span text:style-name="T1">, </text:span><text:span text:style-name="T1">it</text:span><text:span text:style-name="T1"> </text:span><text:span text:style-name="T1">is</text:span><text:span text:style-name="T1"> </text:span><text:span text:style-name="T1">not</text:span><text:span text:style-name="T1"> </text:span><text:span text:style-name="T1">known</text:span><text:span text:style-name="T1"> </text:span><text:span text:style-name="T1">whether</text:span><text:span text:style-name="T1"> </text:span><text:span text:style-name="T1">video</text:span><text:span text:style-name="T1"> </text:span><text:span text:style-name="T1">and</text:span><text:span text:style-name="T1"> </text:span><text:span text:style-name="T1">user</text:span><text:span text:style-name="T1">-</text:span><text:span text:style-name="T1">account</text:span><text:span text:style-name="T1"> </text:span><text:span text:style-name="T1">mirroring</text:span><text:span text:style-name="T1"> </text:span><text:span text:style-name="T1">across</text:span><text:span text:style-name="T1"> </text:span><text:span text:style-name="T1">numerous</text:span><text:span text:style-name="T1"> </text:span><text:span text:style-name="T1">accounts</text:span><text:span text:style-name="T1"> </text:span><text:span text:style-name="T1">increase</text:span><text:span text:style-name="T1"> </text:span><text:span text:style-name="T1">the</text:span><text:span text:style-name="T1"> </text:span><text:span text:style-name="T1">total</text:span><text:span text:style-name="T1"> </text:span><text:span text:style-name="T1">viewing</text:span><text:span text:style-name="T1"> </text:span><text:span text:style-name="T1">of</text:span><text:span text:style-name="T1"> </text:span><text:span text:style-name="T1">specific</text:span><text:span text:style-name="T1"> </text:span><text:span text:style-name="T1">videos</text:span><text:span text:style-name="T1">. </text:span><text:span text:style-name="T1">What</text:span><text:span text:style-name="T1"> </text:span><text:span text:style-name="T1">these</text:span><text:span text:style-name="T1"> </text:span><text:span text:style-name="T1">practices</text:span><text:span text:style-name="T1"> </text:span><text:span text:style-name="T1">do</text:span><text:span text:style-name="T1"> </text:span><text:span text:style-name="T1">reveal</text:span><text:span text:style-name="T1"> </text:span><text:span text:style-name="T1">are</text:span><text:span text:style-name="T1"> </text:span><text:span text:style-name="T1">exploits</text:span><text:span text:style-name="T1"> </text:span><text:span text:style-name="T1">of</text:span><text:span text:style-name="T1"> </text:span><text:span text:style-name="T1">networks</text:span><text:span text:style-name="T1">, </text:span><text:span text:style-name="T1">data</text:span><text:span text:style-name="T1"> </text:span><text:span text:style-name="T1">replicability</text:span><text:span text:style-name="T1">, </text:span><text:span text:style-name="T1">social</text:span><text:span text:style-name="T1"> </text:span><text:span text:style-name="T1">media</text:span><text:span text:style-name="T1"> </text:span><text:span text:style-name="T1">affordances</text:span><text:span text:style-name="T1">. </text:span><text:span text:style-name="T1">These</text:span><text:span text:style-name="T1"> </text:span><text:span text:style-name="T1">socio</text:span><text:span text:style-name="T1">-</text:span><text:span text:style-name="T1">technical</text:span><text:span text:style-name="T1"> </text:span><text:span text:style-name="T1">practices</text:span><text:span text:style-name="T1"> </text:span><text:span text:style-name="T1">collectively</text:span><text:span text:style-name="T1"> </text:span><text:span text:style-name="T1">fuel</text:span><text:span text:style-name="T1"> </text:span><text:span text:style-name="T1">discursive</text:span><text:span text:style-name="T1"> </text:span><text:span text:style-name="T1">imaginings</text:span><text:span text:style-name="T1"> </text:span><text:span text:style-name="T1">of</text:span><text:span text:style-name="T1"> </text:span><text:span text:style-name="T1">an</text:span><text:span text:style-name="T1"> </text:span><text:span text:style-name="T1">organic</text:span><text:span text:style-name="T1">, </text:span><text:span text:style-name="T1">rhizomic</text:span><text:span text:style-name="T1">, </text:span><text:span text:style-name="T1">and</text:span><text:span text:style-name="T1"> </text:span><text:span text:style-name="T1">neural</text:span><text:span text:style-name="T1"> </text:span><text:span text:style-name="T1">internet</text:span><text:span text:style-name="T1"> </text:span><text:span text:style-name="T1">within</text:span><text:span text:style-name="T1"> </text:span><text:span text:style-name="T1">which</text:span><text:span text:style-name="T1"> </text:span><text:span text:style-name="T1">Anonymous</text:span><text:span text:style-name="T1"> </text:span><text:span text:style-name="T1">is</text:span><text:span text:style-name="T1"> </text:span><text:span text:style-name="T1">a</text:span><text:span text:style-name="T1"> </text:span><text:span text:style-name="T1">node</text:span><text:span text:style-name="T1"> </text:span><text:span text:style-name="T1">and</text:span><text:span text:style-name="T1"> </text:span><text:span text:style-name="T1">neuron</text:span><text:span text:style-name="T1"> </text:span><text:span text:style-name="T1">in</text:span><text:span text:style-name="T1"> </text:span><text:span text:style-name="T1">a</text:span><text:span text:style-name="T1"> “</text:span><text:span text:style-name="T1">nomadic</text:span><text:span text:style-name="T1"> </text:span><text:span text:style-name="T1">war</text:span><text:span text:style-name="T1">.”</text:span></text:p>
      <text:p text:style-name="P2"/>
      <text:p text:style-name="P1"><text:span text:style-name="T1">Finally</text:span><text:span text:style-name="T1">, </text:span><text:span text:style-name="T1">on</text:span><text:span text:style-name="T1"> </text:span><text:span text:style-name="T1">a</text:span><text:span text:style-name="T1"> </text:span><text:span text:style-name="T1">meta</text:span><text:span text:style-name="T1">-</text:span><text:span text:style-name="T1">level</text:span><text:span text:style-name="T1"> </text:span><text:span text:style-name="T1">mirroring</text:span><text:span text:style-name="T1"> </text:span><text:span text:style-name="T1">is</text:span><text:span text:style-name="T1"> </text:span><text:span text:style-name="T1">not</text:span><text:span text:style-name="T1"> </text:span><text:span text:style-name="T1">exclusively</text:span><text:span text:style-name="T1"> </text:span><text:span text:style-name="T1">a</text:span><text:span text:style-name="T1"> </text:span><text:span text:style-name="T1">practice</text:span><text:span text:style-name="T1"> </text:span><text:span text:style-name="T1">for</text:span><text:span text:style-name="T1"> </text:span><text:span text:style-name="T1">videos</text:span><text:span text:style-name="T1"> </text:span><text:span text:style-name="T1">or</text:span><text:span text:style-name="T1"> </text:span><text:span text:style-name="T1">user</text:span><text:span text:style-name="T1"> </text:span><text:span text:style-name="T1">account</text:span><text:span text:style-name="T1"> </text:span><text:span text:style-name="T1">but</text:span><text:span text:style-name="T1"> </text:span><text:span text:style-name="T1">it</text:span><text:span text:style-name="T1"> </text:span><text:span text:style-name="T1">is</text:span><text:span text:style-name="T1"> </text:span><text:span text:style-name="T1">also</text:span><text:span text:style-name="T1"> </text:span><text:span text:style-name="T1">a</text:span><text:span text:style-name="T1"> </text:span><text:span text:style-name="T1">discourse</text:span><text:span text:style-name="T1"> </text:span><text:span text:style-name="T1">with</text:span><text:span text:style-name="T1"> </text:span><text:span text:style-name="T1">a</text:span><text:span text:style-name="T1"> </text:span><text:span text:style-name="T1">political</text:span><text:span text:style-name="T1"> </text:span><text:span text:style-name="T1">valence</text:span><text:span text:style-name="T1">. </text:span><text:span text:style-name="T1">One</text:span><text:span text:style-name="T1"> </text:span><text:span text:style-name="T1">Anon</text:span><text:span text:style-name="T1">, </text:span><text:span text:style-name="T1">DCHTID</text:span><text:span text:style-name="T1">247, </text:span><text:span text:style-name="T1">uses</text:span><text:span text:style-name="T1"> “</text:span><text:span text:style-name="T1">mirror</text:span><text:span text:style-name="T1">” </text:span><text:span text:style-name="T1">to</text:span><text:span text:style-name="T1"> </text:span><text:span text:style-name="T1">describe</text:span><text:span text:style-name="T1"> </text:span><text:span text:style-name="T1">not</text:span><text:span text:style-name="T1"> </text:span><text:span text:style-name="T1">how</text:span><text:span text:style-name="T1"> </text:span><text:span text:style-name="T1">Anonymous</text:span><text:span text:style-name="T1"> </text:span><text:span text:style-name="T1">reflects</text:span><text:span text:style-name="T1"> </text:span><text:span text:style-name="T1">back</text:span><text:span text:style-name="T1"> </text:span><text:span text:style-name="T1">to</text:span><text:span text:style-name="T1"> </text:span><text:span text:style-name="T1">societies</text:span><text:span text:style-name="T1"> </text:span><text:span text:style-name="T1">it</text:span><text:span text:style-name="T1"> </text:span><text:span text:style-name="T1">failures</text:span><text:span text:style-name="T1"> </text:span><text:span text:style-name="T1">but</text:span><text:span text:style-name="T1"> “</text:span><text:span text:style-name="T1">to</text:span><text:span text:style-name="T1"> </text:span><text:span text:style-name="T1">mirror</text:span><text:span text:style-name="T1"> </text:span><text:span text:style-name="T1">to</text:span><text:span text:style-name="T1"> </text:span><text:span text:style-name="T1">the</text:span><text:span text:style-name="T1"> </text:span><text:soft-page-break/><text:span text:style-name="T1">world</text:span><text:span text:style-name="T1"> </text:span><text:span text:style-name="T1">that</text:span><text:span text:style-name="T1"> </text:span><text:span text:style-name="T1">there</text:span><text:span text:style-name="T1"> </text:span><text:span text:style-name="T1">is</text:span><text:span text:style-name="T1"> </text:span><text:span text:style-name="T1">non</text:span><text:span text:style-name="T1">-</text:span><text:span text:style-name="T1">hierarchical</text:span><text:span text:style-name="T1"> </text:span><text:span text:style-name="T1">groups</text:span><text:span text:style-name="T1"> </text:span><text:span text:style-name="T1">out</text:span><text:span text:style-name="T1"> </text:span><text:span text:style-name="T1">there</text:span><text:span text:style-name="T1"> </text:span><text:span text:style-name="T1">that</text:span><text:span text:style-name="T1"> </text:span><text:span text:style-name="T1">are</text:span><text:span text:style-name="T1"> </text:span><text:span text:style-name="T1">fighting</text:span><text:span text:style-name="T1"> </text:span><text:span text:style-name="T1">for</text:span><text:span text:style-name="T1"> </text:span><text:span text:style-name="T1">freedom</text:span><text:span text:style-name="T1">.” </text:span><text:span text:style-name="T1">In</text:span><text:span text:style-name="T1"> </text:span><text:span text:style-name="T1">this</text:span><text:span text:style-name="T1"> </text:span><text:span text:style-name="T1">way</text:span><text:span text:style-name="T1">, </text:span><text:span text:style-name="T1">Anonymous</text:span><text:span text:style-name="T1"> </text:span><text:span text:style-name="T1">mirrors</text:span><text:span text:style-name="T1"> </text:span><text:span text:style-name="T1">their</text:span><text:span text:style-name="T1"> </text:span><text:span text:style-name="T1">decentralized</text:span><text:span text:style-name="T1"> </text:span><text:span text:style-name="T1">social</text:span><text:span text:style-name="T1"> </text:span><text:span text:style-name="T1">structure</text:span><text:span text:style-name="T1"> </text:span><text:span text:style-name="T1">on</text:span><text:span text:style-name="T1"> </text:span><text:span text:style-name="T1">the</text:span><text:span text:style-name="T1"> </text:span><text:span text:style-name="T1">structure</text:span><text:span text:style-name="T1"> </text:span><text:span text:style-name="T1">of</text:span><text:span text:style-name="T1"> </text:span><text:span text:style-name="T1">the</text:span><text:span text:style-name="T1"> </text:span><text:span text:style-name="T1">internet</text:span><text:span text:style-name="T1"> </text:span><text:span text:style-name="T1">itself</text:span><text:span text:style-name="T1">. </text:span><text:span text:style-name="T1">In</text:span><text:span text:style-name="T1"> </text:span><text:span text:style-name="T1">attempting</text:span><text:span text:style-name="T1"> </text:span><text:span text:style-name="T1">to</text:span><text:span text:style-name="T1"> “</text:span><text:span text:style-name="T1">save</text:span><text:span text:style-name="T1"> </text:span><text:span text:style-name="T1">the</text:span><text:span text:style-name="T1"> </text:span><text:span text:style-name="T1">internet</text:span><text:span text:style-name="T1">” </text:span><text:span text:style-name="T1">from</text:span><text:span text:style-name="T1"> </text:span><text:span text:style-name="T1">censorship</text:span><text:span text:style-name="T1"> </text:span><text:span text:style-name="T1">they</text:span><text:span text:style-name="T1"> </text:span><text:span text:style-name="T1">are</text:span><text:span text:style-name="T1"> </text:span><text:span text:style-name="T1">saving</text:span><text:span text:style-name="T1"> </text:span><text:span text:style-name="T1">themselves</text:span><text:span text:style-name="T1">. </text:span><text:span text:style-name="T1">In</text:span><text:span text:style-name="T1"> </text:span><text:span text:style-name="T1">this</text:span><text:span text:style-name="T1"> </text:span><text:span text:style-name="T1">constitutive</text:span><text:span text:style-name="T1"> </text:span><text:span text:style-name="T1">relationship</text:span><text:span text:style-name="T1">, </text:span><text:span text:style-name="T1">Anonymous</text:span><text:span text:style-name="T1"> </text:span><text:span text:style-name="T1">is</text:span><text:span text:style-name="T1"> </text:span><text:span text:style-name="T1">conservative</text:span><text:span text:style-name="T1">, </text:span><text:span text:style-name="T1">attempting</text:span><text:span text:style-name="T1"> </text:span><text:span text:style-name="T1">to</text:span><text:span text:style-name="T1"> </text:span><text:span text:style-name="T1">stop</text:span><text:span text:style-name="T1"> </text:span><text:span text:style-name="T1">the</text:span><text:span text:style-name="T1"> </text:span><text:span text:style-name="T1">transformation</text:span><text:span text:style-name="T1"> </text:span><text:span text:style-name="T1">of</text:span><text:span text:style-name="T1"> </text:span><text:span text:style-name="T1">a</text:span><text:span text:style-name="T1"> </text:span><text:span text:style-name="T1">open</text:span><text:span text:style-name="T1">, </text:span><text:span text:style-name="T1">amateur</text:span><text:span text:style-name="T1">, </text:span><text:span text:style-name="T1">and</text:span><text:span text:style-name="T1"> </text:span><text:span text:style-name="T1">wild</text:span><text:span text:style-name="T1"> </text:span><text:span text:style-name="T1">internet</text:span><text:span text:style-name="T1"> </text:span><text:span text:style-name="T1">into</text:span><text:span text:style-name="T1"> </text:span><text:span text:style-name="T1">a</text:span><text:span text:style-name="T1"> </text:span><text:span text:style-name="T1">closed</text:span><text:span text:style-name="T1">, </text:span><text:span text:style-name="T1">professional</text:span><text:span text:style-name="T1">, </text:span><text:span text:style-name="T1">and</text:span><text:span text:style-name="T1"> </text:span><text:span text:style-name="T1">corporatized</text:span><text:span text:style-name="T1"> </text:span><text:span text:style-name="T1">internet</text:span><text:span text:style-name="T1">. </text:span><text:span text:style-name="T1">Anonymousworldwar</text:span><text:span text:style-name="T1">3 </text:span><text:span text:style-name="T1">describes</text:span><text:span text:style-name="T1"> </text:span><text:span text:style-name="T1">how</text:span><text:span text:style-name="T1"> </text:span><text:span text:style-name="T1">Anonymous</text:span><text:span text:style-name="T1"> </text:span><text:span text:style-name="T1">appropriates</text:span><text:span text:style-name="T1"> </text:span><text:span text:style-name="T1">values</text:span><text:span text:style-name="T1"> </text:span><text:span text:style-name="T1">of</text:span><text:span text:style-name="T1"> </text:span><text:span text:style-name="T1">from</text:span><text:span text:style-name="T1"> </text:span><text:span text:style-name="T1">the</text:span><text:span text:style-name="T1"> </text:span><text:span text:style-name="T1">internet</text:span><text:span text:style-name="T1"> </text:span><text:span text:style-name="T1">and</text:span><text:span text:style-name="T1"> </text:span><text:span text:style-name="T1">seek</text:span><text:span text:style-name="T1"> </text:span><text:span text:style-name="T1">to</text:span><text:span text:style-name="T1"> </text:span><text:span text:style-name="T1">replicate</text:span><text:span text:style-name="T1"> </text:span><text:span text:style-name="T1">those</text:span><text:span text:style-name="T1"> </text:span><text:span text:style-name="T1">values</text:span><text:span text:style-name="T1"> </text:span><text:span text:style-name="T1">in</text:span><text:span text:style-name="T1"> </text:span><text:span text:style-name="T1">their</text:span><text:span text:style-name="T1"> </text:span><text:span text:style-name="T1">activism</text:span><text:span text:style-name="T1">: “...</text:span><text:span text:style-name="T1">anon</text:span><text:span text:style-name="T1"> </text:span><text:span text:style-name="T1">is</text:span><text:span text:style-name="T1"> </text:span><text:span text:style-name="T1">just</text:span><text:span text:style-name="T1"> </text:span><text:span text:style-name="T1">a</text:span><text:span text:style-name="T1"> </text:span><text:span text:style-name="T1">symptom</text:span><text:span text:style-name="T1"> </text:span><text:span text:style-name="T1">of</text:span><text:span text:style-name="T1"> </text:span><text:span text:style-name="T1">this</text:span><text:span text:style-name="T1"> </text:span><text:span text:style-name="T1">new</text:span><text:span text:style-name="T1"> </text:span><text:span text:style-name="T1">structure</text:span><text:span text:style-name="T1"> </text:span><text:span text:style-name="T1">imposing</text:span><text:span text:style-name="T1"> </text:span><text:span text:style-name="T1">itself</text:span><text:span text:style-name="T1"> </text:span><text:span text:style-name="T1">on</text:span><text:span text:style-name="T1"> </text:span><text:span text:style-name="T1">today</text:span><text:span text:style-name="T1">'</text:span><text:span text:style-name="T1">s</text:span><text:span text:style-name="T1"> </text:span><text:span text:style-name="T1">world</text:span><text:span text:style-name="T1">: </text:span><text:span text:style-name="T1">it</text:span><text:span text:style-name="T1"> </text:span><text:span text:style-name="T1">is</text:span><text:span text:style-name="T1"> </text:span><text:span text:style-name="T1">one</text:span><text:span text:style-name="T1"> </text:span><text:span text:style-name="T1">of</text:span><text:span text:style-name="T1"> </text:span><text:span text:style-name="T1">the</text:span><text:span text:style-name="T1"> </text:span><text:span text:style-name="T1">first</text:span><text:span text:style-name="T1"> </text:span><text:span text:style-name="T1">glimpses</text:span><text:span text:style-name="T1"> </text:span><text:span text:style-name="T1">of</text:span><text:span text:style-name="T1"> </text:span><text:span text:style-name="T1">a</text:span><text:span text:style-name="T1"> '</text:span><text:span text:style-name="T1">new</text:span><text:span text:style-name="T1"> </text:span><text:span text:style-name="T1">world</text:span><text:span text:style-name="T1">' </text:span><text:span text:style-name="T1">that</text:span><text:span text:style-name="T1"> </text:span><text:span text:style-name="T1">unfolds</text:span><text:span text:style-name="T1"> </text:span><text:span text:style-name="T1">itself</text:span><text:span text:style-name="T1"> </text:span><text:span text:style-name="T1">on</text:span><text:span text:style-name="T1"> </text:span><text:span text:style-name="T1">the</text:span><text:span text:style-name="T1"> </text:span><text:span text:style-name="T1">basis</text:span><text:span text:style-name="T1"> </text:span><text:span text:style-name="T1">of</text:span><text:span text:style-name="T1"> </text:span><text:span text:style-name="T1">this</text:span><text:span text:style-name="T1"> </text:span><text:span text:style-name="T1">new</text:span><text:span text:style-name="T1"> </text:span><text:span text:style-name="T1">communication</text:span><text:span text:style-name="T1"> </text:span><text:span text:style-name="T1">and</text:span><text:span text:style-name="T1"> </text:span><text:span text:style-name="T1">information</text:span><text:span text:style-name="T1">-</text:span><text:span text:style-name="T1">infrastructure</text:span><text:span text:style-name="T1"> </text:span><text:span text:style-name="T1">and</text:span><text:span text:style-name="T1"> </text:span><text:span text:style-name="T1">the</text:span><text:span text:style-name="T1"> </text:span><text:span text:style-name="T1">principles</text:span><text:span text:style-name="T1"> </text:span><text:span text:style-name="T1">that</text:span><text:span text:style-name="T1"> </text:span><text:span text:style-name="T1">organize</text:span><text:span text:style-name="T1"> </text:span><text:span text:style-name="T1">this</text:span><text:span text:style-name="T1">.” </text:span><text:span text:style-name="T1">Anonymous</text:span><text:span text:style-name="T1"> </text:span><text:span text:style-name="T1">frames</text:span><text:span text:style-name="T1"> </text:span><text:span text:style-name="T1">themselves</text:span><text:span text:style-name="T1"> </text:span><text:span text:style-name="T1">and</text:span><text:span text:style-name="T1"> </text:span><text:span text:style-name="T1">their</text:span><text:span text:style-name="T1"> </text:span><text:span text:style-name="T1">mirroring</text:span><text:span text:style-name="T1"> </text:span><text:span text:style-name="T1">practices</text:span><text:span text:style-name="T1"> </text:span><text:span text:style-name="T1">in</text:span><text:span text:style-name="T1"> </text:span><text:span text:style-name="T1">organicist</text:span><text:span text:style-name="T1"> </text:span><text:span text:style-name="T1">and</text:span><text:span text:style-name="T1"> </text:span><text:span text:style-name="T1">survivalist</text:span><text:span text:style-name="T1"> </text:span><text:span text:style-name="T1">terms</text:span><text:span text:style-name="T1">. </text:span><text:span text:style-name="T1">Mirroring</text:span><text:span text:style-name="T1"> </text:span><text:span text:style-name="T1">is</text:span><text:span text:style-name="T1"> </text:span><text:span text:style-name="T1">but</text:span><text:span text:style-name="T1"> </text:span><text:span text:style-name="T1">one</text:span><text:span text:style-name="T1"> </text:span><text:span text:style-name="T1">capacity</text:span><text:span text:style-name="T1"> </text:span><text:span text:style-name="T1">in</text:span><text:span text:style-name="T1"> </text:span><text:span text:style-name="T1">this</text:span><text:span text:style-name="T1"> </text:span><text:span text:style-name="T1">data</text:span><text:span text:style-name="T1">-</text:span><text:span text:style-name="T1">rich</text:span><text:span text:style-name="T1"> </text:span><text:span text:style-name="T1">and</text:span><text:span text:style-name="T1"> </text:span><text:span text:style-name="T1">networked</text:span><text:span text:style-name="T1"> <text:s/></text:span><text:span text:style-name="T1">world</text:span><text:span text:style-name="T1">. </text:span><text:span text:style-name="T1">This</text:span><text:span text:style-name="T1"> “</text:span><text:span text:style-name="T1">new</text:span><text:span text:style-name="T1">” </text:span><text:span text:style-name="T1">world</text:span><text:span text:style-name="T1"> </text:span><text:span text:style-name="T1">is</text:span><text:span text:style-name="T1"> </text:span><text:span text:style-name="T1">a</text:span><text:span text:style-name="T1"> </text:span><text:span text:style-name="T1">natural</text:span><text:span text:style-name="T1"> </text:span><text:span text:style-name="T1">one</text:span><text:span text:style-name="T1"> </text:span><text:span text:style-name="T1">but</text:span><text:span text:style-name="T1"> </text:span><text:span text:style-name="T1">one</text:span><text:span text:style-name="T1"> </text:span><text:span text:style-name="T1">necessarily</text:span><text:span text:style-name="T1"> </text:span><text:span text:style-name="T1">emerging</text:span><text:span text:style-name="T1"> </text:span><text:span text:style-name="T1">amidst</text:span><text:span text:style-name="T1"> </text:span><text:span text:style-name="T1">agonism</text:span><text:span text:style-name="T1">. </text:span><text:span text:style-name="T1">The</text:span><text:span text:style-name="T1"> </text:span><text:span text:style-name="T1">organicist</text:span><text:span text:style-name="T1"> </text:span><text:span text:style-name="T1">and</text:span><text:span text:style-name="T1"> </text:span><text:span text:style-name="T1">securitizing</text:span><text:span text:style-name="T1"> </text:span><text:span text:style-name="T1">discourse</text:span><text:span text:style-name="T1"> </text:span><text:span text:style-name="T1">they</text:span><text:span text:style-name="T1"> </text:span><text:span text:style-name="T1">mobilize</text:span><text:span text:style-name="T1"> </text:span><text:span text:style-name="T1">in</text:span><text:span text:style-name="T1"> </text:span><text:span text:style-name="T1">framing</text:span><text:span text:style-name="T1"> </text:span><text:span text:style-name="T1">their</text:span><text:span text:style-name="T1"> </text:span><text:span text:style-name="T1">war</text:span><text:span text:style-name="T1"> </text:span><text:span text:style-name="T1">against</text:span><text:span text:style-name="T1"> </text:span><text:span text:style-name="T1">Scientology</text:span><text:span text:style-name="T1"> </text:span><text:span text:style-name="T1">and</text:span><text:span text:style-name="T1"> </text:span><text:span text:style-name="T1">other</text:span><text:span text:style-name="T1"> </text:span><text:span text:style-name="T1">internet</text:span><text:span text:style-name="T1"> </text:span><text:span text:style-name="T1">censors</text:span><text:span text:style-name="T1"> </text:span><text:span text:style-name="T1">justifies</text:span><text:span text:style-name="T1"> </text:span><text:span text:style-name="T1">their</text:span><text:span text:style-name="T1"> </text:span><text:span text:style-name="T1">antagonism</text:span><text:span text:style-name="T1"> </text:span><text:span text:style-name="T1">and</text:span><text:span text:style-name="T1"> </text:span><text:span text:style-name="T1">illegality</text:span><text:span text:style-name="T1"> </text:span><text:span text:style-name="T1">as</text:span><text:span text:style-name="T1"> </text:span><text:span text:style-name="T1">necessary</text:span><text:span text:style-name="T1"> </text:span><text:span text:style-name="T1">acts</text:span><text:span text:style-name="T1"> </text:span><text:span text:style-name="T1">in</text:span><text:span text:style-name="T1"> </text:span><text:span text:style-name="T1">bringing</text:span><text:span text:style-name="T1"> </text:span><text:span text:style-name="T1">into</text:span><text:span text:style-name="T1"> </text:span><text:span text:style-name="T1">fruition</text:span><text:span text:style-name="T1"> </text:span><text:span text:style-name="T1">this</text:span><text:span text:style-name="T1"> </text:span><text:span text:style-name="T1">new</text:span><text:span text:style-name="T1">, </text:span><text:span text:style-name="T1">natural</text:span><text:span text:style-name="T1"> </text:span><text:span text:style-name="T1">world</text:span><text:span text:style-name="T1">. <text:s/>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dc:creator/>
    <meta:editing-cycles>1</meta:editing-cycles>
    <meta:document-statistic meta:table-count="0" meta:image-count="0" meta:object-count="0" meta:page-count="6" meta:paragraph-count="14" meta:word-count="2649" meta:character-count="17477" meta:non-whitespace-character-count="14831"/>
  </office:meta>
</office:document-meta>
</file>